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15%"/>
    </style:style>
    <style:style style:name="P2" style:family="paragraph" style:parent-style-name="Standard">
      <style:paragraph-properties fo:line-height="115%"/>
      <style:text-properties style:text-underline-style="none"/>
    </style:style>
    <style:style style:name="P3" style:family="paragraph" style:parent-style-name="Standard">
      <style:paragraph-properties fo:line-height="115%"/>
      <style:text-properties style:text-underline-style="none" fo:font-weight="normal" style:font-weight-asian="normal" style:font-weight-complex="normal"/>
    </style:style>
    <style:style style:name="P4" style:family="paragraph" style:parent-style-name="Heading_20_1">
      <style:paragraph-properties fo:line-height="115%"/>
    </style:style>
    <style:style style:name="P5" style:family="paragraph" style:parent-style-name="Heading_20_2">
      <style:paragraph-properties fo:line-height="115%"/>
      <style:text-properties style:text-underline-style="none" fo:font-weight="bold" style:font-weight-asian="bold" style:font-weight-complex="bold"/>
    </style:style>
    <style:style style:name="P6" style:family="paragraph" style:parent-style-name="Heading_20_2">
      <style:paragraph-properties fo:line-height="115%"/>
      <style:text-properties style:text-underline-style="none"/>
    </style:style>
    <style:style style:name="P7" style:family="paragraph" style:parent-style-name="Heading_20_2">
      <style:paragraph-properties fo:line-height="115%"/>
    </style:style>
    <style:style style:name="T1" style:family="text">
      <style:text-properties fo:color="#000080"/>
    </style:style>
    <style:style style:name="T2" style:family="text">
      <style:text-properties fo:color="#000080" style:text-underline-style="none"/>
    </style:style>
    <style:style style:name="T3" style:family="text">
      <style:text-properties fo:color="#000080" style:text-underline-style="none"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text-underline-style="none"/>
    </style:style>
    <style:style style:name="T6" style:family="text">
      <style:text-properties style:text-underline-style="none" fo:font-weight="bold" style:font-weight-asian="bold" style:font-weight-complex="bold"/>
    </style:style>
    <style:style style:name="T7" style:family="text">
      <style:text-properties style:text-underline-style="none" fo:font-weight="normal" style:font-weight-asian="normal" style:font-weight-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1">ΑΠΟΚΑΛΥΨΙΣ ΙΩΑΝΟΥ</text:h>
      <text:p text:style-name="P1"/>
      <text:h text:style-name="P7" text:outline-level="2">1</text:h>
      <text:p text:style-name="P1"/>
      <text:p text:style-name="P1"><text:tab/><text:span text:style-name="T1">1</text:span> Ἀποκάλυψις Ἰησοῦ Χριστοῦ, ἣν ἔδωκεν αὐτῷ ὁ Θεός, δεῖξαι τοῖς δούλοις αὐτοῦ <text:span text:style-name="T4">ἃ δεῖ γενέσθαι</text:span> ἐν τάχει, καὶ ἐσήμανεν ἀποστείλας διὰ τοῦ ἀγγέλου αὐτοῦ, τῷ δούλῳ αὐτοῦ Ἰωάνῃ, <text:span text:style-name="T1">2</text:span> ὃς ἐμαρτύρησεν τὸν λόγον τοῦ Θεοῦ καὶ τὴν μαρτυρίαν Ἰησοῦ Χριστοῦ, ὅσα εἶδεν. <text:span text:style-name="T1">3</text:span> Μακάριος ὁ ἀναγινώσκων καὶ οἱ ἀκούοντες τοὺς λόγους τῆς προφητείας καὶ τηροῦντες τὰ ἐν αὐτῇ γεγραμμένα· ὁ γὰρ καιρὸς ἐγγύς.</text:p>
      <text:p text:style-name="P1"/>
      <text:p text:style-name="P1"><text:tab/><text:span text:style-name="T1">4</text:span> Ἰωάνης ταῖς ἑπτὰ ἐκκλησίαις ταῖς ἐν τῇ Ἀσίᾳ· χάρις ὑμῖν καὶ εἰρήνη ἀπὸ ὁ ὢν καὶ ὁ ἦν καὶ ὁ ἐρχόμενος, καὶ ἀπὸ τῶν ἑπτὰ Πνευμάτων ἃ ἐνώπιον τοῦ θρόνου αὐτοῦ, <text:span text:style-name="T1">5</text:span> καὶ ἀπὸ Ἰησοῦ Χριστοῦ, <text:span text:style-name="T4">ὁ μάρτυς ὁ πιστό</text:span>ς, ὁ <text:span text:style-name="T4">πρωτότοκος</text:span> τῶν νεκρῶν καὶ ὁ <text:span text:style-name="T4">ἄρχων τῶν βασιλέων τῆς γῆς</text:span>. Τῷ ἀγαπῶντι ἡμᾶς καὶ <text:span text:style-name="T4">λύσαντι</text:span> ἡμᾶς ἐκ τῶν ἁμαρτιῶν ἡμῶν ἐν τῷ αἵματι αὐτοῦ, <text:span text:style-name="T1">6</text:span> καὶ ἐποίησεν ἡμᾶς <text:span text:style-name="T4">βασιλείαν, ἱερεῖς τῷ Θεῷ</text:span> καὶ Πατρὶ αὐτοῦ, αὐτῷ ἡ δόξα καὶ τὸ κράτος εἰς τοὺς αἰῶνας τῶν αἰώνων· ἀμήν. <text:span text:style-name="T1">7</text:span> <text:span text:style-name="T4">Ἰδοὺ ἔρχεται μετὰ τῶν νεφελῶν</text:span>, καὶ <text:span text:style-name="T4">ὄψεται</text:span> αὐτὸν πᾶς ὀφθαλμὸς καὶ οἵτινες αὐτὸν <text:span text:style-name="T4">ἐξεκέντησαν, καὶ κόψονται ἐπ’ αὐτὸν πᾶσαι αἱ φυλαὶ τῆς γῆς</text:span>. ναί, ἀμήν.</text:p>
      <text:p text:style-name="P1"><text:tab/><text:span text:style-name="T1">8</text:span> <text:span text:style-name="T4">Ἐγώ εἰμι</text:span> τὸ Ἄλφα καὶ τὸ Ὦ, λέγει <text:span text:style-name="T4">Κύριος ὁ Θεός</text:span>, ὁ ὢν καὶ ὁ ἦν καὶ ὁ ἐρχόμενος, <text:span text:style-name="T4">ὁ Παντοκράτωρ</text:span>.</text:p>
      <text:p text:style-name="P1"><text:tab/><text:span text:style-name="T1">9</text:span> Ἐγὼ Ἰωάνης, ὁ ἀδελφὸς ὑμῶν καὶ συνκοινωνὸς ἐν τῇ θλίψει καὶ βασιλείᾳ καὶ ὑπομονῇ ἐν Ἰησοῦ, ἐγενόμην ἐν τῇ νήσῳ τῇ καλουμένῃ Πάτμῳ διὰ τὸν λόγον τοῦ Θεοῦ καὶ τὴν <text:soft-page-break/>μαρτυρίαν Ἰησοῦ. <text:span text:style-name="T1">10</text:span> ἐγενόμην ἐν Πνεύματι ἐν τῇ κυριακῇ ἡμέρᾳ, καὶ ἤκουσα ὀπίσω μου φωνὴν μεγάλην ὡς σάλπιγγος <text:span text:style-name="T1">11</text:span> λεγούσης Ὃ βλέπεις γράψον εἰς βιβλίον καὶ πέμψον ταῖς ἑπτὰ ἐκκλησίαις, εἰς Ἔφεσον καὶ εἰς Σμύρναν καὶ εἰς Πέργαμον καὶ εἰς Θυάτειρα καὶ εἰς Σάρδεις καὶ εἰς Φιλαδελφίαν καὶ εἰς Λαοδικίαν. <text:span text:style-name="T1">12</text:span> Καὶ ἐπέστρεψα βλέπειν τὴν φωνὴν ἥτις ἐλάλει μετ’ ἐμοῦ· καὶ ἐπιστρέψας εἶδον ἑπτὰ λυχνίας χρυσᾶς, <text:span text:style-name="T1">13</text:span> καὶ ἐν μέσῳ τῶν λυχνιῶν <text:span text:style-name="T4">ὅμοιον υἱὸν ἀνθρώπου, ἐνδεδυμένον ποδήρη</text:span> καὶ <text:span text:style-name="T4">περιεζωσμένον</text:span> πρὸς τοῖς μαστοῖς ζώνην <text:span text:style-name="T4">χρυσᾶν</text:span>· <text:span text:style-name="T1">14</text:span> ἡ δὲ <text:span text:style-name="T4">κεφαλὴ αὐτοῦ</text:span> καὶ <text:span text:style-name="T4">αἱ τρίχες λευκαὶ ὡς ἔριον</text:span> λευκόν <text:span text:style-name="T4">ὡς χιών, καὶ οἱ ὀφθαλμοὶ</text:span> αὐτοῦ ὡς φλὸξ <text:span text:style-name="T4">πυρός,</text:span> <text:span text:style-name="T1">15</text:span> <text:span text:style-name="T4">καὶ οἱ πόδες αὐτοῦ ὅμοιοι χαλκολιβάνῳ</text:span> ὡς ἐν καμίνῳ πεπυρωμένης, <text:span text:style-name="T4">καὶ ἡ φωνὴ αὐτοῦ ὡς φωνὴ ὑδάτων πολλῶν</text:span>, <text:span text:style-name="T1">16</text:span> καὶ ἔχων ἐν τῇ δεξιᾷ χειρὶ αὐτοῦ ἀστέρας ἑπτά, καὶ ἐκ τοῦ στόματος αὐτοῦ ῥομφαία δίστομος ὀξεῖα ἐκπορευομένη, καὶ ἡ ὄψις αὐτοῦ ὡς <text:span text:style-name="T4">ὁ ἥλιος</text:span> φαίνει ἐν τῇ <text:span text:style-name="T4">δυνάμει αὐτοῦ</text:span>. <text:span text:style-name="T1">17</text:span> Καὶ ὅτε εἶδον αὐτόν, ἔπεσα πρὸς τοὺς πόδας αὐτοῦ ὡς νεκρός· καὶ ἔθηκεν τὴν δεξιὰν αὐτοῦ ἐπ’ ἐμὲ λέγων </text:p>
      <text:p text:style-name="P1"><text:tab/><text:span text:style-name="T4">Μὴ φοβοῦ· ἐγώ εἰμι ὁ πρῶτος καὶ ὁ ἔσχατος</text:span> <text:span text:style-name="T1">18</text:span> καὶ ὁ <text:span text:style-name="T4">Ζῶν</text:span>, καὶ ἐγενόμην νεκρὸς καὶ ἰδοὺ ζῶν εἰμι εἰς τοὺς αἰῶνας τῶν αἰώνων, καὶ ἔχω τὰς κλεῖς τοῦ θανάτου καὶ τοῦ Ἅιδου. <text:span text:style-name="T1">19</text:span> γράψον οὖν ἃ εἶδες καὶ ἃ εἰσὶν καὶ <text:span text:style-name="T4">ἃ μέλλει γενέσθαι μετὰ ταῦτα</text:span>. <text:span text:style-name="T1">20</text:span> τὸ <text:span text:style-name="T4">μυστήριον</text:span> τῶν ἑπτὰ ἀστέρων οὓς εἶδες ἐπὶ τῆς δεξιᾶς μου, καὶ τὰς ἑπτὰ λυχνίας τὰς χρυσᾶς· οἱ ἑπτὰ ἀστέρες ἄγγελοι τῶν ἑπτὰ ἐκκλησιῶν εἰσίν, καὶ αἱ λυχνίαι αἱ ἑπτὰ ἑπτὰ ἐκκλησίαι εἰσίν.</text:p>
      <text:p text:style-name="P1"/>
      <text:h text:style-name="P7" text:outline-level="2">2</text:h>
      <text:p text:style-name="P1"/>
      <text:p text:style-name="P1"><text:soft-page-break/><text:tab/><text:span text:style-name="T1">1</text:span> Τῷ ἀγγέλῳ τῆς ἐν Ἐφέσῳ ἐκκλησίας γράψον </text:p>
      <text:p text:style-name="P1"><text:tab/>Τάδε λέγει ὁ κρατῶν τοὺς ἑπτὰ ἀστέρας ἐν τῇ δεξιᾷ αὐτοῦ, ὁ περιπατῶν ἐν μέσῳ τῶν ἑπτὰ λυχνιῶν τῶν χρυσῶν <text:span text:style-name="T1">2</text:span> Οἶδα τὰ ἔργα σου καὶ τὸν κόπον καὶ τὴν ὑπομονήν σου, καὶ ὅτι οὐ δύνῃ βαστάσαι κακούς, καὶ ἐπείρασας τοὺς λέγοντας ἑαυτοὺς ἀποστόλους καὶ οὐκ εἰσίν, καὶ εὗρες αὐτοὺς ψευδεῖς· <text:span text:style-name="T1">3</text:span> καὶ ὑπομονὴν ἔχεις, καὶ ἐβάστασας διὰ τὸ ὄνομά μου, καὶ οὐ κεκοπίακες. <text:span text:style-name="T1">4</text:span> ἀλλὰ ἔχω κατὰ σοῦ ὅτι τὴν ἀγάπην σου τὴν πρώτην ἀφῆκες. <text:span text:style-name="T1">5</text:span> μνημόνευε οὖν πόθεν πέπτωκες, καὶ μετανόησον καὶ τὰ πρῶτα ἔργα ποίησον· εἰ δὲ μή, ἔρχομαί σοι καὶ κινήσω τὴν λυχνίαν σου ἐκ τοῦ τόπου αὐτῆς, ἐὰν μὴ μετανοήσῃς. <text:span text:style-name="T1">6</text:span> ἀλλὰ τοῦτο ἔχεις, ὅτι μισεῖς τὰ ἔργα τῶν Νικολαϊτῶν, ἃ κἀγὼ μισῶ. <text:span text:style-name="T1">7</text:span> Ὁ ἔχων οὖς ἀκουσάτω τί τὸ Πνεῦμα λέγει ταῖς ἐκκλησίαις. Τῷ νικῶντι δώσω αὐτῷ <text:span text:style-name="T4">φαγεῖν ἐκ τοῦ ξύλου τῆς ζωῆς</text:span>, ὅ ἐστιν ἐν τῷ <text:span text:style-name="T4">Παραδείσῳ τοῦ Θεοῦ</text:span>.</text:p>
      <text:p text:style-name="P1"><text:tab/><text:span text:style-name="T1">8</text:span> Καὶ τῷ ἀγγέλῳ τῆς ἐν Σμύρνῃ ἐκκλησίας γράψον </text:p>
      <text:p text:style-name="P1"><text:tab/>Τάδε λέγει <text:span text:style-name="T4">ὁ πρῶτος καὶ ὁ ἔσχατος</text:span>, ὃς ἐγένετο νεκρὸς καὶ ἔζησεν <text:span text:style-name="T1">9</text:span> Οἶδά σου τὴν θλῖψιν καὶ τὴν πτωχείαν, ἀλλὰ πλούσιος εἶ, καὶ τὴν βλασφημίαν ἐκ τῶν λεγόντων Ἰουδαίους εἶναι ἑαυτούς, καὶ οὐκ εἰσίν ἀλλὰ συναγωγὴ τοῦ Σατανᾶ. <text:span text:style-name="T1">10</text:span> μὴ φοβοῦ ἃ μέλλεις πάσχειν. ἰδοὺ μέλλει βάλλειν ὁ διάβολος ἐξ ὑμῶν εἰς φυλακὴν ἵνα <text:span text:style-name="T4">πειρασθῆτε</text:span>, καὶ <text:span text:style-name="T4">ἕξετε</text:span> θλῖψιν <text:span text:style-name="T4">ἡμερῶν δέκα</text:span>. γίνου πιστὸς ἄχρι θανάτου, καὶ δώσω σοι τὸν στέφανον τῆς ζωῆς. <text:span text:style-name="T1">11</text:span> Ὁ ἔχων οὖς ἀκουσάτω τί τὸ Πνεῦμα λέγει ταῖς ἐκκλησίαις. Ὁ νικῶν οὐ μὴ ἀδικηθῇ ἐκ τοῦ θανάτου τοῦ δευτέρου.</text:p>
      <text:p text:style-name="P1"><text:span text:style-name="T1"><text:tab/>12</text:span> Καὶ τῷ ἀγγέλῳ τῆς ἐν Περγάμῳ ἐκκλησίας γράψον </text:p>
      <text:p text:style-name="P1"><text:tab/>Τάδε λέγει ὁ ἔχων τὴν ῥομφαίαν τὴν δίστομον τὴν ὀξεῖαν <text:span text:style-name="T1">13</text:span> Οἶδα ποῦ κατοικεῖς· ὅπου ὁ θρόνος τοῦ Σατανᾶ· καὶ κρατεῖς τὸ ὄνομά μου, καὶ οὐκ ἠρνήσω τὴν πίστιν μου καὶ ἐν ταῖς ἡμέραις Ἀντιπᾶς ὁ μάρτυς μου ὁ πιστός μου, ὃς <text:soft-page-break/>ἀπεκτάνθη παρ’ ὑμῖν, ὅπου ὁ Σατανᾶς κατοικεῖ. <text:span text:style-name="T1">14</text:span> ἀλλ’ ἔχω κατὰ σοῦ ὀλίγα, ὅτι ἔχεις ἐκεῖ κρατοῦντας τὴν διδαχὴν <text:span text:style-name="T4">Βαλαάμ</text:span>, ὃς ἐδίδασκεν τῷ Βαλὰκ βαλεῖν σκάνδαλον ἐνώπιον <text:span text:style-name="T4">τῶν υἱῶν Ἰσραήλ, φαγεῖν εἰδωλόθυτα καὶ πορνεῦσαι</text:span>. <text:span text:style-name="T1">15</text:span> οὕτως ἔχεις καὶ σὺ κρατοῦντας τὴν διδαχὴν τῶν Νικολαϊτῶν ὁμοίως. <text:span text:style-name="T1">16</text:span> μετανόησον οὖν· εἰ δὲ μή, ἔρχομαί σοι ταχύ καὶ πολεμήσω μετ’ αὐτῶν ἐν τῇ ῥομφαίᾳ τοῦ στόματός μου. <text:span text:style-name="T1">17</text:span> Ὁ ἔχων οὖς ἀκουσάτω τί τὸ Πνεῦμα λέγει ταῖς ἐκκλησίαις. Τῷ νικῶντι <text:span text:style-name="T4">δώσω</text:span> αὐτῷ <text:span text:style-name="T4">τοῦ μάννα</text:span> τοῦ κεκρυμμένου, καὶ δώσω αὐτῷ ψῆφον λευκήν, καὶ ἐπὶ τὴν ψῆφον <text:span text:style-name="T4">ὄνομα καινὸν</text:span> γεγραμμένον, ὃ οὐδεὶς οἶδεν εἰ μὴ ὁ λαμβάνων.</text:p>
      <text:p text:style-name="P1"><text:span text:style-name="T1"><text:tab/>18</text:span> Καὶ τῷ ἀγγέλῳ τῆς ἐν Θυατείροις ἐκκλησίας γράψον </text:p>
      <text:p text:style-name="P1"><text:tab/>Τάδε λέγει ὁ Υἱὸς τοῦ Θεοῦ, ὁ ἔχων <text:span text:style-name="T4">τοὺς ὀφθαλμοὺς αὐτοῦ ὡς φλόγα πυρός, καὶ οἱ πόδες αὐτοῦ ὅμοιοι χαλκολιβάνῳ</text:span> <text:span text:style-name="T1">19</text:span> Οἶδά σου τὰ ἔργα καὶ τὴν ἀγάπην καὶ τὴν πίστιν καὶ τὴν διακονίαν καὶ τὴν ὑπομονήν σου, καὶ τὰ ἔργα σου τὰ ἔσχατα πλείονα τῶν πρώτων. <text:span text:style-name="T1">20</text:span> ἀλλὰ ἔχω κατὰ σοῦ ὅτι ἀφεῖς τὴν γυναῖκα Ἰεζάβελ, ἡ λέγουσα ἑαυτὴν προφῆτιν, καὶ διδάσκει καὶ πλανᾷ τοὺς ἐμοὺς δούλους <text:span text:style-name="T4">πορνεῦσαι καὶ φαγεῖν εἰδωλόθυτα</text:span>· <text:span text:style-name="T1">21</text:span> καὶ ἔδωκα αὐτῇ χρόνον ἵνα μετανοήσῃ, καὶ οὐ θέλει μετανοῆσαι ἐκ τῆς πορνείας αὐτῆς. <text:span text:style-name="T1">22</text:span> ἰδοὺ βάλλω αὐτὴν εἰς κλίνην, καὶ τοὺς μοιχεύοντας μετ’ αὐτῆς εἰς θλῖψιν μεγάλην, ἐὰν μὴ μετανοήσουσιν ἐκ τῶν ἔργων αὐτῆς· <text:span text:style-name="T1">23</text:span> καὶ τὰ τέκνα αὐτῆς ἀποκτενῶ ἐν θανάτῳ· καὶ γνώσονται πᾶσαι αἱ ἐκκλησίαι ὅτι ἐγώ εἰμι ὁ ἐραυνῶν νεφροὺς καὶ καρδίας, καὶ δώσω ὑμῖν ἑκάστῳ κατὰ τὰ ἔργα ὑμῶν. <text:span text:style-name="T1">24</text:span> ὑμῖν δὲ λέγω τοῖς λοιποῖς τοῖς ἐν Θυατείροις, ὅσοι οὐκ ἔχουσιν τὴν διδαχὴν ταύτην, οἵτινες οὐκ ἔγνωσαν τὰ βαθέα τοῦ Σατανᾶ, ὡς λέγουσιν, οὐ βάλλω ἐφ’ ὑμᾶς ἄλλο βάρος· <text:span text:style-name="T1">25</text:span> πλὴν ὃ ἔχετε κρατήσατε ἄχρι οὗ ἂν ἥξω. <text:span text:style-name="T1">26</text:span> Καὶ ὁ νικῶν καὶ ὁ τηρῶν ἄχρι τέλους τὰ ἔργα μου, <text:span text:style-name="T4">δώσω αὐτῷ </text:span><text:soft-page-break/><text:span text:style-name="T4">ἐξουσίαν ἐπὶ τῶν ἐθνῶν</text:span>, <text:span text:style-name="T1">27</text:span> καὶ ποιμανεῖ αὐτοὺς ἐν ῥάβδῳ σιδηρᾷ, ὡς τὰ σκεύη τὰ κεραμικὰ συντρίβεται, <text:span text:style-name="T1">28</text:span> ὡς κἀγὼ εἴληφα παρὰ τοῦ Πατρός μου, καὶ δώσω αὐτῷ τὸν ἀστέρα τὸν πρωϊνόν. <text:span text:style-name="T1">29</text:span> Ὁ ἔχων οὖς ἀκουσάτω τί τὸ Πνεῦμα λέγει ταῖς ἐκκλησίαις.</text:p>
      <text:p text:style-name="P1"/>
      <text:h text:style-name="P7" text:outline-level="2">3</text:h>
      <text:p text:style-name="P1"/>
      <text:p text:style-name="P1"><text:tab/><text:span text:style-name="T1">1</text:span> Καὶ τῷ ἀγγέλῳ τῆς ἐν Σάρδεσιν ἐκκλησίας γράψον </text:p>
      <text:p text:style-name="P1"><text:tab/>Τάδε λέγει ὁ ἔχων τὰ ἑπτὰ Πνεύματα τοῦ Θεοῦ καὶ τοὺς ἑπτὰ ἀστέρας Οἶδά σου τὰ ἔργα, ὅτι ὄνομα ἔχεις ὅτι ζῇς, καὶ νεκρὸς εἶ. <text:span text:style-name="T1">2</text:span> γίνου γρηγορῶν, καὶ στήρισον τὰ λοιπὰ ἃ ἔμελλον ἀποθανεῖν· οὐ γὰρ εὕρηκά σου ἔργα πεπληρωμένα ἐνώπιον τοῦ Θεοῦ μου· <text:span text:style-name="T1">3</text:span> μνημόνευε οὖν πῶς εἴληφας καὶ ἤκουσας, καὶ τήρει καὶ μετανόησον. ἐὰν οὖν μὴ γρηγορήσῃς, ἥξω ὡς κλέπτης, καὶ οὐ μὴ γνῷς ποίαν ὥραν ἥξω ἐπὶ σέ. <text:span text:style-name="T1">4</text:span> ἀλλὰ ἔχεις ὀλίγα ὀνόματα ἐν Σάρδεσιν ἃ οὐκ ἐμόλυναν τὰ ἱμάτια αὐτῶν, καὶ περιπατήσουσιν μετ’ ἐμοῦ ἐν λευκοῖς, ὅτι ἄξιοί εἰσιν. <text:span text:style-name="T1">5</text:span> Ὁ νικῶν οὕτως περιβαλεῖται ἐν ἱματίοις λευκοῖς, καὶ οὐ μὴ <text:span text:style-name="T4">ἐξαλείψω</text:span> τὸ ὄνομα αὐτοῦ <text:span text:style-name="T4">ἐκ τῆς βίβλου τῆς ζωῆς</text:span>, καὶ ὁμολογήσω τὸ ὄνομα αὐτοῦ ἐνώπιον τοῦ Πατρός μου καὶ ἐνώπιον τῶν ἀγγέλων αὐτοῦ. <text:span text:style-name="T1">6</text:span> Ὁ ἔχων οὖς ἀκουσάτω τί τὸ Πνεῦμα λέγει ταῖς ἐκκλησίαις.</text:p>
      <text:p text:style-name="P1"><text:span text:style-name="T1"><text:tab/>7</text:span> Καὶ τῷ ἀγγέλῳ τῆς ἐν Φιλαδελφίᾳ ἐκκλησίας γράψον </text:p>
      <text:p text:style-name="P1"><text:tab/>Τάδε λέγει ὁ ἅγιος, ὁ ἀληθινός, ὁ ἔχων <text:span text:style-name="T4">τὴν κλεῖν Δαυείδ, ὁ ἀνοίγων καὶ οὐδεὶς κλείσει, καὶ κλείων καὶ οὐδεὶς ἀνοίγει</text:span> <text:span text:style-name="T1">8</text:span> Οἶδά σου τὰ ἔργα· ἰδοὺ δέδωκα ἐνώπιόν σου θύραν ἠνεῳγμένην, ἣν οὐδεὶς δύναται κλεῖσαι αὐτήν· ὅτι μικρὰν ἔχεις δύναμιν, καὶ ἐτήρησάς μου τὸν λόγον καὶ οὐκ ἠρνήσω τὸ <text:soft-page-break/>ὄνομά μου. <text:span text:style-name="T1">9</text:span> ἰδοὺ διδῶ ἐκ τῆς συναγωγῆς τοῦ Σατανᾶ, τῶν λεγόντων ἑαυτοὺς Ἰουδαίους εἶναι, καὶ οὐκ εἰσὶν ἀλλὰ ψεύδονται· ἰδοὺ ποιήσω αὐτοὺς ἵνα <text:span text:style-name="T4">ἥξουσιν καὶ προσκυνήσουσιν ἐνώπιον τῶν ποδῶν σου</text:span>, καὶ γνῶσιν ὅτι <text:span text:style-name="T4">ἐγὼ ἠγάπησά σε</text:span>. <text:span text:style-name="T1">10</text:span> ὅτι ἐτήρησας τὸν λόγον τῆς ὑπομονῆς μου, κἀγώ σε τηρήσω ἐκ τῆς ὥρας τοῦ πειρασμοῦ τῆς μελλούσης ἔρχεσθαι ἐπὶ τῆς οἰκουμένης ὅλης, πειράσαι τοὺς κατοικοῦντας ἐπὶ τῆς γῆς. <text:span text:style-name="T1">11</text:span> ἔρχομαι ταχύ· κράτει ὃ ἔχεις, ἵνα μηδεὶς λάβῃ τὸν στέφανόν σου. <text:span text:style-name="T1">12</text:span> Ὁ νικῶν, ποιήσω αὐτὸν στῦλον ἐν τῷ ναῷ τοῦ Θεοῦ μου, καὶ ἔξω οὐ μὴ ἐξέλθῃ ἔτι, καὶ γράψω ἐπ’ αὐτὸν τὸ ὄνομα τοῦ Θεοῦ μου καὶ <text:span text:style-name="T4">τὸ ὄνομα τῆς πόλεως</text:span> τοῦ Θεοῦ μου, τῆς καινῆς Ἱερουσαλὴμ ἡ καταβαίνουσα ἐκ τοῦ οὐρανοῦ ἀπὸ τοῦ Θεοῦ μου, καὶ <text:span text:style-name="T4">τὸ ὄνομά</text:span> μου <text:span text:style-name="T4">τὸ καινόν</text:span>. <text:span text:style-name="T1">13</text:span> Ὁ ἔχων οὖς ἀκουσάτω τί τὸ Πνεῦμα λέγει ταῖς ἐκκλησίαις.</text:p>
      <text:p text:style-name="P1"><text:tab/><text:span text:style-name="T1">14</text:span> Καὶ τῷ ἀγγέλῳ τῆς ἐν Λαοδικίᾳ ἐκκλησίας γράψον </text:p>
      <text:p text:style-name="P1"><text:tab/>Τάδε λέγει ὁ Ἀμήν, <text:span text:style-name="T4">ὁ μάρτυς ὁ πιστὸς</text:span> καὶ ἀληθινός, <text:span text:style-name="T4">ἡ ἀρχὴ τῆς κτίσεως</text:span> τοῦ Θεοῦ <text:span text:style-name="T1">15</text:span> Οἶδά σου τὰ ἔργα, ὅτι οὔτε ψυχρὸς εἶ οὔτε ζεστός. ὄφελον ψυχρὸς ἦς ἢ ζεστός. <text:span text:style-name="T1">16</text:span> οὕτως, ὅτι χλιαρὸς εἶ, καὶ οὔτε ζεστὸς οὔτε ψυχρός, μέλλω σε ἐμέσαι ἐκ τοῦ στόματός μου. <text:span text:style-name="T1">17</text:span> ὅτι λέγεις ὅτι Πλούσιός εἰμι καὶ <text:span text:style-name="T4">πεπλούτηκα</text:span> καὶ οὐδὲν χρείαν ἔχω, καὶ οὐκ οἶδας ὅτι σὺ εἶ ὁ ταλαίπωρος καὶ ἐλεεινὸς καὶ πτωχὸς καὶ τυφλὸς καὶ γυμνός, <text:span text:style-name="T1">18</text:span> συμβουλεύω σοι ἀγοράσαι παρ’ ἐμοῦ χρυσίον πεπυρωμένον ἐκ πυρὸς ἵνα πλουτήσῃς, καὶ ἱμάτια λευκὰ ἵνα περιβάλῃ καὶ μὴ φανερωθῇ ἡ αἰσχύνη τῆς γυμνότητός σου, καὶ κολλούριον ἐγχρῖσαι τοὺς ὀφθαλμούς σου ἵνα βλέπῃς. <text:span text:style-name="T1">19</text:span> ἐγὼ <text:span text:style-name="T4">ὅσους ἐὰν φιλῶ ἐλέγχω</text:span> καὶ παιδεύω· ζήλευε οὖν καὶ μετανόησον. <text:span text:style-name="T1">20</text:span> Ἰδοὺ ἕστηκα ἐπὶ τὴν θύραν καὶ κρούω· ἐάν τις ἀκούσῃ τῆς φωνῆς μου καὶ ἀνοίξῃ τὴν θύραν, εἰσελεύσομαι πρὸς αὐτὸν καὶ δειπνήσω μετ’ αὐτοῦ καὶ αὐτὸς μετ’ ἐμοῦ. <text:span text:style-name="T1">21</text:span> Ὁ νικῶν <text:soft-page-break/>δώσω αὐτῷ καθίσαι μετ’ ἐμοῦ ἐν τῷ θρόνῳ μου, ὡς κἀγὼ ἐνίκησα καὶ ἐκάθισα μετὰ τοῦ Πατρός μου ἐν τῷ θρόνῳ αὐτοῦ. <text:span text:style-name="T1">22</text:span> Ὁ ἔχων οὖς ἀκουσάτω τί τὸ Πνεῦμα λέγει ταῖς ἐκκλησίαις.</text:p>
      <text:p text:style-name="P1"/>
      <text:h text:style-name="P7" text:outline-level="2">4</text:h>
      <text:p text:style-name="P1"/>
      <text:p text:style-name="P1"><text:tab/><text:span text:style-name="T1">1</text:span> Μετὰ ταῦτα εἶδον, καὶ ἰδοὺ θύρα ἠνεῳγμένη ἐν τῷ οὐρανῷ, καὶ ἡ φωνὴ ἡ πρώτη ἣν ἤκουσα ὡς <text:span text:style-name="T4">σάλπιγγος</text:span> λαλούσης μετ’ ἐμοῦ, λέγων <text:span text:style-name="T4">Ἀνάβα</text:span> ὧδε, καὶ δείξω σοι ἃ <text:span text:style-name="T4">δεῖ γενέσθαι</text:span> μετὰ ταῦτα. <text:span text:style-name="T1">2</text:span> εὐθέως ἐγενόμην ἐν Πνεύματι· καὶ ἰδοὺ θρόνος ἔκειτο ἐν τῷ οὐρανῷ, καὶ ἐπὶ <text:span text:style-name="T4">τὸν θρόνον καθήμενος</text:span>, <text:span text:style-name="T1">3</text:span> καὶ ὁ καθήμενος ὅμοιος ὁράσει λίθῳ ἰάσπιδι καὶ σαρδίῳ, καὶ <text:span text:style-name="T4">ἶρις κυκλόθεν τοῦ θρόνου</text:span> ὅμοιος ὁράσει σμαραγδίνῳ. <text:span text:style-name="T1">4</text:span> καὶ κυκλόθεν τοῦ θρόνου θρόνους εἴκοσι τέσσαρας, καὶ ἐπὶ τοὺς θρόνους εἴκοσι τέσσαρας πρεσβυτέρους καθημένους περιβεβλημένους ἐν ἱματίοις λευκοῖς, καὶ ἐπὶ τὰς κεφαλὰς αὐτῶν στεφάνους χρυσοῦς. <text:span text:style-name="T1">5</text:span> καὶ ἐκ τοῦ θρόνου ἐκπορεύονται ἀστραπαὶ καὶ φωναὶ καὶ βρονταί· καὶ ἑπτὰ λαμπάδες πυρὸς καιόμεναι ἐνώπιον τοῦ θρόνου, ἅ εἰσιν τὰ ἑπτὰ Πνεύματα τοῦ Θεοῦ· <text:span text:style-name="T1">6</text:span> καὶ ἐνώπιον τοῦ θρόνου ὡς θάλασσα ὑαλίνη <text:span text:style-name="T4">ὁμοία κρυστάλλῳ· καὶ ἐν μέσῳ τοῦ θρόνου</text:span> καὶ <text:span text:style-name="T4">κύκλῳ τοῦ θρόνου τέσσερα ζῷα γέμοντα ὀφθαλμῶν</text:span> ἔμπροσθεν καὶ ὄπισθεν. <text:span text:style-name="T1">7</text:span> καὶ τὸ ζῷον τὸ <text:span text:style-name="T4">πρῶτον</text:span> ὅμοιον <text:span text:style-name="T4">λέοντι, καὶ τὸ δεύτερον</text:span> ζῷον ὅμοιον <text:span text:style-name="T4">μόσχῳ, καὶ τὸ τρίτον</text:span> ζῷον ἔχων <text:span text:style-name="T4">τὸ πρόσωπον ὡς ἀνθρώπου, καὶ τὸ τέταρτον</text:span> ζῷον ὅμοιον <text:span text:style-name="T4">ἀετῷ</text:span> πετομένῳ. <text:span text:style-name="T1">8</text:span> καὶ τὰ τέσσερα ζῷα, <text:span text:style-name="T4">ἓν καθ’ ἓν</text:span> αὐτῶν ἔχων <text:span text:style-name="T4">ἀνὰ πτέρυγας ἕξ, κυκλόθεν</text:span> καὶ ἔσωθεν <text:span text:style-name="T4">γέμουσιν ὀφθαλμῶν</text:span>· καὶ ἀνάπαυσιν οὐκ ἔχουσιν ἡμέρας καὶ νυκτὸς λέγοντες </text:p>
      <text:p text:style-name="P1"><text:soft-page-break/><text:tab/><text:span text:style-name="T4">Ἅγιος ἅγιος ἅγιος Κύριος ὁ Θεός ὁ Παντοκράτωρ</text:span>, ὁ ἦν καὶ ὁ ὢν καὶ ὁ ἐρχόμενος.</text:p>
      <text:p text:style-name="P1"><text:span text:style-name="T1">9</text:span> Καὶ ὅταν δώσουσιν τὰ ζῷα δόξαν καὶ τιμὴν καὶ εὐχαριστίαν τῷ <text:span text:style-name="T4">καθημένῳ ἐπὶ τῷ θρόνῳ τῷ ζῶντι εἰς τοὺς αἰῶνας</text:span> τῶν αἰώνων, <text:span text:style-name="T1">10</text:span> πεσοῦνται οἱ εἴκοσι τέσσαρες πρεσβύτεροι ἐνώπιον τοῦ <text:span text:style-name="T4">καθημένου ἐπὶ τοῦ θρόνου</text:span>, καὶ προσκυνήσουσιν <text:span text:style-name="T4">τῷ ζῶντι εἰς τοὺς αἰῶνας</text:span> τῶν αἰώνων, καὶ βαλοῦσιν τοὺς στεφάνους αὐτῶν ἐνώπιον τοῦ θρόνου, λέγοντες</text:p>
      <text:p text:style-name="P1"><text:tab/><text:span text:style-name="T1">11</text:span> Ἄξιος εἶ, ὁ Κύριος καὶ ὁ Θεὸς ἡμῶν, λαβεῖν τὴν δόξαν καὶ τὴν τιμὴν καὶ τὴν δύναμιν, <text:tab/>ὅτι σὺ ἔκτισας τὰ πάντα, καὶ διὰ τὸ θέλημά σου ἦσαν καὶ ἐκτίσθησαν.</text:p>
      <text:p text:style-name="P1"/>
      <text:h text:style-name="P7" text:outline-level="2">5</text:h>
      <text:p text:style-name="P1"/>
      <text:p text:style-name="P1"><text:tab/><text:span text:style-name="T1">1</text:span> Καὶ εἶδον ἐπὶ τὴν δεξιὰν τοῦ <text:span text:style-name="T4">καθημένου ἐπὶ τοῦ θρόνου βιβλίον γεγραμμένον ἔσωθεν καὶ ὄπισθεν, κατεσφραγισμένον</text:span> σφραγῖσιν ἑπτά. <text:span text:style-name="T1">2</text:span> καὶ εἶδον ἄγγελον ἰσχυρὸν κηρύσσοντα ἐν φωνῇ μεγάλῃ Τίς ἄξιος ἀνοῖξαι τὸ βιβλίον καὶ λῦσαι τὰς σφραγῖδας αὐτοῦ; <text:span text:style-name="T1">3</text:span> καὶ οὐδεὶς ἐδύνατο ἐν τῷ οὐρανῷ οὐδὲ ἐπὶ τῆς γῆς οὐδὲ ὑποκάτω τῆς γῆς ἀνοῖξαι τὸ βιβλίον οὔτε βλέπειν αὐτό. <text:span text:style-name="T1">4</text:span> καὶ ἔκλαιον πολὺ, ὅτι οὐδεὶς ἄξιος εὑρέθη ἀνοῖξαι τὸ βιβλίον οὔτε βλέπειν αὐτό. <text:span text:style-name="T1">5</text:span> καὶ εἷς ἐκ τῶν πρεσβυτέρων λέγει μοι Μὴ κλαῖε· ἰδοὺ ἐνίκησεν ὁ Λέων ὁ ἐκ τῆς φυλῆς Ἰούδα, ἡ Ῥίζα Δαυείδ, ἀνοῖξαι τὸ βιβλίον καὶ τὰς ἑπτὰ σφραγῖδας αὐτοῦ. <text:span text:style-name="T1">6</text:span> Καὶ εἶδον ἐν μέσῳ τοῦ θρόνου καὶ τῶν τεσσάρων ζῴων καὶ ἐν μέσῳ τῶν πρεσβυτέρων <text:span text:style-name="T4">Ἀρνίον</text:span> ἑστηκὸς ὡς <text:span text:style-name="T4">ἐσφαγμένον</text:span>, ἔχων κέρατα ἑπτὰ καὶ <text:span text:style-name="T4">ὀφθαλμοὺς ἑπτά</text:span>, οἵ εἰσιν τὰ ἑπτὰ Πνεύματα τοῦ Θεοῦ ἀπεσταλμένοι <text:span text:style-name="T4">εἰς πᾶσαν τὴν γῆν</text:span>. <text:span text:style-name="T1">7</text:span> καὶ ἦλθεν καὶ εἴληφεν ἐκ <text:soft-page-break/>τῆς δεξιᾶς <text:span text:style-name="T4">τοῦ καθημένου ἐπὶ τοῦ θρόνου</text:span>. <text:span text:style-name="T1">8</text:span> Καὶ ὅτε ἔλαβεν τὸ βιβλίον, τὰ τέσσερα ζῷα καὶ οἱ εἴκοσι τέσσαρες πρεσβύτεροι ἔπεσαν ἐνώπιον τοῦ Ἀρνίου, ἔχοντες ἕκαστος κιθάραν καὶ φιάλας χρυσᾶς γεμούσας <text:span text:style-name="T4">θυμιαμάτων</text:span>, αἵ εἰσιν <text:span text:style-name="T4">αἱ προσευχαὶ</text:span> τῶν ἁγίων. <text:span text:style-name="T1">9</text:span> καὶ <text:span text:style-name="T4">ᾄδουσιν ᾠδὴν καινὴν</text:span> λέγοντες </text:p>
      <text:p text:style-name="P1"><text:tab/>Ἄξιος εἶ λαβεῖν τὸ βιβλίον καὶ ἀνοῖξαι τὰς σφραγῖδας αὐτοῦ, ὅτι ἐσφάγης καὶ ἠγόρασας τῷ <text:tab/>Θεῷ ἐν τῷ αἵματί σου ἐκ πάσης φυλῆς καὶ γλώσσης καὶ λαοῦ καὶ ἔθνους, <text:span text:style-name="T1">10</text:span> καὶ ἐποίησας <text:tab/>αὐτοὺς <text:span text:style-name="T4">τῷ Θεῷ</text:span> ἡμῶν <text:span text:style-name="T4">βασιλείαν</text:span> καὶ <text:span text:style-name="T4">ἱερεῖς</text:span>, καὶ βασιλεύσουσιν ἐπὶ τῆς γῆς.</text:p>
      <text:p text:style-name="P1"><text:span text:style-name="T1">11</text:span> καὶ εἶδον, καὶ ἤκουσα φωνὴν ἀγγέλων πολλῶν κύκλῳ τοῦ θρόνου καὶ τῶν ζῴων καὶ τῶν πρεσβυτέρων, καὶ ἦν ὁ ἀριθμὸς αὐτῶν <text:span text:style-name="T4">μυριάδες μυριάδων καὶ χιλιάδες χιλιάδων</text:span>, <text:span text:style-name="T1">12</text:span> λέγοντες φωνῇ μεγάλῃ </text:p>
      <text:p text:style-name="P1"><text:tab/>Ἄξιός ἐστιν τὸ Ἀρνίον τὸ ἐσφαγμένον λαβεῖν τὴν δύναμιν καὶ πλοῦτον καὶ σοφίαν καὶ <text:tab/>ἰσχὺν καὶ τιμὴν καὶ δόξαν καὶ εὐλογίαν.</text:p>
      <text:p text:style-name="P1"><text:span text:style-name="T1">13</text:span> καὶ πᾶν κτίσμα ὃ ἐν τῷ οὐρανῷ καὶ ἐπὶ τῆς γῆς καὶ ὑποκάτω τῆς γῆς καὶ ἐπὶ τῆς θαλάσσης ἐστίν, καὶ τὰ ἐν αὐτοῖς πάντα, ἤκουσα λέγοντας </text:p>
      <text:p text:style-name="P1"><text:tab/><text:span text:style-name="T4">Τῷ καθημένῳ ἐπὶ τῷ θρόνῳ</text:span> καὶ τῷ Ἀρνίῳ ἡ εὐλογία καὶ ἡ τιμὴ καὶ ἡ δόξα καὶ τὸ κράτος <text:tab/>εἰς τοὺς αἰῶνας τῶν αἰώνων.</text:p>
      <text:p text:style-name="P1"><text:span text:style-name="T1">14</text:span> καὶ τὰ τέσσερα ζῷα ἔλεγον Ἀμήν, καὶ οἱ πρεσβύτεροι ἔπεσαν καὶ προσεκύνησαν.</text:p>
      <text:p text:style-name="P1"/>
      <text:h text:style-name="P7" text:outline-level="2">6</text:h>
      <text:p text:style-name="P1"/>
      <text:p text:style-name="P1"><text:tab/><text:span text:style-name="T1">1</text:span> Καὶ εἶδον ὅτε ἤνοιξεν τὸ Ἀρνίον μίαν ἐκ τῶν ἑπτὰ <text:soft-page-break/>σφραγίδων, καὶ ἤκουσα ἑνὸς ἐκ τῶν τεσσάρων ζῴων λέγοντος ὡς φωνῇ βροντῆς Ἔρχου. <text:span text:style-name="T1">2</text:span> καὶ εἶδον, καὶ ἰδοὺ <text:span text:style-name="T4">ἵππος λευκός</text:span>, καὶ ὁ καθήμενος ἐπ’ αὐτὸν ἔχων τόξον, καὶ ἐδόθη αὐτῷ στέφανος, καὶ ἐξῆλθεν νικῶν καὶ ἵνα νικήσῃ. <text:span text:style-name="T1">3</text:span> Καὶ ὅτε ἤνοιξεν τὴν σφραγῖδα τὴν δευτέραν, ἤκουσα τοῦ δευτέρου ζῴου λέγοντος Ἔρχου. <text:span text:style-name="T1">4</text:span> καὶ ἐξῆλθεν ἄλλος <text:span text:style-name="T4">ἵππος πυρρός</text:span>, καὶ τῷ καθημένῳ ἐπ’ αὐτὸν ἐδόθη αὐτῷ λαβεῖν τὴν εἰρήνην ἐκ τῆς γῆς καὶ ἵνα ἀλλήλους σφάξουσιν, καὶ ἐδόθη αὐτῷ μάχαιρα μεγάλη. <text:span text:style-name="T1">5</text:span> Καὶ ὅτε ἤνοιξεν τὴν σφραγῖδα τὴν τρίτην, ἤκουσα τοῦ τρίτου ζῴου λέγοντος Ἔρχου. καὶ εἶδον, καὶ ἰδοὺ <text:span text:style-name="T4">ἵππος μέλας</text:span>, καὶ ὁ καθήμενος ἐπ’ αὐτὸν ἔχων ζυγὸν ἐν τῇ χειρὶ αὐτοῦ. <text:span text:style-name="T1">6</text:span> καὶ ἤκουσα ὡς φωνὴν ἐν μέσῳ τῶν τεσσάρων ζῴων λέγουσαν Χοῖνιξ σίτου δηναρίου, καὶ τρεῖς χοίνικες κριθῶν δηναρίου· καὶ τὸ ἔλαιον καὶ τὸν οἶνον μὴ ἀδικήσῃς. <text:span text:style-name="T1">7</text:span> Καὶ ὅτε ἤνοιξεν τὴν σφραγῖδα τὴν τετάρτην, ἤκουσα φωνὴν τοῦ τετάρτου ζῴου λέγοντος Ἔρχου. <text:span text:style-name="T1">8</text:span> καὶ εἶδον, καὶ ἰδοὺ ἵππος χλωρός, καὶ ὁ καθήμενος ἐπάνω αὐτοῦ, ὄνομα αὐτῷ <text:span text:style-name="T4">Ὁ Θάνατος</text:span>, καὶ <text:span text:style-name="T4">ὁ Ἅιδης</text:span> ἠκολούθει μετ’ αὐτοῦ, καὶ ἐδόθη αὐτοῖς ἐξουσία ἐπὶ τὸ τέταρτον τῆς γῆς, <text:span text:style-name="T4">ἀποκτεῖναι ἐν ῥομφαίᾳ καὶ ἐν λιμῷ καὶ ἐν θανάτῳ καὶ</text:span> ὑπὸ τῶν <text:span text:style-name="T4">θηρίων τῆς γῆς</text:span>. <text:span text:style-name="T1">9</text:span> Καὶ ὅτε ἤνοιξεν τὴν πέμπτην σφραγῖδα, εἶδον ὑποκάτω τοῦ θυσιαστηρίου τὰς ψυχὰς τῶν ἐσφαγμένων διὰ τὸν λόγον τοῦ Θεοῦ καὶ διὰ τὴν μαρτυρίαν ἣν εἶχον. <text:span text:style-name="T1">10</text:span> καὶ ἔκραξαν φωνῇ μεγάλῃ λέγοντες <text:span text:style-name="T4">Ἕως πότε, ὁ Δεσπότης</text:span> ὁ ἅγιος καὶ ἀληθινός, οὐ <text:span text:style-name="T4">κρίνεις</text:span> καὶ <text:span text:style-name="T4">ἐκδικεῖς τὸ αἷμα</text:span> ἡμῶν <text:span text:style-name="T4">ἐκ τῶν κατοικούντων ἐπὶ τῆς γῆς;</text:span> <text:span text:style-name="T1">11</text:span> καὶ ἐδόθη αὐτοῖς ἑκάστῳ στολὴ λευκή, καὶ ἐρρέθη αὐτοῖς ἵνα ἀναπαύσωνται ἔτι χρόνον μικρόν, ἕως πληρωθῶσιν καὶ οἱ σύνδουλοι αὐτῶν καὶ οἱ ἀδελφοὶ αὐτῶν οἱ μέλλοντες ἀποκτέννεσθαι ὡς καὶ αὐτοί. <text:span text:style-name="T1">12</text:span> Καὶ εἶδον ὅτε ἤνοιξεν τὴν σφραγῖδα τὴν ἕκτην, καὶ σεισμὸς μέγας ἐγένετο, καὶ <text:span text:style-name="T4">ὁ ἥλιος</text:span> ἐγένετο μέλας ὡς σάκκος τρίχινος, καὶ <text:span text:style-name="T4">ἡ σελήνη</text:span> <text:soft-page-break/>ὅλη ἐγένετο ὡς <text:span text:style-name="T4">αἷμα</text:span>, <text:span text:style-name="T1">13</text:span> καὶ <text:span text:style-name="T4">οἱ ἀστέρες τοῦ οὐρανοῦ ἔπεσαν</text:span> εἰς τὴν γῆν, ὡς <text:span text:style-name="T4">συκῆ</text:span> βάλλει τοὺς ὀλύνθους αὐτῆς ὑπὸ ἀνέμου μεγάλου σειομένη, <text:span text:style-name="T1">14</text:span> <text:span text:style-name="T4">καὶ ὁ οὐρανὸς</text:span> ἀπεχωρίσθη <text:span text:style-name="T4">ὡς βιβλίον ἑλισσόμενον</text:span>, καὶ πᾶν ὄρος καὶ νῆσος ἐκ τῶν τόπων αὐτῶν ἐκινήθησαν. <text:span text:style-name="T1">15</text:span> <text:span text:style-name="T4">καὶ οἱ βασιλεῖς τῆς γῆς καὶ οἱ μεγιστᾶνες</text:span> καὶ οἱ χιλίαρχοι καὶ οἱ πλούσιοι καὶ οἱ ἰσχυροὶ καὶ πᾶς δοῦλος καὶ ἐλεύθερος <text:span text:style-name="T4">ἔκρυψαν ἑαυτοὺς εἰς τὰ σπήλαια καὶ εἰς τὰς πέτρας</text:span> τῶν ὀρέων, <text:span text:style-name="T1">16</text:span> <text:span text:style-name="T4">καὶ λέγουσιν τοῖς ὄρεσιν καὶ ταῖς πέτραις Πέσετε ἐφ’ ἡμᾶς</text:span> καὶ <text:span text:style-name="T4">κρύψατε ἡμᾶς</text:span> ἀπὸ προσώπου τοῦ <text:span text:style-name="T4">καθημένου ἐπὶ τοῦ θρόνου</text:span> καὶ ἀπὸ τῆς ὀργῆς τοῦ Ἀρνίου, <text:span text:style-name="T1">17</text:span> ὅτι ἦλθεν ἡ <text:span text:style-name="T4">ἡμέρα ἡ μεγάλη τῆς ὀργῆς</text:span> αὐτῶν, <text:span text:style-name="T4">καὶ τίς δύναται σταθῆναι;</text:span></text:p>
      <text:p text:style-name="P1"/>
      <text:h text:style-name="P7" text:outline-level="2">7</text:h>
      <text:p text:style-name="P1"/>
      <text:p text:style-name="P1"><text:tab/><text:span text:style-name="T1">1</text:span> Μετὰ τοῦτο εἶδον τέσσαρας ἀγγέλους ἑστῶτας <text:span text:style-name="T4">ἐπὶ τὰς τέσσαρας γωνίας τῆς γῆς</text:span>, κρατοῦντας <text:span text:style-name="T4">τοὺς τέσσαρας ἀνέμους</text:span> τῆς γῆς, ἵνα μὴ πνέῃ ἄνεμος ἐπὶ τῆς γῆς μήτε ἐπὶ τῆς θαλάσσης μήτε ἐπὶ πᾶν δένδρον. <text:span text:style-name="T1">2</text:span> καὶ εἶδον ἄλλον ἄγγελον ἀναβαίνοντα ἀπὸ ἀνατολῆς ἡλίου, ἔχοντα σφραγῖδα Θεοῦ ζῶντος, καὶ ἔκραξεν φωνῇ μεγάλῃ τοῖς τέσσαρσιν ἀγγέλοις οἷς ἐδόθη αὐτοῖς ἀδικῆσαι τὴν γῆν καὶ τὴν θάλασσαν, <text:span text:style-name="T1">3</text:span> λέγων Μὴ ἀδικήσητε τὴν γῆν μήτε τὴν θάλασσαν μήτε τὰ δένδρα, ἄχρι <text:span text:style-name="T4">σφραγίσωμεν</text:span> τοὺς δούλους τοῦ Θεοῦ ἡμῶν <text:span text:style-name="T4">ἐπὶ τῶν μετώπων</text:span> αὐτῶν. <text:span text:style-name="T1">4</text:span> Καὶ ἤκουσα τὸν ἀριθμὸν τῶν ἐσφραγισμένων, ἑκατὸν τεσσεράκοντα τέσσαρες χιλιάδες ἐσφραγισμένοι ἐκ πάσης φυλῆς υἱῶν Ἰσραήλ·</text:p>
      <text:p text:style-name="P1"><text:tab/><text:span text:style-name="T1">5</text:span> ἐκ φυλῆς Ἰούδα δώδεκα χιλιάδες ἐσφραγισμένοι, </text:p>
      <text:p text:style-name="P1"><text:tab/>ἐκ φυλῆς Ῥουβὴν δώδεκα χιλιάδες, </text:p>
      <text:p text:style-name="P1"><text:soft-page-break/><text:tab/>ἐκ φυλῆς Γὰδ δώδεκα χιλιάδες,</text:p>
      <text:p text:style-name="P1"><text:tab/><text:span text:style-name="T1">6</text:span> ἐκ φυλῆς Ἀσὴρ δώδεκα χιλιάδες, </text:p>
      <text:p text:style-name="P1"><text:tab/>ἐκ φυλῆς Νεφθαλεὶμ δώδεκα χιλιάδες, </text:p>
      <text:p text:style-name="P1"><text:tab/>ἐκ φυλῆς Μανασσῆ δώδεκα χιλιάδες,</text:p>
      <text:p text:style-name="P1"><text:tab/><text:span text:style-name="T1">7</text:span> ἐκ φυλῆς Συμεὼν δώδεκα χιλιάδες, </text:p>
      <text:p text:style-name="P1"><text:tab/>ἐκ φυλῆς Λευεὶ δώδεκα χιλιάδες, </text:p>
      <text:p text:style-name="P1"><text:tab/>ἐκ φυλῆς Ἰσσαχὰρ δώδεκα χιλιάδες,</text:p>
      <text:p text:style-name="P1"><text:tab/><text:span text:style-name="T1">8</text:span> ἐκ φυλῆς Ζαβουλὼν δώδεκα χιλιάδες, </text:p>
      <text:p text:style-name="P1"><text:tab/>ἐκ φυλῆς Ἰωσὴφ δώδεκα χιλιάδες, </text:p>
      <text:p text:style-name="P1"><text:tab/>ἐκ φυλῆς Βενιαμεὶν δώδεκα χιλιάδες ἐσφραγισμένοι.</text:p>
      <text:p text:style-name="P1"><text:span text:style-name="T1">9</text:span> Μετὰ ταῦτα εἶδον, καὶ ἰδοὺ ὄχλος πολύς, ὃν ἀριθμῆσαι αὐτὸν οὐδεὶς ἐδύνατο, ἐκ παντὸς ἔθνους καὶ φυλῶν καὶ λαῶν καὶ γλωσσῶν, ἑστῶτες ἐνώπιον τοῦ θρόνου καὶ ἐνώπιον τοῦ Ἀρνίου, περιβεβλημένους στολὰς λευκάς, καὶ φοίνικες ἐν ταῖς χερσὶν αὐτῶν· <text:span text:style-name="T1">10</text:span> καὶ κράζουσιν φωνῇ μεγάλῃ λέγοντες </text:p>
      <text:p text:style-name="P1"><text:tab/>Ἡ σωτηρία τῷ Θεῷ ἡμῶν τῷ <text:span text:style-name="T4">καθημένῳ ἐπὶ τῷ θρόνῳ</text:span> καὶ τῷ Ἀρνίῳ.</text:p>
      <text:p text:style-name="P1"><text:span text:style-name="T1">11</text:span> καὶ πάντες οἱ ἄγγελοι εἱστήκεισαν κύκλῳ τοῦ θρόνου καὶ τῶν πρεσβυτέρων καὶ τῶν τεσσάρων ζῴων, καὶ ἔπεσαν ἐνώπιον τοῦ θρόνου ἐπὶ τὰ πρόσωπα αὐτῶν καὶ προσεκύνησαν τῷ Θεῷ, <text:span text:style-name="T1">12</text:span> λέγοντες </text:p>
      <text:p text:style-name="P1"><text:tab/>Ἀμήν, ἡ εὐλογία καὶ ἡ δόξα καὶ ἡ σοφία καὶ ἡ εὐχαριστία καὶ ἡ τιμὴ καὶ ἡ δύναμις καὶ ἡ <text:tab/>ἰσχὺς τῷ Θεῷ ἡμῶν εἰς τοὺς αἰῶνας τῶν αἰώνων· ἀμήν.</text:p>
      <text:p text:style-name="P1"><text:span text:style-name="T1">13</text:span> Καὶ ἀπεκρίθη εἷς ἐκ τῶν πρεσβυτέρων λέγων μοι Οὗτοι οἱ περιβεβλημένοι τὰς στολὰς τὰς λευκὰς τίνες εἰσὶν καὶ πόθεν ἦλθον; <text:span text:style-name="T1">14</text:span> <text:span text:style-name="T5">καὶ εἴρηκα αὐτῷ Κύριέ μου, σὺ οἶδας. καὶ εἶπέν μοι Οὗτοί εἰσιν οἱ ἐρχόμενοι ἐκ τῆς </text:span><text:span text:style-name="T6">θλίψεως</text:span><text:span text:style-name="T5"> τῆς μεγάλης, καὶ </text:span><text:span text:style-name="T6">ἔπλυναν τὰς στολὰς αὐτῶν</text:span><text:span text:style-name="T5"> καὶ ἐλεύκαναν αὐτὰς ἐν τῷ αἵματι τοῦ Ἀρνίου. </text:span><text:span text:style-name="T2">15</text:span><text:span text:style-name="T5"> διὰ τοῦτό εἰσιν ἐνώπιον τοῦ θρόνου τοῦ Θεοῦ, καὶ λατρεύουσιν αὐτῷ ἡμέρας καὶ νυκτὸς ἐν τῷ ναῷ αὐτοῦ, </text:span><text:soft-page-break/><text:span text:style-name="T5">καὶ ὁ </text:span><text:span text:style-name="T6">καθήμενος ἐπὶ τοῦ θρόνου</text:span><text:span text:style-name="T5"> σκηνώσει ἐπ’ αὐτούς. </text:span><text:span text:style-name="T2">16</text:span><text:span text:style-name="T5"> </text:span><text:span text:style-name="T6">οὐ πεινάσουσιν</text:span><text:span text:style-name="T5"> ἔτι </text:span><text:span text:style-name="T6">οὐδὲ διψήσουσιν</text:span><text:span text:style-name="T5"> ἔτι, </text:span><text:span text:style-name="T6">οὐδὲ μὴ πέσῃ ἐπ’ αὐτοὺς ὁ ἥλιος οὐδὲ πᾶν καῦμα</text:span><text:span text:style-name="T5">, </text:span><text:span text:style-name="T2">17</text:span><text:span text:style-name="T5"> ὅτι τὸ Ἀρνίον τὸ ἀνὰ μέσον τοῦ θρόνου </text:span><text:span text:style-name="T6">ποιμανεῖ αὐτούς καὶ ὁδηγήσει αὐτοὺς ἐπὶ ζωῆς πηγὰς ὑδάτων· καὶ ἐξαλείψει ὁ Θεὸς πᾶν δάκρυον ἐκ τῶν ὀφθαλμῶν</text:span><text:span text:style-name="T5"> αὐτῶν.</text:span></text:p>
      <text:p text:style-name="P2"/>
      <text:h text:style-name="P6" text:outline-level="2">8</text:h>
      <text:p text:style-name="P2"/>
      <text:p text:style-name="P1"><text:span text:style-name="T5"><text:tab/></text:span><text:span text:style-name="T2">1</text:span><text:span text:style-name="T5"> Καὶ ὅταν ἤνοιξεν τὴν σφραγῖδα τὴν ἑβδόμην, ἐγένετο σιγὴ ἐν τῷ οὐρανῷ ὡς ἡμιώριον. </text:span><text:span text:style-name="T2">2</text:span><text:span text:style-name="T5"> καὶ εἶδον τοὺς ἑπτὰ ἀγγέλους οἳ ἐνώπιον τοῦ Θεοῦ ἑστήκασιν, καὶ ἐδόθησαν αὐτοῖς ἑπτὰ σάλπιγγες. </text:span><text:span text:style-name="T2">3</text:span><text:span text:style-name="T5"> Καὶ ἄλλος ἄγγελος ἦλθεν καὶ </text:span><text:span text:style-name="T6">ἐστάθη ἐπὶ τοῦ θυσιαστηρίου</text:span><text:span text:style-name="T5"> ἔχων λιβανωτὸν χρυσοῦν, καὶ ἐδόθη αὐτῷ </text:span><text:span text:style-name="T6">θυμιάματα</text:span><text:span text:style-name="T5"> πολλὰ ἵνα δώσει </text:span><text:span text:style-name="T6">ταῖς προσευχαῖς</text:span><text:span text:style-name="T5"> τῶν ἁγίων πάντων ἐπὶ τὸ θυσιαστήριον τὸ χρυσοῦν τὸ ἐνώπιον τοῦ θρόνου. </text:span><text:span text:style-name="T2">4</text:span><text:span text:style-name="T5"> καὶ ἀνέβη ὁ καπνὸς τῶν θυμιαμάτων ταῖς προσευχαῖς τῶν ἁγίων ἐκ χειρὸς τοῦ ἀγγέλου ἐνώπιον τοῦ Θεοῦ. </text:span><text:span text:style-name="T2">5</text:span><text:span text:style-name="T5"> καὶ εἴληφεν ὁ ἄγγελος </text:span><text:span text:style-name="T6">τὸν λιβανωτόν</text:span><text:span text:style-name="T5">, καὶ </text:span><text:span text:style-name="T6">ἐγέμισεν</text:span><text:span text:style-name="T5"> αὐτὸν ἐκ </text:span><text:span text:style-name="T6">τοῦ πυρὸς τοῦ θυσιαστηρίου</text:span><text:span text:style-name="T5"> καὶ ἔβαλεν εἰς τὴν γῆν· καὶ ἐγένοντο </text:span><text:span text:style-name="T6">βρονταὶ</text:span><text:span text:style-name="T5"> καὶ </text:span><text:span text:style-name="T6">φωναὶ καὶ ἀστραπαὶ</text:span><text:span text:style-name="T5"> καὶ σεισμός. </text:span><text:span text:style-name="T2">6</text:span><text:span text:style-name="T5"> Καὶ οἱ ἑπτὰ ἄγγελοι οἱ ἔχοντες τὰς ἑπτὰ σάλπιγγας ἡτοίμασαν αὑτοὺς ἵνα σαλπίσωσιν.</text:span></text:p>
      <text:p text:style-name="P1"><text:span text:style-name="T2"><text:tab/>7</text:span><text:span text:style-name="T5"> Καὶ ὁ πρῶτος ἐσάλπισεν· καὶ </text:span><text:span text:style-name="T6">ἐγένετο χάλαζα</text:span><text:span text:style-name="T5"> καὶ πῦρ μεμιγμένα ἐν αἵματι καὶ ἐβλήθη εἰς τὴν γῆν· καὶ τὸ τρίτον τῆς γῆς κατεκάη, καὶ τὸ τρίτον τῶν δένδρων κατεκάη, καὶ πᾶς χόρτος χλωρὸς κατεκάη. </text:span><text:span text:style-name="T2">8</text:span><text:span text:style-name="T5"> Καὶ ὁ δεύτερος ἄγγελος ἐσάλπισεν· καὶ </text:span><text:span text:style-name="T6">ὡς ὄρος</text:span><text:span text:style-name="T5"> μέγα </text:span><text:span text:style-name="T6">πυρὶ καιόμενον</text:span><text:span text:style-name="T5"> ἐβλήθη εἰς τὴν θάλασσαν· καὶ </text:span><text:span text:style-name="T6">ἐγένετο</text:span><text:span text:style-name="T5"> τὸ τρίτον τῆς θαλάσσης </text:span><text:span text:style-name="T6">αἷμα</text:span><text:span text:style-name="T5">, </text:span><text:span text:style-name="T2">9</text:span><text:span text:style-name="T5"> καὶ ἀπέθανεν τὸ </text:span><text:soft-page-break/><text:span text:style-name="T5">τρίτον τῶν κτισμάτων τῶν ἐν τῇ θαλάσσῃ, τὰ ἔχοντα ψυχάς, καὶ τὸ τρίτον τῶν πλοίων διεφθάρησαν. </text:span><text:span text:style-name="T2">10</text:span><text:span text:style-name="T5"> Καὶ ὁ τρίτος ἄγγελος ἐσάλπισεν· καὶ </text:span><text:span text:style-name="T6">ἔπεσεν ἐκ τοῦ οὐρανοῦ ἀστὴρ</text:span><text:span text:style-name="T5"> μέγας καιόμενος ὡς λαμπάς, καὶ ἔπεσεν ἐπὶ τὸ τρίτον τῶν ποταμῶν καὶ ἐπὶ τὰς πηγὰς τῶν ὑδάτων. </text:span><text:span text:style-name="T2">11</text:span><text:span text:style-name="T5"> καὶ τὸ ὄνομα τοῦ ἀστέρος λέγεται Ὁ Ἄψινθος. καὶ ἐγένετο τὸ τρίτον τῶν ὑδάτων εἰς ἄψινθον, καὶ πολλοὶ τῶν ἀνθρώπων ἀπέθανον ἐκ τῶν ὑδάτων ὅτι ἐπικράνθησαν. </text:span><text:span text:style-name="T2">12</text:span><text:span text:style-name="T5"> Καὶ ὁ τέταρτος ἄγγελος ἐσάλπισεν· καὶ ἐπλήγη τὸ τρίτον τοῦ ἡλίου καὶ τὸ τρίτον τῆς σελήνης καὶ τὸ τρίτον τῶν ἀστέρων, ἵνα σκοτισθῇ τὸ τρίτον αὐτῶν καὶ ἡ ἡμέρα μὴ φάνῃ τὸ τρίτον αὐτῆς, καὶ ἡ νὺξ ὁμοίως.</text:span></text:p>
      <text:p text:style-name="P1"><text:span text:style-name="T5"><text:tab/></text:span><text:span text:style-name="T2">13</text:span><text:span text:style-name="T5"> Καὶ εἶδον, καὶ ἤκουσα ἑνὸς ἀετοῦ πετομένου ἐν μεσουρανήματι λέγοντος φωνῇ μεγάλῃ Οὐαὶ οὐαὶ οὐαὶ τοὺς κατοικοῦντας ἐπὶ τῆς γῆς ἐκ τῶν λοιπῶν φωνῶν τῆς σάλπιγγος τῶν τριῶν ἀγγέλων τῶν μελλόντων σαλπίζειν.</text:span></text:p>
      <text:p text:style-name="P2"/>
      <text:h text:style-name="P6" text:outline-level="2">9</text:h>
      <text:p text:style-name="P2"/>
      <text:p text:style-name="P1"><text:span text:style-name="T5"><text:tab/></text:span><text:span text:style-name="T2">1</text:span><text:span text:style-name="T5"> Καὶ ὁ πέμπτος ἄγγελος ἐσάλπισεν· καὶ εἶδον ἀστέρα ἐκ τοῦ οὐρανοῦ πεπτωκότα εἰς τὴν γῆν, καὶ ἐδόθη αὐτῷ ἡ κλεὶς τοῦ φρέατος τῆς ἀβύσσου. </text:span><text:span text:style-name="T2">2</text:span><text:span text:style-name="T5"> καὶ ἤνοιξεν τὸ φρέαρ τῆς ἀβύσσου· καὶ </text:span><text:span text:style-name="T6">ἀνέβη καπνὸς</text:span><text:span text:style-name="T5"> ἐκ τοῦ φρέατος </text:span><text:span text:style-name="T6">ὡς καπνὸς καμίνου</text:span><text:span text:style-name="T5"> μεγάλης, καὶ </text:span><text:span text:style-name="T6">ἐσκοτώθη ὁ ἥλιος</text:span><text:span text:style-name="T5"> καὶ ὁ ἀὴρ ἐκ τοῦ καπνοῦ τοῦ φρέατος. </text:span><text:span text:style-name="T2">3</text:span><text:span text:style-name="T5"> καὶ ἐκ τοῦ καπνοῦ ἐξῆλθον </text:span><text:span text:style-name="T6">ἀκρίδες εἰς τὴν γῆν</text:span><text:span text:style-name="T5">, καὶ ἐδόθη αὐτοῖς ἐξουσία ὡς ἔχουσιν ἐξουσίαν οἱ σκορπίοι τῆς γῆς. </text:span><text:span text:style-name="T2">4</text:span><text:span text:style-name="T5"> καὶ ἐρρέθη αὐτοῖς ἵνα μὴ ἀδικήσουσιν τὸν χόρτον τῆς γῆς οὐδὲ </text:span><text:span text:style-name="T6">πᾶν χλωρὸν</text:span><text:span text:style-name="T5"> οὐδὲ </text:span><text:span text:style-name="T6">πᾶν δένδρον</text:span><text:span text:style-name="T5">, εἰ μὴ τοὺς ἀνθρώπους οἵτινες οὐκ ἔχουσιν </text:span><text:span text:style-name="T6">τὴν σφραγῖδα</text:span><text:span text:style-name="T5"> τοῦ Θεοῦ </text:span><text:span text:style-name="T6">ἐπὶ τῶν μετώπων</text:span><text:span text:style-name="T5">. </text:span><text:span text:style-name="T2">5</text:span><text:span text:style-name="T5"> καὶ ἐδόθη αὐτοῖς ἵνα μὴ ἀποκτείνωσιν </text:span><text:soft-page-break/><text:span text:style-name="T5">αὐτούς, ἀλλ’ ἵνα βασανισθήσονται μῆνας πέντε· καὶ ὁ βασανισμὸς αὐτῶν ὡς βασανισμὸς σκορπίου, ὅταν παίσῃ ἄνθρωπον. </text:span><text:span text:style-name="T2">6</text:span><text:span text:style-name="T5"> καὶ ἐν ταῖς ἡμέραις ἐκείναις </text:span><text:span text:style-name="T6">ζητήσουσιν</text:span><text:span text:style-name="T5"> οἱ ἄνθρωποι </text:span><text:span text:style-name="T6">τὸν θάνατον καὶ οὐ μὴ εὑρήσουσιν</text:span><text:span text:style-name="T5"> αὐτόν, καὶ ἐπιθυμήσουσιν ἀποθανεῖν καὶ φεύγει ὁ θάνατος ἀπ’ αὐτῶν. </text:span><text:span text:style-name="T2">7</text:span><text:span text:style-name="T5"> καὶ </text:span><text:span text:style-name="T6">τὰ ὁμοιώματα</text:span><text:span text:style-name="T5"> τῶν ἀκρίδων </text:span><text:span text:style-name="T6">ὅμοιοι ἵπποις</text:span><text:span text:style-name="T5"> ἡτοιμασμένοις </text:span><text:span text:style-name="T6">εἰς πόλεμον</text:span><text:span text:style-name="T5">, καὶ ἐπὶ τὰς κεφαλὰς αὐτῶν ὡς στέφανοι ὅμοιοι χρυσῷ, καὶ τὰ πρόσωπα αὐτῶν ὡς πρόσωπα ἀνθρώπων, </text:span><text:span text:style-name="T2">8</text:span><text:span text:style-name="T5"> καὶ εἶχαν τρίχας ὡς τρίχας γυναικῶν, καὶ οἱ ὀδόντες αὐτῶν ὡς λεόντων ἦσαν, </text:span><text:span text:style-name="T2">9</text:span><text:span text:style-name="T5"> καὶ εἶχον θώρακας ὡς θώρακας σιδηροῦς, καὶ ἡ φωνὴ τῶν πτερύγων αὐτῶν </text:span><text:span text:style-name="T6">ὡς φωνὴ ἁρμάτων</text:span><text:span text:style-name="T5"> ἵππων πολλῶν </text:span><text:span text:style-name="T6">τρεχόντων εἰς πόλεμον</text:span><text:span text:style-name="T5">. </text:span><text:span text:style-name="T2">10</text:span><text:span text:style-name="T5"> καὶ ἔχουσιν οὐρὰς ὁμοίας σκορπίοις καὶ κέντρα, καὶ ἐν ταῖς οὐραῖς αὐτῶν ἡ ἐξουσία αὐτῶν ἀδικῆσαι τοὺς ἀνθρώπους μῆνας πέντε. </text:span><text:span text:style-name="T2">11</text:span><text:span text:style-name="T5"> ἔχουσιν ἐπ’ αὐτῶν βασιλέα τὸν ἄγγελον τῆς ἀβύσσου, ὄνομα αὐτῷ Ἑβραϊστί Ἀβαδδών καὶ ἐν τῇ Ἑλληνικῇ ὄνομα ἔχει Ἀπολλύων. </text:span><text:span text:style-name="T2">12</text:span><text:span text:style-name="T5"> Ἡ Οὐαὶ ἡ μία ἀπῆλθεν· ἰδοὺ ἔρχεται ἔτι δύο Οὐαὶ μετὰ ταῦτα.</text:span></text:p>
      <text:p text:style-name="P1"><text:span text:style-name="T5"><text:tab/></text:span><text:span text:style-name="T2">13</text:span><text:span text:style-name="T5"> Καὶ ὁ ἕκτος ἄγγελος ἐσάλπισεν· καὶ ἤκουσα φωνὴν μίαν ἐκ τῶν τεσσάρων κεράτων τοῦ θυσιαστηρίου τοῦ χρυσοῦ τοῦ ἐνώπιον τοῦ Θεοῦ, </text:span><text:span text:style-name="T2">14</text:span><text:span text:style-name="T5"> λέγοντα τῷ ἕκτῳ ἀγγέλῳ, ὁ ἔχων τὴν σάλπιγγα Λῦσον τοὺς τέσσαρας ἀγγέλους τοὺς δεδεμένους ἐπὶ </text:span><text:span text:style-name="T6">τῷ ποταμῷ τῷ μεγάλῳ Εὐφράτῃ</text:span><text:span text:style-name="T5">. </text:span><text:span text:style-name="T2">15</text:span><text:span text:style-name="T5"> καὶ ἐλύθησαν οἱ τέσσαρες ἄγγελοι οἱ ἡτοιμασμένοι εἰς τὴν ὥραν καὶ ἡμέραν καὶ μῆνα καὶ ἐνιαυτόν, ἵνα ἀποκτείνωσιν τὸ τρίτον τῶν ἀνθρώπων. </text:span><text:span text:style-name="T2">16</text:span><text:span text:style-name="T5"> καὶ ὁ ἀριθμὸς τῶν στρατευμάτων τοῦ ἱππικοῦ δισμυριάδες μυριάδων· ἤκουσα τὸν ἀριθμὸν αὐτῶν. </text:span><text:span text:style-name="T2">17</text:span><text:span text:style-name="T5"> καὶ οὕτως εἶδον τοὺς ἵππους ἐν τῇ ὁράσει καὶ τοὺς καθημένους ἐπ’ αὐτῶν, ἔχοντας θώρακας πυρίνους καὶ ὑακινθίνους καὶ θειώδεις· καὶ αἱ κεφαλαὶ τῶν ἵππων ὡς κεφαλαὶ λεόντων, καὶ ἐκ τῶν στομάτων αὐτῶν ἐκπορεύεται πῦρ καὶ καπνὸς καὶ </text:span><text:soft-page-break/><text:span text:style-name="T5">θεῖον. </text:span><text:span text:style-name="T2">18</text:span><text:span text:style-name="T5"> ἀπὸ τῶν τριῶν πληγῶν τούτων ἀπεκτάνθησαν τὸ τρίτον τῶν ἀνθρώπων, ἐκ τοῦ πυρὸς καὶ τοῦ καπνοῦ καὶ τοῦ θείου τοῦ ἐκπορευομένου ἐκ τῶν στομάτων αὐτῶν. </text:span><text:span text:style-name="T2">19</text:span><text:span text:style-name="T5"> ἡ γὰρ ἐξουσία τῶν ἵππων ἐν τῷ στόματι αὐτῶν ἐστιν καὶ ἐν ταῖς οὐραῖς αὐτῶν· αἱ γὰρ οὐραὶ αὐτῶν ὅμοιαι ὄφεσιν, ἔχουσαι κεφαλάς, καὶ ἐν αὐταῖς ἀδικοῦσιν. </text:span><text:span text:style-name="T2">20</text:span><text:span text:style-name="T5"> καὶ οἱ λοιποὶ τῶν ἀνθρώπων, οἳ οὐκ ἀπεκτάνθησαν ἐν ταῖς πληγαῖς ταύταις, οὐδὲ μετενόησαν </text:span><text:span text:style-name="T6">ἐκ τῶν ἔργων τῶν χειρῶν αὐτῶν</text:span><text:span text:style-name="T5">, ἵνα μὴ προσκυνήσουσιν </text:span><text:span text:style-name="T6">τὰ δαιμόνια</text:span><text:span text:style-name="T5"> καὶ </text:span><text:span text:style-name="T6">τὰ εἴδωλα τὰ χρυσᾶ καὶ τὰ ἀργυρᾶ καὶ τὰ χαλκᾶ καὶ τὰ λίθινα καὶ τὰ ξύλινα, ἃ οὔτε βλέπειν</text:span><text:span text:style-name="T5"> δύνανται </text:span><text:span text:style-name="T6">οὔτε ἀκούειν οὔτε περιπατεῖν</text:span><text:span text:style-name="T5">, </text:span><text:span text:style-name="T2">21</text:span><text:span text:style-name="T5"> καὶ οὐ μετενόησαν ἐκ τῶν φόνων αὐτῶν οὔτε ἐκ </text:span><text:span text:style-name="T6">τῶν φαρμακιῶν</text:span><text:span text:style-name="T5"> αὐτῶν οὔτε ἐκ </text:span><text:span text:style-name="T6">τῆς πορνείας</text:span><text:span text:style-name="T5"> αὐτῶν οὔτε ἐκ τῶν κλεμμάτων αὐτῶν.</text:span></text:p>
      <text:p text:style-name="P2"/>
      <text:h text:style-name="P6" text:outline-level="2">10</text:h>
      <text:p text:style-name="P2"/>
      <text:p text:style-name="P1"><text:span text:style-name="T2">1</text:span><text:span text:style-name="T5"> Καὶ εἶδον ἄλλον ἄγγελον ἰσχυρὸν καταβαίνοντα ἐκ τοῦ οὐρανοῦ, περιβεβλημένον νεφέλην, καὶ ἡ ἶρις ἐπὶ τὴν κεφαλὴν αὐτοῦ, καὶ τὸ πρόσωπον αὐτοῦ ὡς ὁ ἥλιος, καὶ οἱ πόδες αὐτοῦ ὡς στῦλοι πυρός, </text:span><text:span text:style-name="T2">2</text:span><text:span text:style-name="T5"> καὶ ἔχων ἐν τῇ χειρὶ αὐτοῦ βιβλαρίδιον ἠνεῳγμένον. καὶ ἔθηκεν τὸν πόδα αὐτοῦ τὸν δεξιὸν ἐπὶ τῆς θαλάσσης, τὸν δὲ εὐώνυμον ἐπὶ τῆς γῆς, </text:span><text:span text:style-name="T2">3</text:span><text:span text:style-name="T5"> καὶ ἔκραξεν φωνῇ μεγάλῃ ὥσπερ λέων μυκᾶται. καὶ ὅτε ἔκραξεν, ἐλάλησαν αἱ ἑπτὰ βρονταὶ τὰς ἑαυτῶν φωνάς. </text:span><text:span text:style-name="T2">4</text:span><text:span text:style-name="T5"> Καὶ ὅτε ἐλάλησαν αἱ ἑπτὰ βρονταί, ἤμελλον γράφειν· καὶ ἤκουσα φωνὴν ἐκ τοῦ οὐρανοῦ λέγουσαν </text:span><text:span text:style-name="T6">Σφράγισον</text:span><text:span text:style-name="T5"> ἃ ἐλάλησαν αἱ ἑπτὰ βρονταί, καὶ μὴ αὐτὰ γράψῃς. </text:span><text:span text:style-name="T2">5</text:span><text:span text:style-name="T5"> Καὶ ὁ ἄγγελος, ὃν εἶδον ἑστῶτα ἐπὶ τῆς θαλάσσης καὶ ἐπὶ τῆς γῆς, </text:span><text:span text:style-name="T6">ἦρεν τὴν χεῖρα </text:span><text:soft-page-break/><text:span text:style-name="T6">αὐτοῦ τὴν δεξιὰν εἰς τὸν οὐρανόν,</text:span><text:span text:style-name="T5"> </text:span><text:span text:style-name="T2">6</text:span><text:span text:style-name="T5"> </text:span><text:span text:style-name="T6">καὶ ὤμοσεν ἐν τῷ ζῶντι εἰς τοὺς αἰῶνας</text:span><text:span text:style-name="T5"> τῶν αἰώνων, </text:span><text:span text:style-name="T6">ὃς ἔκτισεν τὸν οὐρανὸν καὶ τὰ ἐν αὐτῷ καὶ τὴν γῆν καὶ τὰ ἐν αὐτῇ καὶ τὴν θάλασσαν καὶ τὰ ἐν αὐτῇ</text:span><text:span text:style-name="T5">, ὅτι χρόνος οὐκέτι ἔσται, </text:span><text:span text:style-name="T2">7</text:span><text:span text:style-name="T5"> ἀλλ’ ἐν ταῖς ἡμέραις τῆς φωνῆς τοῦ ἑβδόμου ἀγγέλου, ὅταν μέλλῃ σαλπίζειν, καὶ ἐτελέσθη </text:span><text:span text:style-name="T6">τὸ μυστήριον τοῦ Θεοῦ</text:span><text:span text:style-name="T5">, ὡς εὐηγγέλισεν </text:span><text:span text:style-name="T6">τοὺς ἑαυτοῦ δούλους τοὺς προφήτας</text:span><text:span text:style-name="T5">. </text:span><text:span text:style-name="T2">8</text:span><text:span text:style-name="T5"> Καὶ ἡ φωνὴ ἣν ἤκουσα ἐκ τοῦ οὐρανοῦ, πάλιν λαλοῦσαν μετ’ ἐμοῦ καὶ λέγουσαν Ὕπαγε λάβε τὸ βιβλίον τὸ ἠνεῳγμένον ἐν τῇ χειρὶ τοῦ ἀγγέλου τοῦ ἑστῶτος ἐπὶ τῆς θαλάσσης καὶ ἐπὶ τῆς γῆς. </text:span><text:span text:style-name="T2">9</text:span><text:span text:style-name="T5"> καὶ ἀπῆλθα πρὸς τὸν ἄγγελον, λέγων αὐτῷ δοῦναί μοι </text:span><text:span text:style-name="T6">τὸ βιβλαρίδιον. καὶ λέγει μοι</text:span><text:span text:style-name="T5"> Λάβε </text:span><text:span text:style-name="T6">καὶ κατάφαγε</text:span><text:span text:style-name="T5"> αὐτό, καὶ πικρανεῖ </text:span><text:span text:style-name="T6">σου τὴν κοιλίαν</text:span><text:span text:style-name="T5">, ἀλλ’ ἐν </text:span><text:span text:style-name="T6">τῷ στόματί σου</text:span><text:span text:style-name="T5"> ἔσται γλυκὺ ὡς μέλι. </text:span><text:span text:style-name="T2">10</text:span><text:span text:style-name="T5"> καὶ ἔλαβον </text:span><text:span text:style-name="T6">τὸ βιβλαρίδιον</text:span><text:span text:style-name="T5"> ἐκ τῆς χειρὸς τοῦ ἀγγέλου </text:span><text:span text:style-name="T6">καὶ κατέφαγον αὐτό, καὶ ἦν ἐν τῷ στόματί μου ὡς μέλι γλυκύ</text:span><text:span text:style-name="T5">· καὶ ὅτε ἔφαγον αὐτό, ἐπικράνθη ἡ κοιλία μου. </text:span><text:span text:style-name="T2">11</text:span><text:span text:style-name="T5"> καὶ λέγουσίν μοι </text:span><text:span text:style-name="T6">Δεῖ σε</text:span><text:span text:style-name="T5"> πάλιν </text:span><text:span text:style-name="T6">προφητεῦσαι ἐπὶ λαοῖς καὶ ἔθνεσιν καὶ γλώσσαις καὶ βασιλεῦσιν</text:span><text:span text:style-name="T5"> πολλοῖς.</text:span></text:p>
      <text:p text:style-name="P2"/>
      <text:h text:style-name="P6" text:outline-level="2">11</text:h>
      <text:p text:style-name="P2"/>
      <text:p text:style-name="P1"><text:span text:style-name="T2">1</text:span><text:span text:style-name="T5"> Καὶ ἐδόθη μοι </text:span><text:span text:style-name="T6">κάλαμος</text:span><text:span text:style-name="T5"> ὅμοιος ῥάβδῳ, λέγων Ἔγειρε καὶ μέτρησον τὸν ναὸν τοῦ Θεοῦ καὶ τὸ θυσιαστήριον καὶ τοὺς προσκυνοῦντας ἐν αὐτῷ. </text:span><text:span text:style-name="T2">2</text:span><text:span text:style-name="T5"> καὶ τὴν αὐλὴν τὴν ἔξωθεν τοῦ ναοῦ ἔκβαλε ἔξωθεν καὶ μὴ αὐτὴν μετρήσῃς, ὅτι ἐδόθη </text:span><text:span text:style-name="T6">τοῖς ἔθνεσιν</text:span><text:span text:style-name="T5">, καὶ τὴν πόλιν τὴν ἁγίαν </text:span><text:span text:style-name="T6">πατήσουσιν</text:span><text:span text:style-name="T5"> μῆνας τεσσεράκοντα δύο. </text:span><text:span text:style-name="T2">3</text:span><text:span text:style-name="T5"> καὶ δώσω τοῖς δυσὶν μάρτυσίν μου, καὶ προφητεύσουσιν ἡμέρας χιλίας διακοσίας ἑξήκοντα περιβεβλημένοι σάκκους. </text:span><text:span text:style-name="T2">4</text:span><text:span text:style-name="T5"> Οὗτοί εἰσιν </text:span><text:span text:style-name="T6">αἱ δύο ἐλαῖαι</text:span><text:span text:style-name="T5"> καὶ αἱ </text:span><text:soft-page-break/><text:span text:style-name="T5">δύο </text:span><text:span text:style-name="T6">λυχνίαι</text:span><text:span text:style-name="T5"> αἱ </text:span><text:span text:style-name="T6">ἐνώπιον τοῦ Κυρίου τῆς γῆς ἑστῶτες</text:span><text:span text:style-name="T5">. </text:span><text:span text:style-name="T2">5</text:span><text:span text:style-name="T5"> καὶ εἴ τις αὐτοὺς θέλει ἀδικῆσαι, </text:span><text:span text:style-name="T6">πῦρ ἐκπορεύεται ἐκ τοῦ στόματος</text:span><text:span text:style-name="T5"> αὐτῶν καὶ </text:span><text:span text:style-name="T6">κατεσθίει τοὺς ἐχθροὺς</text:span><text:span text:style-name="T5"> αὐτῶν· καὶ εἴ τις θελήσῃ αὐτοὺς ἀδικῆσαι, οὕτως δεῖ αὐτὸν ἀποκτανθῆναι. </text:span><text:span text:style-name="T2">6</text:span><text:span text:style-name="T5"> οὗτοι ἔχουσιν τὴν ἐξουσίαν κλεῖσαι τὸν οὐρανόν, ἵνα μὴ </text:span><text:span text:style-name="T6">ὑετὸς βρέχῃ</text:span><text:span text:style-name="T5"> τὰς ἡμέρας τῆς προφητείας αὐτῶν, καὶ ἐξουσίαν ἔχουσιν ἐπὶ τῶν </text:span><text:span text:style-name="T6">ὑδάτων στρέφειν</text:span><text:span text:style-name="T5"> αὐτὰ </text:span><text:span text:style-name="T6">εἰς αἷμα</text:span><text:span text:style-name="T5"> καὶ </text:span><text:span text:style-name="T6">πατάξαι</text:span><text:span text:style-name="T5"> τὴν γῆν </text:span><text:span text:style-name="T6">ἐν πάσῃ πληγῇ</text:span><text:span text:style-name="T5"> ὁσάκις ἐὰν θελήσωσιν. </text:span><text:span text:style-name="T2">7</text:span><text:span text:style-name="T5"> καὶ ὅταν τελέσωσιν τὴν μαρτυρίαν αὐτῶν, τὸ </text:span><text:span text:style-name="T6">θηρίον τὸ ἀναβαῖνον ἐκ τῆς ἀβύσσου ποιήσει μετ’</text:span><text:span text:style-name="T5"> αὐτῶν </text:span><text:span text:style-name="T6">πόλεμον καὶ νικήσει αὐτοὺς</text:span><text:span text:style-name="T7"> </text:span><text:span text:style-name="T5">καὶ ἀποκτενεῖ αὐτούς. </text:span><text:span text:style-name="T2">8</text:span><text:span text:style-name="T5"> καὶ τὸ πτῶμα αὐτῶν ἐπὶ τῆς πλατείας τῆς πόλεως τῆς μεγάλης, ἥτις καλεῖται πνευματικῶς </text:span><text:span text:style-name="T6">Σόδομα</text:span><text:span text:style-name="T5"> καὶ Αἴγυπτος, ὅπου καὶ ὁ Κύριος αὐτῶν ἐσταυρώθη. </text:span><text:span text:style-name="T2">9</text:span><text:span text:style-name="T5"> καὶ βλέπουσιν ἐκ τῶν λαῶν καὶ φυλῶν καὶ γλωσσῶν καὶ ἐθνῶν τὸ πτῶμα αὐτῶν ἡμέρας τρεῖς καὶ ἥμισυ, καὶ τὰ πτώματα αὐτῶν οὐκ ἀφίουσιν τεθῆναι εἰς μνῆμα. </text:span><text:span text:style-name="T2">10</text:span><text:span text:style-name="T5"> καὶ οἱ κατοικοῦντες ἐπὶ τῆς γῆς χαίρουσιν ἐπ’ αὐτοῖς καὶ </text:span><text:span text:style-name="T6">εὐφραίνονται</text:span><text:span text:style-name="T5">, καὶ δῶρα πέμψουσιν ἀλλήλοις, ὅτι οὗτοι οἱ δύο προφῆται ἐβασάνισαν τοὺς κατοικοῦντας ἐπὶ τῆς γῆς. </text:span><text:span text:style-name="T2">11</text:span><text:span text:style-name="T5"> καὶ μετὰ τὰς τρεῖς ἡμέρας καὶ ἥμισυ </text:span><text:span text:style-name="T6">πνεῦμα ζωῆς</text:span><text:span text:style-name="T5"> ἐκ τοῦ Θεοῦ </text:span><text:span text:style-name="T6">εἰσῆλθεν ἐν αὐτοῖς, καὶ ἔστησαν ἐπὶ τοὺς πόδας αὐτῶν</text:span><text:span text:style-name="T5">, καὶ </text:span><text:span text:style-name="T6">φόβος</text:span><text:span text:style-name="T5"> μέγας </text:span><text:span text:style-name="T6">ἐπέπεσεν ἐπὶ</text:span><text:span text:style-name="T5"> τοὺς θεωροῦντας αὐτούς. </text:span><text:span text:style-name="T2">12</text:span><text:span text:style-name="T5"> καὶ ἤκουσαν φωνῆς μεγάλης ἐκ τοῦ οὐρανοῦ λεγούσης αὐτοῖς Ἀνάβατε ὧδε· καὶ ἀνέβησαν </text:span><text:span text:style-name="T6">εἰς τὸν οὐρανὸν</text:span><text:span text:style-name="T5"> ἐν τῇ νεφέλῃ, καὶ ἐθεώρησαν αὐτοὺς οἱ ἐχθροὶ αὐτῶν. </text:span><text:span text:style-name="T2">13</text:span><text:span text:style-name="T5"> Καὶ ἐν ἐκείνῃ τῇ ὥρᾳ ἐγένετο σεισμὸς μέγας, καὶ τὸ δέκατον τῆς πόλεως ἔπεσεν, καὶ ἀπεκτάνθησαν ἐν τῷ σεισμῷ ὀνόματα ἀνθρώπων χιλιάδες ἑπτά, καὶ οἱ λοιποὶ ἔμφοβοι ἐγένοντο καὶ ἔδωκαν δόξαν τῷ Θεῷ τοῦ οὐρανοῦ. </text:span><text:span text:style-name="T2">14</text:span><text:span text:style-name="T5"> Ἡ Οὐαὶ ἡ δευτέρα ἀπῆλθεν· ἰδοὺ ἡ Οὐαὶ ἡ τρίτη ἔρχεται ταχύ. </text:span><text:span text:style-name="T2">15</text:span><text:span text:style-name="T5"> Καὶ ὁ ἕβδομος ἄγγελος ἐσάλπισεν· καὶ ἐγένοντο φωναὶ μεγάλαι ἐν τῷ οὐρανῷ, λέγοντες </text:span></text:p>
      <text:p text:style-name="P1"><text:soft-page-break/><text:span text:style-name="T5"><text:tab/>Ἐγένετο </text:span><text:span text:style-name="T6">ἡ βασιλεία</text:span><text:span text:style-name="T5"> τοῦ κόσμου </text:span><text:span text:style-name="T6">τοῦ Κυρίου</text:span><text:span text:style-name="T5"> ἡμῶν </text:span><text:span text:style-name="T6">καὶ τοῦ Χριστοῦ αὐτοῦ</text:span><text:span text:style-name="T5">, καὶ </text:span><text:span text:style-name="T6">βασιλεύσει εἰς <text:tab/>τοὺς αἰῶνας τῶν αἰώνων</text:span><text:span text:style-name="T5">.</text:span></text:p>
      <text:p text:style-name="P1"><text:span text:style-name="T2">16</text:span><text:span text:style-name="T5"> καὶ οἱ εἴκοσι τέσσαρες πρεσβύτεροι οἱ ἐνώπιον τοῦ Θεοῦ καθήμενοι ἐπὶ τοὺς θρόνους αὐτῶν, ἔπεσαν ἐπὶ τὰ πρόσωπα αὐτῶν καὶ προσεκύνησαν τῷ Θεῷ, </text:span><text:span text:style-name="T2">17</text:span><text:span text:style-name="T5"> λέγοντες </text:span></text:p>
      <text:p text:style-name="P1"><text:span text:style-name="T5"><text:tab/>Εὐχαριστοῦμέν σοι, </text:span><text:span text:style-name="T6">Κύριε ὁ Θεός ὁ Παντοκράτωρ</text:span><text:span text:style-name="T5">, ὁ ὢν καὶ ὁ ἦν, ὅτι εἴληφας τὴν δύναμίν <text:tab/>σου τὴν μεγάλην καὶ </text:span><text:span text:style-name="T6">ἐβασίλευσας</text:span><text:span text:style-name="T5">· </text:span><text:span text:style-name="T2">18</text:span><text:span text:style-name="T5"> καὶ </text:span><text:span text:style-name="T6">τὰ ἔθνη ὠργίσθησαν</text:span><text:span text:style-name="T5">, καὶ ἦλθεν </text:span><text:span text:style-name="T6">ἡ ὀργή</text:span><text:span text:style-name="T5"> σου καὶ ὁ <text:tab/>καιρὸς τῶν νεκρῶν κριθῆναι καὶ δοῦναι τὸν μισθὸν </text:span><text:span text:style-name="T6">τοῖς δούλοις σου τοῖς προφήταις</text:span><text:span text:style-name="T5"> καὶ <text:tab/>τοῖς ἁγίοις καὶ </text:span><text:span text:style-name="T6">τοῖς φοβουμένοις</text:span><text:span text:style-name="T5"> τὸ ὄνομά σου, </text:span><text:span text:style-name="T6">τοῖς μικροῖς καὶ τοῖς μεγάλοις</text:span><text:span text:style-name="T5">, καὶ <text:tab/>διαφθεῖραι τοὺς διαφθείροντας τὴν γῆν.</text:span></text:p>
      <text:p text:style-name="P1"><text:span text:style-name="T2">19</text:span><text:span text:style-name="T5"> καὶ ἠνοίγη ὁ ναὸς τοῦ Θεοῦ ὁ ἐν τῷ οὐρανῷ, καὶ ὤφθη </text:span><text:span text:style-name="T6">ἡ κιβωτὸς τῆς διαθήκης</text:span><text:span text:style-name="T5"> αὐτοῦ ἐν τῷ ναῷ αὐτοῦ, καὶ ἐγένοντο ἀστραπαὶ καὶ φωναὶ καὶ βρονταὶ καὶ σεισμὸς καὶ χάλαζα μεγάλη.</text:span></text:p>
      <text:p text:style-name="P2"/>
      <text:h text:style-name="P6" text:outline-level="2">12</text:h>
      <text:p text:style-name="P2"/>
      <text:p text:style-name="P1"><text:span text:style-name="T5"><text:tab/></text:span><text:span text:style-name="T2">1</text:span><text:span text:style-name="T5"> Καὶ σημεῖον μέγα ὤφθη ἐν τῷ οὐρανῷ, γυνὴ περιβεβλημένη τὸν ἥλιον, καὶ ἡ σελήνη ὑποκάτω τῶν ποδῶν αὐτῆς, καὶ ἐπὶ τῆς κεφαλῆς αὐτῆς στέφανος ἀστέρων δώδεκα, </text:span><text:span text:style-name="T2">2</text:span><text:span text:style-name="T5"> καὶ ἐν γαστρὶ ἔχουσα, καὶ κράζει ὠδίνουσα καὶ βασανιζομένη τεκεῖν. </text:span><text:span text:style-name="T2">3</text:span><text:span text:style-name="T5"> καὶ ὤφθη ἄλλο σημεῖον ἐν τῷ οὐρανῷ, καὶ ἰδοὺ δράκων πυρρός μέγας, ἔχων κεφαλὰς ἑπτὰ καὶ </text:span><text:span text:style-name="T6">κέρατα δέκα</text:span><text:span text:style-name="T5"> καὶ ἐπὶ τὰς κεφαλὰς αὐτοῦ ἑπτὰ διαδήματα, </text:span><text:span text:style-name="T2">4</text:span><text:span text:style-name="T5"> καὶ ἡ οὐρὰ αὐτοῦ σύρει τὸ τρίτον </text:span><text:span text:style-name="T6">τῶν ἀστέρων τοῦ οὐρανοῦ, καὶ ἔβαλεν</text:span><text:span text:style-name="T5"> αὐτοὺς εἰς </text:span><text:span text:style-name="T6">τὴν γῆν</text:span><text:span text:style-name="T5">. καὶ ὁ δράκων ἕστηκεν ἐνώπιον </text:span><text:soft-page-break/><text:span text:style-name="T5">τῆς γυναικὸς τῆς μελλούσης τεκεῖν, ἵνα ὅταν τέκῃ τὸ τέκνον αὐτῆς καταφάγῃ. </text:span><text:span text:style-name="T2">5</text:span><text:span text:style-name="T5"> καὶ </text:span><text:span text:style-name="T6">ἔτεκεν</text:span><text:span text:style-name="T5"> υἱόν, </text:span><text:span text:style-name="T6">ἄρσεν</text:span><text:span text:style-name="T5">, ὃς μέλλει </text:span><text:span text:style-name="T6">ποιμαίνειν</text:span><text:span text:style-name="T5"> πάντα </text:span><text:span text:style-name="T6">τὰ ἔθνη ἐν ῥάβδῳ σιδηρᾷ</text:span><text:span text:style-name="T5">· καὶ ἡρπάσθη τὸ τέκνον αὐτῆς πρὸς τὸν Θεὸν καὶ πρὸς τὸν θρόνον αὐτοῦ. </text:span><text:span text:style-name="T2">6</text:span><text:span text:style-name="T5"> καὶ ἡ γυνὴ ἔφυγεν εἰς τὴν ἔρημον, ὅπου ἔχει ἐκεῖ τόπον ἡτοιμασμένον ἀπὸ τοῦ Θεοῦ, ἵνα ἐκεῖ τρέφωσιν αὐτὴν ἡμέρας χιλίας διακοσίας ἑξήκοντα. </text:span><text:span text:style-name="T2">7</text:span><text:span text:style-name="T5"> Καὶ ἐγένετο πόλεμος ἐν τῷ οὐρανῷ, ὁ </text:span><text:span text:style-name="T6">Μιχαὴλ</text:span><text:span text:style-name="T5"> καὶ οἱ ἄγγελοι αὐτοῦ </text:span><text:span text:style-name="T6">τοῦ πολεμῆσαι</text:span><text:span text:style-name="T5"> μετὰ τοῦ δράκοντος. καὶ ὁ δράκων ἐπολέμησεν καὶ οἱ ἄγγελοι αὐτοῦ, </text:span><text:span text:style-name="T2">8</text:span><text:span text:style-name="T5"> καὶ οὐκ ἴσχυσαν, οὐδὲ τόπος εὑρέθη αὐτῶν ἔτι ἐν τῷ οὐρανῷ. </text:span><text:span text:style-name="T2">9</text:span><text:span text:style-name="T5"> καὶ ἐβλήθη ὁ δράκων ὁ μέγας, ὁ ὄφις ὁ ἀρχαῖος, ὁ καλούμενος </text:span><text:span text:style-name="T6">Διάβολος</text:span><text:span text:style-name="T5"> καὶ </text:span><text:span text:style-name="T6">Ὁ Σατανᾶς</text:span><text:span text:style-name="T5">, ὁ πλανῶν τὴν οἰκουμένην ὅλην, ἐβλήθη εἰς τὴν γῆν, καὶ οἱ ἄγγελοι αὐτοῦ μετ’ αὐτοῦ ἐβλήθησαν. </text:span><text:span text:style-name="T2">10</text:span><text:span text:style-name="T5"> καὶ ἤκουσα φωνὴν μεγάλην ἐν τῷ οὐρανῷ λέγουσαν </text:span></text:p>
      <text:p text:style-name="P1"><text:span text:style-name="T5"><text:tab/>Ἄρτι ἐγένετο ἡ σωτηρία καὶ ἡ δύναμις καὶ ἡ βασιλεία τοῦ Θεοῦ ἡμῶν καὶ ἡ ἐξουσία τοῦ <text:tab/>Χριστοῦ αὐτοῦ, ὅτι ἐβλήθη ὁ κατήγωρ τῶν ἀδελφῶν ἡμῶν, ὁ κατηγορῶν αὐτοὺς ἐνώπιον <text:tab/>τοῦ Θεοῦ ἡμῶν ἡμέρας καὶ νυκτός. </text:span><text:span text:style-name="T2">11</text:span><text:span text:style-name="T5"> καὶ αὐτοὶ ἐνίκησαν αὐτὸν διὰ τὸ αἷμα τοῦ Ἀρνίου <text:tab/>καὶ διὰ τὸν λόγον τῆς μαρτυρίας αὐτῶν, καὶ οὐκ ἠγάπησαν τὴν ψυχὴν αὐτῶν ἄχρι <text:tab/>θανάτου. </text:span><text:span text:style-name="T2">12</text:span><text:span text:style-name="T5"> διὰ τοῦτο </text:span><text:span text:style-name="T6">εὐφραίνεσθε, οὐρανοὶ</text:span><text:span text:style-name="T5"> καὶ οἱ ἐν αὐτοῖς σκηνοῦντες· οὐαὶ τὴν γῆν καὶ <text:tab/>τὴν θάλασσαν, ὅτι κατέβη ὁ διάβολος πρὸς ὑμᾶς ἔχων θυμὸν μέγαν, εἰδὼς ὅτι ὀλίγον <text:tab/>καιρὸν ἔχει.</text:span></text:p>
      <text:p text:style-name="P1"><text:span text:style-name="T2">13</text:span><text:span text:style-name="T5"> Καὶ ὅτε εἶδεν ὁ δράκων ὅτι ἐβλήθη εἰς τὴν γῆν, ἐδίωξεν τὴν γυναῖκα ἥτις ἔτεκεν τὸν ἄρσενα. </text:span><text:span text:style-name="T2">14</text:span><text:span text:style-name="T5"> καὶ ἐδόθησαν τῇ γυναικὶ αἱ δύο πτέρυγες τοῦ ἀετοῦ τοῦ μεγάλου, ἵνα πέτηται εἰς τὴν ἔρημον εἰς τὸν τόπον αὐτῆς, ὅπου τρέφεται ἐκεῖ </text:span><text:span text:style-name="T6">καιρὸν καὶ καιροὺς καὶ ἥμισυ καιροῦ</text:span><text:span text:style-name="T5"> ἀπὸ προσώπου τοῦ ὄφεως. </text:span><text:span text:style-name="T2">15</text:span><text:span text:style-name="T5"> καὶ ἔβαλεν ὁ ὄφις ἐκ τοῦ στόματος αὐτοῦ ὀπίσω τῆς γυναικὸς </text:span><text:soft-page-break/><text:span text:style-name="T5">ὕδωρ ὡς ποταμόν, ἵνα αὐτὴν ποταμοφόρητον ποιήσῃ. </text:span><text:span text:style-name="T2">16</text:span><text:span text:style-name="T5"> καὶ ἐβοήθησεν ἡ γῆ τῇ γυναικί, καὶ ἤνοιξεν ἡ γῆ τὸ στόμα αὐτῆς καὶ κατέπιεν τὸν ποταμὸν ὃν ἔβαλεν ὁ δράκων ἐκ τοῦ στόματος αὐτοῦ. </text:span><text:span text:style-name="T2">17</text:span><text:span text:style-name="T5"> καὶ ὠργίσθη ὁ δράκων ἐπὶ τῇ γυναικί, καὶ ἀπῆλθεν ποιῆσαι πόλεμον μετὰ τῶν λοιπῶν τοῦ σπέρματος αὐτῆς, τῶν τηρούντων τὰς ἐντολὰς τοῦ Θεοῦ καὶ ἐχόντων τὴν μαρτυρίαν Ἰησοῦ· </text:span><text:span text:style-name="T2">18</text:span><text:span text:style-name="T5"> καὶ ἐστάθη ἐπὶ τὴν ἄμμον τῆς θαλάσσης.</text:span></text:p>
      <text:p text:style-name="P2"/>
      <text:h text:style-name="P6" text:outline-level="2">13</text:h>
      <text:p text:style-name="P2"/>
      <text:p text:style-name="P1"><text:span text:style-name="T5"><text:tab/></text:span><text:span text:style-name="T2">1</text:span><text:span text:style-name="T5"> Καὶ εἶδον </text:span><text:span text:style-name="T6">ἐκ τῆς θαλάσσης θηρίον ἀναβαῖνον</text:span><text:span text:style-name="T7">, ἔχον</text:span><text:span text:style-name="T6"> κέρατα δέκα</text:span><text:span text:style-name="T5"> καὶ κεφαλὰς ἑπτά, καὶ ἐπὶ τῶν κεράτων αὐτοῦ δέκα διαδήματα, καὶ ἐπὶ τὰς κεφαλὰς αὐτοῦ ὀνόματα βλασφημίας. </text:span><text:span text:style-name="T2">2</text:span><text:span text:style-name="T5"> καὶ τὸ </text:span><text:span text:style-name="T6">θηρίον</text:span><text:span text:style-name="T5"> ὃ εἶδον ἦν </text:span><text:span text:style-name="T6">ὅμοιον παρδάλει</text:span><text:span text:style-name="T5">, καὶ οἱ πόδες αὐτοῦ </text:span><text:span text:style-name="T6">ὡς ἄρκου</text:span><text:span text:style-name="T5">, καὶ τὸ στόμα αὐτοῦ ὡς στόμα </text:span><text:span text:style-name="T6">λέοντος</text:span><text:span text:style-name="T5">. καὶ ἔδωκεν αὐτῷ ὁ δράκων τὴν δύναμιν αὐτοῦ καὶ τὸν θρόνον αὐτοῦ καὶ ἐξουσίαν μεγάλην. </text:span><text:span text:style-name="T2">3</text:span><text:span text:style-name="T5"> καὶ μίαν ἐκ τῶν κεφαλῶν αὐτοῦ ὡς ἐσφαγμένην εἰς θάνατον, καὶ ἡ πληγὴ τοῦ θανάτου αὐτοῦ ἐθεραπεύθη. καὶ ἐθαυμάσθη ὅλη ἡ γῆ ὀπίσω τοῦ θηρίου, </text:span><text:span text:style-name="T2">4</text:span><text:span text:style-name="T5"> καὶ προσεκύνησαν τῷ δράκοντι ὅτι ἔδωκεν τὴν ἐξουσίαν τῷ θηρίῳ, καὶ προσεκύνησαν τῷ θηρίῳ λέγοντες Τίς ὅμοιος τῷ θηρίῳ, καὶ τίς δύναται πολεμῆσαι μετ’ αὐτοῦ; </text:span><text:span text:style-name="T2">5</text:span><text:span text:style-name="T5"> καὶ ἐδόθη αὐτῷ </text:span><text:span text:style-name="T6">στόμα λαλοῦν μεγάλα</text:span><text:span text:style-name="T5"> καὶ βλασφημίας, καὶ ἐδόθη αὐτῷ ἐξουσία </text:span><text:span text:style-name="T6">ποιῆσαι</text:span><text:span text:style-name="T5"> μῆνας τεσσεράκοντα δύο. </text:span><text:span text:style-name="T2">6</text:span><text:span text:style-name="T5"> καὶ ἤνοιξεν τὸ στόμα αὐτοῦ εἰς βλασφημίας πρὸς τὸν Θεόν, βλασφημῆσαι τὸ ὄνομα αὐτοῦ καὶ τὴν σκηνὴν αὐτοῦ, τοὺς ἐν τῷ οὐρανῷ σκηνοῦντας. </text:span><text:span text:style-name="T2">7</text:span><text:span text:style-name="T5"> καὶ ἐδόθη αὐτῷ </text:span><text:span text:style-name="T6">ποιῆσαι πόλεμον μετὰ τῶν ἁγίων καὶ νικῆσαι αὐτούς</text:span><text:span text:style-name="T5">, καὶ ἐδόθη αὐτῷ ἐξουσία ἐπὶ πᾶσαν φυλὴν καὶ λαὸν καὶ γλῶσσαν καὶ ἔθνος. </text:span><text:span text:style-name="T2">8</text:span><text:span text:style-name="T5"> καὶ </text:span><text:soft-page-break/><text:span text:style-name="T5">προσκυνήσουσιν αὐτὸν πάντες οἱ κατοικοῦντες ἐπὶ τῆς γῆς, </text:span><text:span text:style-name="T6">οὗ</text:span><text:span text:style-name="T5"> οὐ </text:span><text:span text:style-name="T6">γέγραπται</text:span><text:span text:style-name="T5"> τὸ ὄνομα αὐτοῦ </text:span><text:span text:style-name="T6">ἐν τῷ βιβλίῳ τῆς ζωῆς</text:span><text:span text:style-name="T5"> τοῦ </text:span><text:span text:style-name="T6">Ἀρνίου τοῦ ἐσφαγμένου</text:span><text:span text:style-name="T5"> ἀπὸ καταβολῆς κόσμου. </text:span><text:span text:style-name="T2">9</text:span><text:span text:style-name="T5"> Εἴ τις ἔχει οὖς, ἀκουσάτω. </text:span><text:span text:style-name="T2">10</text:span><text:span text:style-name="T5"> </text:span><text:span text:style-name="T6">εἴ τις εἰς αἰχμαλωσίαν, εἰς αἰχμαλωσίαν</text:span><text:span text:style-name="T5"> ὑπάγει· </text:span><text:span text:style-name="T6">εἴ τις ἐν μαχαίρῃ</text:span><text:span text:style-name="T5"> ἀποκτενεῖ, δεῖ αὐτὸν </text:span><text:span text:style-name="T6">ἐν μαχαίρῃ</text:span><text:span text:style-name="T5"> ἀποκτανθῆναι. Ὧδέ ἐστιν ἡ ὑπομονὴ καὶ ἡ πίστις τῶν ἁγίων. </text:span><text:span text:style-name="T2">11</text:span><text:span text:style-name="T5"> Καὶ εἶδον ἄλλο θηρίον ἀναβαῖνον ἐκ τῆς γῆς, καὶ εἶχεν κέρατα δύο ὅμοια ἀρνίῳ, καὶ ἐλάλει ὡς δράκων. </text:span><text:span text:style-name="T2">12</text:span><text:span text:style-name="T5"> καὶ τὴν ἐξουσίαν τοῦ πρώτου θηρίου πᾶσαν ποιεῖ ἐνώπιον αὐτοῦ. καὶ ποιεῖ τὴν γῆν καὶ τοὺς ἐν αὐτῇ κατοικοῦντας ἵνα προσκυνήσουσιν τὸ θηρίον τὸ πρῶτον, οὗ ἐθεραπεύθη ἡ πληγὴ τοῦ θανάτου αὐτοῦ. </text:span><text:span text:style-name="T2">13</text:span><text:span text:style-name="T5"> καὶ ποιεῖ σημεῖα μεγάλα, ἵνα καὶ πῦρ ποιῇ ἐκ τοῦ οὐρανοῦ καταβαίνειν εἰς τὴν γῆν ἐνώπιον τῶν ἀνθρώπων. </text:span><text:span text:style-name="T2">14</text:span><text:span text:style-name="T5"> καὶ πλανᾷ τοὺς κατοικοῦντας ἐπὶ τῆς γῆς διὰ τὰ σημεῖα ἃ ἐδόθη αὐτῷ ποιῆσαι ἐνώπιον τοῦ θηρίου, λέγων τοῖς κατοικοῦσιν ἐπὶ τῆς γῆς ποιῆσαι εἰκόνα τῷ θηρίῳ, ὃς ἔχει τὴν πληγὴν τῆς μαχαίρης καὶ ἔζησεν. </text:span><text:span text:style-name="T2">15</text:span><text:span text:style-name="T5"> καὶ ἐδόθη αὐτῷ δοῦναι πνεῦμα τῇ εἰκόνι τοῦ θηρίου, ἵνα καὶ λαλήσῃ ἡ εἰκὼν τοῦ θηρίου, καὶ ποιήσῃ ἵνα ὅσοι ἐὰν μὴ προσκυνήσωσιν τῇ εἰκόνι τοῦ θηρίου ἀποκτανθῶσιν. </text:span><text:span text:style-name="T2">16</text:span><text:span text:style-name="T5"> καὶ ποιεῖ πάντας, τοὺς μικροὺς καὶ τοὺς μεγάλους, καὶ τοὺς πλουσίους καὶ τοὺς πτωχούς, καὶ τοὺς ἐλευθέρους καὶ τοὺς δούλους, ἵνα δῶσιν αὐτοῖς χάραγμα ἐπὶ τῆς χειρὸς αὐτῶν τῆς δεξιᾶς ἢ ἐπὶ τὸ μέτωπον αὐτῶν, </text:span><text:span text:style-name="T2">17</text:span><text:span text:style-name="T5"> καὶ ἵνα μή τις δύνηται ἀγοράσαι ἢ πωλῆσαι εἰ μὴ ὁ ἔχων τὸ χάραγμα τὸ ὄνομα τοῦ θηρίου ἢ τὸν ἀριθμὸν τοῦ ὀνόματος αὐτοῦ. </text:span><text:span text:style-name="T2">18</text:span><text:span text:style-name="T5"> Ὧδε ἡ σοφία ἐστίν. ὁ ἔχων νοῦν ψηφισάτω τὸν ἀριθμὸν τοῦ θηρίου· ἀριθμὸς γὰρ ἀνθρώπου ἐστίν. καὶ ὁ ἀριθμὸς αὐτοῦ ἑξακόσιοι ἑξήκοντα ἕξ.</text:span></text:p>
      <text:p text:style-name="P2"/>
      <text:h text:style-name="P6" text:outline-level="2"><text:soft-page-break/>14</text:h>
      <text:p text:style-name="P2"/>
      <text:p text:style-name="P1"><text:span text:style-name="T5"><text:tab/></text:span><text:span text:style-name="T2">1</text:span><text:span text:style-name="T5"> Καὶ εἶδον, καὶ ἰδοὺ τὸ Ἀρνίον ἑστὸς ἐπὶ τὸ ὄρος Σιών, καὶ μετ’ αὐτοῦ ἑκατὸν τεσσεράκοντα τέσσαρες χιλιάδες ἔχουσαι τὸ ὄνομα αὐτοῦ καὶ τὸ ὄνομα τοῦ Πατρὸς αὐτοῦ γεγραμμένον </text:span><text:span text:style-name="T6">ἐπὶ τῶν μετώπων</text:span><text:span text:style-name="T5"> αὐτῶν. </text:span><text:span text:style-name="T2">2</text:span><text:span text:style-name="T5"> καὶ ἤκουσα φωνὴν ἐκ τοῦ οὐρανοῦ </text:span><text:span text:style-name="T6">ὡς φωνὴν ὑδάτων πολλῶν</text:span><text:span text:style-name="T5"> καὶ ὡς φωνὴν βροντῆς μεγάλης, καὶ ἡ φωνὴ ἣν ἤκουσα ὡς κιθαρῳδῶν κιθαριζόντων ἐν ταῖς κιθάραις αὐτῶν. </text:span><text:span text:style-name="T2">3</text:span><text:span text:style-name="T5"> καὶ </text:span><text:span text:style-name="T6">ᾄδουσιν ᾠδὴν καινὴν</text:span><text:span text:style-name="T5"> ἐνώπιον τοῦ θρόνου καὶ ἐνώπιον τῶν τεσσάρων ζῴων καὶ τῶν πρεσβυτέρων· καὶ οὐδεὶς ἐδύνατο μαθεῖν τὴν ᾠδὴν εἰ μὴ αἱ ἑκατὸν τεσσεράκοντα τέσσαρες χιλιάδες, οἱ ἠγορασμένοι ἀπὸ τῆς γῆς. </text:span><text:span text:style-name="T2">4</text:span><text:span text:style-name="T5"> οὗτοί εἰσιν οἳ μετὰ γυναικῶν οὐκ ἐμολύνθησαν· παρθένοι γάρ εἰσιν. οὗτοι οἱ ἀκολουθοῦντες τῷ Ἀρνίῳ ὅπου ἂν ὑπάγῃ· οὗτοι ἠγοράσθησαν ἀπὸ τῶν ἀνθρώπων ἀπαρχὴ τῷ Θεῷ καὶ τῷ Ἀρνίῳ, </text:span><text:span text:style-name="T2">5</text:span><text:span text:style-name="T5"> καὶ </text:span><text:span text:style-name="T6">ἐν τῷ στόματι</text:span><text:span text:style-name="T5"> αὐτῶν </text:span><text:span text:style-name="T6">οὐχ εὑρέθη ψεῦδος</text:span><text:span text:style-name="T5">· ἄμωμοί εἰσιν.</text:span></text:p>
      <text:p text:style-name="P1"><text:span text:style-name="T5"><text:tab/></text:span><text:span text:style-name="T2">6</text:span><text:span text:style-name="T5"> Καὶ εἶδον ἄλλον ἄγγελον πετόμενον ἐν μεσουρανήματι, ἔχοντα εὐαγγέλιον αἰώνιον εὐαγγελίσαι ἐπὶ τοὺς καθημένους ἐπὶ τῆς γῆς καὶ ἐπὶ πᾶν ἔθνος καὶ φυλὴν καὶ γλῶσσαν καὶ λαόν, </text:span><text:span text:style-name="T2">7</text:span><text:span text:style-name="T5"> λέγων ἐν φωνῇ μεγάλῃ· Φοβήθητε τὸν Θεὸν καὶ δότε αὐτῷ δόξαν, ὅτι ἦλθεν ἡ ὥρα τῆς κρίσεως αὐτοῦ, καὶ προσκυνήσατε </text:span><text:span text:style-name="T6">τῷ ποιήσαντι τὸν οὐρανὸν καὶ τὴν γῆν καὶ θάλασσαν</text:span><text:span text:style-name="T5"> καὶ πηγὰς ὑδάτων. </text:span><text:span text:style-name="T2">8</text:span><text:span text:style-name="T5"> Καὶ ἄλλος ἄγγελος δεύτερος ἠκολούθησεν λέγων </text:span><text:span text:style-name="T6">Ἔπεσεν ἔπεσεν Βαβυλὼν ἡ μεγάλη</text:span><text:span text:style-name="T5">, ἣ </text:span><text:span text:style-name="T6">ἐκ τοῦ οἴνου</text:span><text:span text:style-name="T5"> τοῦ θυμοῦ τῆς πορνείας </text:span><text:span text:style-name="T6">αὐτῆς πεπότικεν πάντα τὰ ἔθνη</text:span><text:span text:style-name="T5">. </text:span><text:span text:style-name="T2">9</text:span><text:span text:style-name="T5"> Καὶ ἄλλος ἄγγελος τρίτος ἠκολούθησεν αὐτοῖς λέγων ἐν φωνῇ μεγάλῃ Εἴ τις προσκυνεῖ τὸ θηρίον καὶ τὴν εἰκόνα αὐτοῦ, καὶ λαμβάνει χάραγμα ἐπὶ τοῦ μετώπου αὐτοῦ ἢ ἐπὶ τὴν χεῖρα αὐτοῦ, </text:span><text:span text:style-name="T2">10</text:span><text:span text:style-name="T5"> καὶ αὐτὸς </text:span><text:span text:style-name="T6">πίεται </text:span><text:soft-page-break/><text:span text:style-name="T6">ἐκ τοῦ οἴνου</text:span><text:span text:style-name="T5"> τοῦ θυμοῦ τοῦ Θεοῦ τοῦ </text:span><text:span text:style-name="T6">κεκερασμένου ἀκράτου ἐν τῷ ποτηρίῳ τῆς ὀργῆς αὐτοῦ</text:span><text:span text:style-name="T5">, καὶ βασανισθήσεται ἐν </text:span><text:span text:style-name="T6">πυρὶ καὶ θείῳ</text:span><text:span text:style-name="T5"> ἐνώπιον ἀγγέλων ἁγίων καὶ ἐνώπιον τοῦ Ἀρνίου. </text:span><text:span text:style-name="T2">11</text:span><text:span text:style-name="T5"> </text:span><text:span text:style-name="T6">καὶ ὁ καπνὸς</text:span><text:span text:style-name="T5"> τοῦ βασανισμοῦ αὐτῶν </text:span><text:span text:style-name="T6">εἰς αἰῶνας</text:span><text:span text:style-name="T5"> αἰώνων </text:span><text:span text:style-name="T6">ἀναβαίνει</text:span><text:span text:style-name="T5">, καὶ οὐκ ἔχουσιν ἀνάπαυσιν </text:span><text:span text:style-name="T6">ἡμέρας καὶ νυκτός</text:span><text:span text:style-name="T5"> οἱ προσκυνοῦντες τὸ θηρίον καὶ τὴν εἰκόνα αὐτοῦ, καὶ εἴ τις λαμβάνει τὸ χάραγμα τοῦ ὀνόματος αὐτοῦ. </text:span><text:span text:style-name="T2">12</text:span><text:span text:style-name="T5"> Ὧδε ἡ ὑπομονὴ τῶν ἁγίων ἐστίν, οἱ τηροῦντες τὰς ἐντολὰς τοῦ Θεοῦ καὶ τὴν πίστιν Ἰησοῦ. </text:span><text:span text:style-name="T2">13</text:span><text:span text:style-name="T5"> Καὶ ἤκουσα φωνῆς ἐκ τοῦ οὐρανοῦ λεγούσης Γράψον Μακάριοι οἱ νεκροὶ οἱ ἐν Κυρίῳ ἀποθνῄσκοντες ἀπάρτι. ναί, λέγει τὸ Πνεῦμα, ἵνα ἀναπαήσονται ἐκ τῶν κόπων αὐτῶν· τὰ γὰρ ἔργα αὐτῶν ἀκολουθεῖ μετ’ αὐτῶν.</text:span></text:p>
      <text:p text:style-name="P1"><text:span text:style-name="T5"><text:tab/></text:span><text:span text:style-name="T2">14</text:span><text:span text:style-name="T5"> Καὶ εἶδον, </text:span><text:span text:style-name="T6">καὶ ἰδοὺ</text:span><text:span text:style-name="T5"> νεφέλη λευκή, καὶ </text:span><text:span text:style-name="T6">ἐπὶ</text:span><text:span text:style-name="T5"> τὴν </text:span><text:span text:style-name="T6">νεφέλην</text:span><text:span text:style-name="T5"> καθήμενον </text:span><text:span text:style-name="T6">ὅμοιον υἱὸν ἀνθρώπου</text:span><text:span text:style-name="T5">, ἔχων ἐπὶ τῆς κεφαλῆς αὐτοῦ στέφανον χρυσοῦν καὶ ἐν τῇ χειρὶ αὐτοῦ δρέπανον ὀξύ. </text:span><text:span text:style-name="T2">15</text:span><text:span text:style-name="T5"> Καὶ ἄλλος ἄγγελος ἐξῆλθεν ἐκ τοῦ ναοῦ, κράζων ἐν φωνῇ μεγάλῃ τῷ καθημένῳ ἐπὶ τῆς νεφέλης </text:span><text:span text:style-name="T6">Πέμψον τὸ δρέπανόν</text:span><text:span text:style-name="T5"> σου καὶ θέρισον, </text:span><text:span text:style-name="T6">ὅτι ἦλθεν ἡ ὥρα θερίσαι</text:span><text:span text:style-name="T5">, ὅτι ἐξηράνθη ὁ θερισμὸς τῆς γῆς. </text:span><text:span text:style-name="T2">16</text:span><text:span text:style-name="T5"> καὶ ἔβαλεν ὁ καθήμενος ἐπὶ τῆς νεφέλης τὸ δρέπανον αὐτοῦ ἐπὶ τὴν γῆν, καὶ ἐθερίσθη ἡ γῆ. </text:span><text:span text:style-name="T2">17</text:span><text:span text:style-name="T5"> Καὶ ἄλλος ἄγγελος ἐξῆλθεν ἐκ τοῦ ναοῦ τοῦ ἐν τῷ οὐρανῷ, ἔχων καὶ αὐτὸς δρέπανον ὀξύ. </text:span><text:span text:style-name="T2">18</text:span><text:span text:style-name="T5"> Καὶ ἄλλος ἄγγελος ἐξῆλθεν ἐκ τοῦ θυσιαστηρίου, ὁ ἔχων ἐξουσίαν ἐπὶ τοῦ πυρός, καὶ ἐφώνησεν φωνῇ μεγάλῃ τῷ ἔχοντι τὸ δρέπανον τὸ ὀξὺ λέγων </text:span><text:span text:style-name="T6">Πέμψον</text:span><text:span text:style-name="T5"> σου τὸ </text:span><text:span text:style-name="T6">δρέπανον</text:span><text:span text:style-name="T5"> τὸ ὀξὺ καὶ τρύγησον τοὺς βότρυας τῆς ἀμπέλου τῆς γῆς, ὅτι ἤκμασαν αἱ σταφυλαὶ αὐτῆς. </text:span><text:span text:style-name="T2">19</text:span><text:span text:style-name="T5"> καὶ ἔβαλεν ὁ ἄγγελος τὸ δρέπανον αὐτοῦ εἰς τὴν γῆν, καὶ ἐτρύγησεν τὴν ἄμπελον τῆς γῆς καὶ ἔβαλεν εἰς τὴν ληνὸν τοῦ θυμοῦ τοῦ Θεοῦ τὸν μέγαν. </text:span><text:span text:style-name="T2">20</text:span><text:span text:style-name="T5"> καὶ </text:span><text:span text:style-name="T6">ἐπατήθη ἡ ληνὸς</text:span><text:span text:style-name="T5"> ἔξωθεν τῆς πόλεως, καὶ ἐξῆλθεν αἷμα ἐκ τῆς ληνοῦ ἄχρι τῶν χαλινῶν τῶν ἵππων, ἀπὸ σταδίων χιλίων </text:span><text:soft-page-break/><text:span text:style-name="T5">ἑξακοσίων.</text:span></text:p>
      <text:p text:style-name="P2"/>
      <text:h text:style-name="P6" text:outline-level="2">15</text:h>
      <text:p text:style-name="P2"/>
      <text:p text:style-name="P1"><text:span text:style-name="T5"><text:tab/></text:span><text:span text:style-name="T2">1</text:span><text:span text:style-name="T5"> Καὶ εἶδον ἄλλο σημεῖον ἐν τῷ οὐρανῷ μέγα καὶ θαυμαστόν, ἀγγέλους ἑπτὰ ἔχοντας </text:span><text:span text:style-name="T6">πληγὰς ἑπτὰ</text:span><text:span text:style-name="T5"> τὰς ἐσχάτας, ὅτι ἐν αὐταῖς ἐτελέσθη ὁ θυμὸς τοῦ Θεοῦ. </text:span><text:span text:style-name="T2">2</text:span><text:span text:style-name="T5"> Καὶ εἶδον ὡς θάλασσαν ὑαλίνην μεμιγμένην πυρί, καὶ τοὺς νικῶντας ἐκ τοῦ θηρίου καὶ ἐκ τῆς εἰκόνος αὐτοῦ καὶ ἐκ τοῦ ἀριθμοῦ τοῦ ὀνόματος αὐτοῦ ἑστῶτας ἐπὶ τὴν θάλασσαν τὴν ὑαλίνην, ἔχοντας κιθάρας τοῦ Θεοῦ. </text:span><text:span text:style-name="T2">3</text:span><text:span text:style-name="T5"> καὶ </text:span><text:span text:style-name="T6">ᾄδουσιν τὴν ᾠδὴν Μωϋσέως τοῦ δούλου τοῦ Θεοῦ</text:span><text:span text:style-name="T5"> καὶ τὴν ᾠδὴν τοῦ Ἀρνίου, λέγοντες <text:tab/></text:span><text:span text:style-name="T6">Μεγάλα</text:span><text:span text:style-name="T5"> καὶ </text:span><text:span text:style-name="T6">θαυμαστὰ τὰ ἔργα σου, Κύριε ὁ Θεός ὁ Παντοκράτωρ· δίκαιαι καὶ ἀληθιναὶ αἱ <text:tab/>ὁδοί</text:span><text:span text:style-name="T5"> σου, </text:span><text:span text:style-name="T6">ὁ Βασιλεὺς τῶν ἐθνῶν· </text:span><text:span text:style-name="T3">4</text:span><text:span text:style-name="T7"> </text:span><text:span text:style-name="T6">τίς οὐ μὴ φοβηθῇ, Κύριε</text:span><text:span text:style-name="T7">, καὶ </text:span><text:span text:style-name="T6">δοξάσει τὸ ὄνομά σου</text:span><text:span text:style-name="T7">; ὅτι <text:tab/>μόνος </text:span><text:span text:style-name="T6">ὅσιος</text:span><text:span text:style-name="T7">, ὅτι </text:span><text:span text:style-name="T6">πάντα τὰ ἔθνη ἥξουσιν καὶ προσκυνήσουσιν ἐνώπιόν σου</text:span><text:span text:style-name="T7">, ὅτι τὰ <text:tab/>δικαιώματά σου ἐφανερώθησαν. </text:span></text:p>
      <text:p text:style-name="P1"><text:span text:style-name="T3">5</text:span><text:span text:style-name="T7"> Καὶ μετὰ ταῦτα εἶδον, καὶ ἠνοίγη ὁ ναὸς </text:span><text:span text:style-name="T6">τῆς σκηνῆς τοῦ μαρτυρίου</text:span><text:span text:style-name="T7"> ἐν τῷ οὐρανῷ, </text:span><text:span text:style-name="T3">6</text:span><text:span text:style-name="T7"> καὶ ἐξῆλθον οἱ ἑπτὰ ἄγγελοι οἱ ἔχοντες τὰς </text:span><text:span text:style-name="T6">ἑπτὰ πληγὰς</text:span><text:span text:style-name="T7"> ἐκ τοῦ ναοῦ, </text:span><text:span text:style-name="T6">ἐνδεδυμένοι λίνον</text:span><text:span text:style-name="T7"> καθαρὸν λαμπρὸν καὶ περιεζωσμένοι περὶ τὰ στήθη ζώνας χρυσᾶς. </text:span><text:span text:style-name="T3">7</text:span><text:span text:style-name="T7"> καὶ ἓν ἐκ τῶν τεσσάρων ζῴων ἔδωκεν τοῖς ἑπτὰ ἀγγέλοις ἑπτὰ φιάλας χρυσᾶς γεμούσας τοῦ θυμοῦ τοῦ Θεοῦ τοῦ ζῶντος εἰς τοὺς αἰῶνας τῶν αἰώνων. </text:span><text:span text:style-name="T3">8</text:span><text:span text:style-name="T7"> </text:span><text:span text:style-name="T6">καὶ ἐγεμίσθη ὁ ναὸς καπνοῦ ἐκ τῆς δόξης</text:span><text:span text:style-name="T7"> τοῦ Θεοῦ καὶ ἐκ τῆς δυνάμεως αὐτοῦ, </text:span><text:span text:style-name="T6">καὶ οὐδεὶς ἐδύνατο εἰσελθεῖν εἰς</text:span><text:span text:style-name="T7"> τὸν ναὸν ἄχρι τελεσθῶσιν αἱ </text:span><text:span text:style-name="T6">ἑπτὰ πληγαὶ</text:span><text:span text:style-name="T7"> τῶν ἑπτὰ ἀγγέλων.</text:span></text:p>
      <text:p text:style-name="P3"/>
      <text:h text:style-name="P5" text:outline-level="2"><text:soft-page-break/>16</text:h>
      <text:p text:style-name="P3"/>
      <text:p text:style-name="P1"><text:span text:style-name="T3">1</text:span><text:span text:style-name="T7"> Καὶ ἤκουσα μεγάλης </text:span><text:span text:style-name="T6">φωνῆς ἐκ τοῦ ναοῦ</text:span><text:span text:style-name="T7"> λεγούσης τοῖς ἑπτὰ ἀγγέλοις Ὑπάγετε καὶ ἐκχέετε τὰς ἑπτὰ φιάλας τοῦ θυμοῦ τοῦ Θεοῦ εἰς τὴν γῆν. </text:span><text:span text:style-name="T3">2</text:span><text:span text:style-name="T7"> Καὶ ἀπῆλθεν ὁ πρῶτος καὶ ἐξέχεεν τὴν φιάλην αὐτοῦ εἰς τὴν γῆν· </text:span><text:span text:style-name="T6">καὶ ἐγένετο ἕλκος</text:span><text:span text:style-name="T7"> κακὸν καὶ </text:span><text:span text:style-name="T6">πονηρὸν ἐπὶ τοὺς ἀνθρώπους</text:span><text:span text:style-name="T7"> τοὺς ἔχοντας τὸ χάραγμα τοῦ θηρίου καὶ τοὺς προσκυνοῦντας τῇ εἰκόνι αὐτοῦ. </text:span><text:span text:style-name="T3">3</text:span><text:span text:style-name="T7"> Καὶ ὁ δεύτερος ἐξέχεεν τὴν φιάλην αὐτοῦ εἰς τὴν θάλασσαν· καὶ ἐγένετο αἷμα ὡς νεκροῦ, καὶ πᾶσα ψυχὴ ζωῆς ἀπέθανεν, τὰ ἐν τῇ θαλάσσῃ. </text:span><text:span text:style-name="T3">4</text:span><text:span text:style-name="T7"> Καὶ ὁ τρίτος ἐξέχεεν τὴν φιάλην αὐτοῦ εἰς </text:span><text:span text:style-name="T6">τοὺς ποταμοὺς</text:span><text:span text:style-name="T7"> καὶ τὰς πηγὰς τῶν ὑδάτων· </text:span><text:span text:style-name="T6">καὶ ἐγένετο αἷμα</text:span><text:span text:style-name="T7">. </text:span><text:span text:style-name="T3">5</text:span><text:span text:style-name="T7"> Καὶ ἤκουσα τοῦ ἀγγέλου τῶν ὑδάτων λέγοντος </text:span><text:span text:style-name="T6">Δίκαιος</text:span><text:span text:style-name="T7"> εἶ, ὁ ὢν καὶ ὁ ἦν, ὁ </text:span><text:span text:style-name="T6">Ὅσιος</text:span><text:span text:style-name="T7">, ὅτι ταῦτα ἔκρινας, </text:span><text:span text:style-name="T3">6</text:span><text:span text:style-name="T7"> ὅτι </text:span><text:span text:style-name="T6">αἷμα</text:span><text:span text:style-name="T7"> ἁγίων καὶ προφητῶν </text:span><text:span text:style-name="T6">ἐξέχεαν</text:span><text:span text:style-name="T7">, καὶ </text:span><text:span text:style-name="T6">αἷμα αὐτοῖς</text:span><text:span text:style-name="T7"> δέδωκας </text:span><text:span text:style-name="T6">πεῖν</text:span><text:span text:style-name="T7">· ἄξιοί εἰσιν. </text:span><text:span text:style-name="T3">7</text:span><text:span text:style-name="T7"> Καὶ ἤκουσα τοῦ θυσιαστηρίου λέγοντος Ναί, </text:span><text:span text:style-name="T6">Κύριε ὁ Θεός ὁ Παντοκράτωρ, ἀληθιναὶ</text:span><text:span text:style-name="T7"> καὶ </text:span><text:span text:style-name="T6">δίκαιαι αἱ κρίσεις σου</text:span><text:span text:style-name="T7">. </text:span><text:span text:style-name="T3">8</text:span><text:span text:style-name="T7"> Καὶ ὁ τέταρτος ἐξέχεεν τὴν φιάλην αὐτοῦ ἐπὶ τὸν ἥλιον· καὶ ἐδόθη αὐτῷ καυματίσαι τοὺς ἀνθρώπους ἐν πυρί. </text:span><text:span text:style-name="T3">9</text:span><text:span text:style-name="T7"> καὶ ἐκαυματίσθησαν οἱ ἄνθρωποι καῦμα μέγα, καὶ ἐβλασφήμησαν τὸ ὄνομα τοῦ Θεοῦ τοῦ ἔχοντος τὴν ἐξουσίαν ἐπὶ τὰς πληγὰς ταύτας, καὶ οὐ μετενόησαν δοῦναι αὐτῷ δόξαν. </text:span><text:span text:style-name="T3">10</text:span><text:span text:style-name="T7"> Καὶ ὁ πέμπτος ἐξέχεεν τὴν φιάλην αὐτοῦ ἐπὶ τὸν θρόνον τοῦ θηρίου· καὶ </text:span><text:span text:style-name="T6">ἐγένετο</text:span><text:span text:style-name="T7"> ἡ βασιλεία αὐτοῦ </text:span><text:span text:style-name="T6">ἐσκοτωμένη</text:span><text:span text:style-name="T7">, καὶ ἐμασῶντο τὰς γλώσσας αὐτῶν ἐκ τοῦ πόνου, </text:span><text:span text:style-name="T3">11</text:span><text:span text:style-name="T7"> καὶ ἐβλασφήμησαν </text:span><text:span text:style-name="T6">τὸν Θεὸν τοῦ οὐρανοῦ</text:span><text:span text:style-name="T7"> ἐκ τῶν πόνων αὐτῶν καὶ ἐκ τῶν ἑλκῶν αὐτῶν, καὶ οὐ μετενόησαν ἐκ τῶν ἔργων αὐτῶν. </text:span><text:span text:style-name="T3">12</text:span><text:span text:style-name="T7"> Καὶ ὁ ἕκτος ἐξέχεεν τὴν φιάλην αὐτοῦ ἐπὶ </text:span><text:span text:style-name="T6">τὸν ποταμὸν τὸν μέγαν Εὐφράτην</text:span><text:span text:style-name="T7">· καὶ </text:span><text:span text:style-name="T6">ἐξηράνθη τὸ ὕδωρ</text:span><text:span text:style-name="T7"> αὐτοῦ, ἵνα ἑτοιμασθῇ ἡ ὁδὸς τῶν βασιλέων τῶν </text:span><text:span text:style-name="T6">ἀπὸ ἀνατολῆς ἡλίου</text:span><text:span text:style-name="T7">. </text:span><text:span text:style-name="T3">13</text:span><text:span text:style-name="T7"> Καὶ εἶδον ἐκ τοῦ </text:span><text:soft-page-break/><text:span text:style-name="T7">στόματος τοῦ δράκοντος καὶ ἐκ τοῦ στόματος τοῦ θηρίου καὶ ἐκ τοῦ στόματος τοῦ ψευδοπροφήτου πνεύματα τρία ἀκάθαρτα ὡς </text:span><text:span text:style-name="T6">βάτραχοι</text:span><text:span text:style-name="T7">· </text:span><text:span text:style-name="T3">14</text:span><text:span text:style-name="T7"> εἰσὶν γὰρ πνεύματα δαιμονίων ποιοῦντα σημεῖα, ἃ ἐκπορεύεται ἐπὶ τοὺς βασιλεῖς τῆς οἰκουμένης ὅλης, συναγαγεῖν αὐτοὺς εἰς τὸν πόλεμον τῆς ἡμέρας τῆς μεγάλης </text:span><text:span text:style-name="T6">τοῦ Θεοῦ τοῦ Παντοκράτορος</text:span><text:span text:style-name="T7">. </text:span><text:span text:style-name="T3">15</text:span><text:span text:style-name="T7"> Ἰδοὺ ἔρχομαι ὡς κλέπτης· μακάριος ὁ γρηγορῶν καὶ τηρῶν τὰ ἱμάτια αὐτοῦ, ἵνα μὴ γυμνὸς περιπατῇ καὶ βλέπωσιν τὴν ἀσχημοσύνην αὐτοῦ. </text:span><text:span text:style-name="T3">16</text:span><text:span text:style-name="T7"> καὶ συνήγαγεν αὐτοὺς εἰς τὸν τόπον τὸν καλούμενον Ἑβραϊστὶ Ἁρμαγεδών. </text:span><text:span text:style-name="T3">17</text:span><text:span text:style-name="T7"> Καὶ ὁ ἕβδομος ἐξέχεεν τὴν φιάλην αὐτοῦ ἐπὶ τὸν ἀέρα· καὶ ἐξῆλθεν </text:span><text:span text:style-name="T6">φωνὴ</text:span><text:span text:style-name="T7"> μεγάλη </text:span><text:span text:style-name="T6">ἐκ τοῦ ναοῦ</text:span><text:span text:style-name="T7"> ἀπὸ τοῦ θρόνου λέγουσα Γέγονεν. </text:span><text:span text:style-name="T3">18</text:span><text:span text:style-name="T7"> καὶ ἐγένοντο </text:span><text:span text:style-name="T6">ἀστραπαὶ καὶ φωναὶ καὶ βρονταί</text:span><text:span text:style-name="T7">, καὶ σεισμὸς ἐγένετο μέγας, </text:span><text:span text:style-name="T6">οἷος οὐκ ἐγένετο ἀφ’</text:span><text:span text:style-name="T7"> οὗ ἄνθρωπος </text:span><text:span text:style-name="T6">ἐγένετο ἐπὶ τῆς γῆς</text:span><text:span text:style-name="T7">, τηλικοῦτος σεισμὸς οὕτω μέγας. </text:span><text:span text:style-name="T3">19</text:span><text:span text:style-name="T7"> καὶ ἐγένετο ἡ πόλις ἡ μεγάλη εἰς τρία μέρη, καὶ αἱ πόλεις τῶν ἐθνῶν ἔπεσαν. καὶ </text:span><text:span text:style-name="T6">Βαβυλὼν ἡ μεγάλη</text:span><text:span text:style-name="T7"> ἐμνήσθη ἐνώπιον τοῦ Θεοῦ δοῦναι αὐτῇ </text:span><text:span text:style-name="T6">τὸ ποτήριον τοῦ οἴνου τοῦ θυμοῦ</text:span><text:span text:style-name="T7"> τῆς ὀργῆς </text:span><text:span text:style-name="T6">αὐτοῦ</text:span><text:span text:style-name="T7">. </text:span><text:span text:style-name="T3">20</text:span><text:span text:style-name="T7"> καὶ πᾶσα νῆσος ἔφυγεν, καὶ ὄρη οὐχ εὑρέθησαν. </text:span><text:span text:style-name="T3">21</text:span><text:span text:style-name="T7"> καὶ </text:span><text:span text:style-name="T6">χάλαζα μεγάλη</text:span><text:span text:style-name="T7"> ὡς ταλαντιαία καταβαίνει ἐκ τοῦ οὐρανοῦ ἐπὶ τοὺς ἀνθρώπους· καὶ ἐβλασφήμησαν οἱ ἄνθρωποι τὸν Θεὸν ἐκ τῆς πληγῆς τῆς χαλάζης, ὅτι </text:span><text:span text:style-name="T6">μεγάλη</text:span><text:span text:style-name="T7"> ἐστὶν ἡ πληγὴ αὐτῆς </text:span><text:span text:style-name="T6">σφόδρα</text:span><text:span text:style-name="T7">.</text:span></text:p>
      <text:p text:style-name="P3"/>
      <text:h text:style-name="P5" text:outline-level="2">17</text:h>
      <text:p text:style-name="P3"/>
      <text:p text:style-name="P1"><text:span text:style-name="T7"><text:tab/></text:span><text:span text:style-name="T3">1</text:span><text:span text:style-name="T7"> Καὶ ἦλθεν εἷς ἐκ τῶν ἑπτὰ ἀγγέλων τῶν ἐχόντων τὰς ἑπτὰ φιάλας, καὶ ἐλάλησεν μετ’ ἐμοῦ λέγων Δεῦρο, δείξω σοι τὸ κρίμα τῆς πόρνης τῆς μεγάλης τῆς καθημένης </text:span><text:span text:style-name="T6">ἐπὶ ὑδάτων πολλῶν,</text:span><text:span text:style-name="T7"> </text:span><text:span text:style-name="T3">2</text:span><text:span text:style-name="T7"> </text:span><text:span text:style-name="T6">μεθ’ ἧς ἐπόρνευσαν οἱ βασιλεῖς τῆς γῆς</text:span><text:span text:style-name="T7">, καὶ </text:span><text:soft-page-break/><text:span text:style-name="T6">ἐμεθύσθησαν</text:span><text:span text:style-name="T7"> οἱ κατοικοῦντες τ</text:span><text:span text:style-name="T6">ὴν γῆν ἐκ τοῦ οἴνου</text:span><text:span text:style-name="T7"> τῆς πορνείας αὐτῆς. </text:span><text:span text:style-name="T3">3</text:span><text:span text:style-name="T7"> καὶ ἀπήνεγκέν με εἰς ἔρημον ἐν Πνεύματι. καὶ εἶδον γυναῖκα καθημένην ἐπὶ </text:span><text:span text:style-name="T6">θηρίον</text:span><text:span text:style-name="T7"> κόκκινον, γέμοντα ὀνόματα βλασφημίας, ἔχων κεφαλὰς ἑπτὰ καὶ </text:span><text:span text:style-name="T6">κέρατα δέκα</text:span><text:span text:style-name="T7">. </text:span><text:span text:style-name="T3">4 </text:span><text:span text:style-name="T7">καὶ ἡ γυνὴ ἦν περιβεβλημένη πορφυροῦν καὶ κόκκινον, καὶ κεχρυσωμένη χρυσίῳ καὶ λίθῳ τιμίῳ καὶ μαργαρίταις, ἔχουσα </text:span><text:span text:style-name="T6">ποτήριον χρυσοῦν</text:span><text:span text:style-name="T7"> ἐν τῇ χειρὶ αὐτῆς γέμον βδελυγμάτων καὶ τὰ ἀκάθαρτα τῆς πορνείας αὐτῆς, </text:span><text:span text:style-name="T3">5</text:span><text:span text:style-name="T7"> καὶ ἐπὶ τὸ μέτωπον αὐτῆς ὄνομα γεγραμμένον, μυστήριον, ΒΑΒΥΛΩΝ Η ΜΕΓΑΛΗ, Η ΜΗΤΗΡ ΤΩΝ ΠΟΡΝΩΝ ΚΑΙ ΤΩΝ ΒΔΕΛΥΓΜΑΤΩΝ ΤΗΣ ΓΗΣ. </text:span><text:span text:style-name="T3">6</text:span><text:span text:style-name="T7"> καὶ εἶδον τὴν γυναῖκα μεθύουσαν ἐκ τοῦ αἵματος τῶν ἁγίων καὶ ἐκ τοῦ αἵματος τῶν μαρτύρων Ἰησοῦ. Καὶ ἐθαύμασα ἰδὼν αὐτὴν θαῦμα μέγα. </text:span><text:span text:style-name="T3">7</text:span><text:span text:style-name="T7"> καὶ εἶπέν μοι ὁ ἄγγελος Διὰ τί ἐθαύμασας; ἐγὼ ἐρῶ σοι τὸ μυστήριον τῆς γυναικὸς καὶ τοῦ θηρίου τοῦ βαστάζοντος αὐτήν τοῦ ἔχοντος τὰς ἑπτὰ κεφαλὰς καὶ τὰ δέκα κέρατα. </text:span><text:span text:style-name="T3">8</text:span><text:span text:style-name="T7"> τὸ </text:span><text:span text:style-name="T6">θηρίον</text:span><text:span text:style-name="T7"> ὃ εἶδες ἦν καὶ οὐκ ἔστιν, καὶ μέλλει </text:span><text:span text:style-name="T6">ἀναβαίνειν ἐκ τῆς ἀβύσσου</text:span><text:span text:style-name="T7"> καὶ εἰς ἀπώλειαν ὑπάγει· καὶ θαυμασθήσονται οἱ κατοικοῦντες ἐπὶ τῆς γῆς, </text:span><text:span text:style-name="T6">ὧν</text:span><text:span text:style-name="T7"> οὐ </text:span><text:span text:style-name="T6">γέγραπται</text:span><text:span text:style-name="T7"> τὸ ὄνομα </text:span><text:span text:style-name="T6">ἐπὶ τὸ βιβλίον τῆς ζωῆς</text:span><text:span text:style-name="T7"> ἀπὸ καταβολῆς κόσμου, βλεπόντων τὸ θηρίον ὅτι ἦν καὶ οὐκ ἔστιν καὶ παρέσται. </text:span><text:span text:style-name="T3">9</text:span><text:span text:style-name="T7"> Ὧδε ὁ νοῦς ὁ ἔχων σοφίαν. αἱ ἑπτὰ κεφαλαὶ ἑπτὰ ὄρη εἰσίν, ὅπου ἡ γυνὴ κάθηται ἐπ’ αὐτῶν. καὶ βασιλεῖς ἑπτά εἰσιν· </text:span><text:span text:style-name="T3">10</text:span><text:span text:style-name="T7"> οἱ πέντε ἔπεσαν, ὁ εἷς ἔστιν, ὁ ἄλλος οὔπω ἦλθεν, καὶ ὅταν ἔλθῃ ὀλίγον αὐτὸν δεῖ μεῖναι. </text:span><text:span text:style-name="T3">11</text:span><text:span text:style-name="T7"> καὶ τὸ θηρίον ὃ ἦν καὶ οὐκ ἔστιν, καὶ αὐτὸς ὄγδοός ἐστιν καὶ ἐκ τῶν ἑπτά ἐστιν, καὶ εἰς ἀπώλειαν ὑπάγει. </text:span><text:span text:style-name="T3">12</text:span><text:span text:style-name="T7"> </text:span><text:span text:style-name="T6">καὶ τὰ δέκα κέρατα</text:span><text:span text:style-name="T7"> ἃ εἶδες </text:span><text:span text:style-name="T6">δέκα βασιλεῖς εἰσιν</text:span><text:span text:style-name="T7">, οἵτινες βασιλείαν οὔπω ἔλαβον, ἀλλὰ ἐξουσίαν ὡς βασιλεῖς μίαν ὥραν λαμβάνουσιν μετὰ τοῦ θηρίου. </text:span><text:span text:style-name="T3">13</text:span><text:span text:style-name="T7"> οὗτοι μίαν γνώμην ἔχουσιν, καὶ τὴν δύναμιν καὶ ἐξουσίαν αὐτῶν τῷ θηρίῳ διδόασιν. </text:span><text:span text:style-name="T3">14</text:span><text:span text:style-name="T7"> οὗτοι μετὰ τοῦ Ἀρνίου πολεμήσουσιν καὶ τὸ Ἀρνίον νικήσει αὐτούς, ὅτι </text:span><text:span text:style-name="T6">Κύριος </text:span><text:soft-page-break/><text:span text:style-name="T6">κυρίων ἐστὶν καὶ Βασιλεὺς βασιλέων</text:span><text:span text:style-name="T7">, καὶ οἱ μετ’ αὐτοῦ κλητοὶ καὶ ἐκλεκτοὶ καὶ πιστοί. </text:span><text:span text:style-name="T3">15</text:span><text:span text:style-name="T7"> Καὶ λέγει μοι </text:span><text:span text:style-name="T6">Τὰ ὕδατα</text:span><text:span text:style-name="T7"> ἃ εἶδες, οὗ ἡ πόρνη κάθηται, λαοὶ καὶ ὄχλοι εἰσὶν καὶ ἔθνη καὶ γλῶσσαι. </text:span><text:span text:style-name="T3">16</text:span><text:span text:style-name="T7"> καὶ τὰ δέκα κέρατα ἃ εἶδες καὶ τὸ θηρίον, οὗτοι μισήσουσιν τὴν πόρνην, καὶ ἠρημωμένην ποιήσουσιν αὐτὴν καὶ γυμνήν, καὶ τὰς σάρκας αὐτῆς φάγονται, καὶ αὐτὴν κατακαύσουσιν ἐν πυρί· </text:span><text:span text:style-name="T3">17</text:span><text:span text:style-name="T7"> ὁ γὰρ Θεὸς ἔδωκεν εἰς τὰς καρδίας αὐτῶν ποιῆσαι τὴν γνώμην αὐτοῦ, καὶ ποιῆσαι μίαν γνώμην καὶ δοῦναι τὴν βασιλείαν αὐτῶν τῷ θηρίῳ, ἄχρι τελεσθήσονται οἱ λόγοι τοῦ Θεοῦ. </text:span><text:span text:style-name="T3">18</text:span><text:span text:style-name="T7"> καὶ ἡ γυνὴ ἣν εἶδες ἔστιν ἡ πόλις ἡ μεγάλη ἡ ἔχουσα βασιλείαν ἐπὶ τῶν </text:span><text:span text:style-name="T6">βασιλέων τῆς γῆς</text:span><text:span text:style-name="T7">.</text:span></text:p>
      <text:p text:style-name="P3"/>
      <text:h text:style-name="P5" text:outline-level="2">18</text:h>
      <text:p text:style-name="P3"/>
      <text:p text:style-name="P1"><text:span text:style-name="T3">1</text:span><text:span text:style-name="T7"> Μετὰ ταῦτα εἶδον ἄλλον ἄγγελον καταβαίνοντα ἐκ τοῦ οὐρανοῦ, ἔχοντα ἐξουσίαν μεγάλην, καὶ ἡ γῆ ἐφωτίσθη ἐκ τῆς δόξης αὐτοῦ. </text:span><text:span text:style-name="T3">2</text:span><text:span text:style-name="T7"> καὶ ἔκραξεν ἐν ἰσχυρᾷ φωνῇ λέγων </text:span><text:span text:style-name="T6">Ἔπεσεν ἔπεσεν Βαβυλὼν ἡ μεγάλη</text:span><text:span text:style-name="T7">, καὶ ἐγένετο </text:span><text:span text:style-name="T6">κατοικητήριον δαιμονίων</text:span><text:span text:style-name="T7"> καὶ φυλακὴ παντὸς πνεύματος ἀκαθάρτου καὶ φυλακὴ παντὸς ὀρνέου ἀκαθάρτου καὶ μεμισημένου, </text:span><text:span text:style-name="T3">3</text:span><text:span text:style-name="T7"> ὅτι ἐκ τοῦ οἴνου τοῦ θυμοῦ τῆς πορνείας </text:span><text:span text:style-name="T6">αὐτῆς πέπωκαν πάντα τὰ ἔθνη, καὶ οἱ βασιλεῖς τῆς γῆς μετ’ αὐτῆς ἐπόρνευσαν</text:span><text:span text:style-name="T7">, καὶ οἱ ἔμποροι τῆς γῆς ἐκ τῆς δυνάμεως τοῦ στρήνους αὐτῆς ἐπλούτησαν. </text:span><text:span text:style-name="T3">4</text:span><text:span text:style-name="T7"> Καὶ ἤκουσα ἄλλην φωνὴν ἐκ τοῦ οὐρανοῦ λέγουσαν </text:span><text:span text:style-name="T6">Ἐξέλθατε ὁ λαός μου ἐξ αὐτῆς</text:span><text:span text:style-name="T7">, ἵνα μὴ συνκοινωνήσητε ταῖς ἁμαρτίαις αὐτῆς, καὶ ἐκ τῶν πληγῶν αὐτῆς ἵνα μὴ λάβητε· </text:span><text:span text:style-name="T3">5</text:span><text:span text:style-name="T7"> </text:span><text:span text:style-name="T6">ὅτι ἐκολλήθησαν αὐτῆς</text:span><text:span text:style-name="T7"> αἱ ἁμαρτίαι </text:span><text:span text:style-name="T6">ἄχρι τοῦ οὐρανοῦ</text:span><text:span text:style-name="T7">, καὶ ἐμνημόνευσεν ὁ Θεὸς τὰ ἀδικήματα αὐτῆς. </text:span><text:span text:style-name="T3">6</text:span><text:span text:style-name="T7"> </text:span><text:span text:style-name="T6">ἀπόδοτε αὐτῇ ὡς καὶ αὐτὴ ἀπέδωκεν</text:span><text:span text:style-name="T7">, καὶ διπλώσατε </text:span><text:soft-page-break/><text:span text:style-name="T7">τὰ διπλᾶ </text:span><text:span text:style-name="T6">κατὰ τὰ ἔργα αὐτῆς</text:span><text:span text:style-name="T7">· ἐν τῷ ποτηρίῳ ᾧ ἐκέρασεν κεράσατε αὐτῇ διπλοῦν· </text:span><text:span text:style-name="T3">7</text:span><text:span text:style-name="T7"> ὅσα ἐδόξασεν αὐτὴν καὶ ἐστρηνίασεν, τοσοῦτον δότε αὐτῇ βασανισμὸν καὶ πένθος. </text:span><text:span text:style-name="T6">ὅτι ἐν τῇ καρδίᾳ αὐτῆς λέγει ὅτι Κάθημαι βασίλισσα</text:span><text:span text:style-name="T7"> καὶ </text:span><text:span text:style-name="T6">χήρα οὐκ εἰμί, καὶ πένθος οὐ μὴ ἴδω</text:span><text:span text:style-name="T7">· </text:span><text:span text:style-name="T3">8</text:span><text:span text:style-name="T7"> διὰ τοῦτο </text:span><text:span text:style-name="T6">ἐν μιᾷ ἡμέρᾳ ἥξουσιν</text:span><text:span text:style-name="T7"> αἱ πληγαὶ αὐτῆς, θάνατος καὶ πένθος καὶ λιμός, καὶ ἐν πυρὶ κατακαυθήσεται· ὅτι </text:span><text:span text:style-name="T6">ἰσχυρὸς Κύριος</text:span><text:span text:style-name="T7"> ὁ Θεὸς ὁ </text:span><text:span text:style-name="T6">κρίνας</text:span><text:span text:style-name="T7"> αὐτήν. </text:span><text:span text:style-name="T3">9</text:span><text:span text:style-name="T7"> </text:span><text:span text:style-name="T6">καὶ κλαύσουσιν καὶ κόψονται ἐπ’</text:span><text:span text:style-name="T7"> αὐτὴν </text:span><text:span text:style-name="T6">οἱ βασιλεῖς τῆς γῆς οἱ μετ’ αὐτῆς πορνεύσαντες</text:span><text:span text:style-name="T7"> καὶ στρηνιάσαντες, ὅταν βλέπωσιν τὸν καπνὸν τῆς πυρώσεως αὐτῆς, </text:span><text:span text:style-name="T3">10</text:span><text:span text:style-name="T7"> ἀπὸ μακρόθεν ἑστηκότες διὰ τὸν φόβον τοῦ βασανισμοῦ αὐτῆς, λέγοντες Οὐαὶ οὐαί, ἡ πόλις </text:span><text:span text:style-name="T6">ἡ μεγάλη, Βαβυλὼν ἡ πόλις ἡ ἰσχυρά</text:span><text:span text:style-name="T7">, ὅτι μιᾷ ὥρᾳ ἦλθεν ἡ κρίσις σου. </text:span><text:span text:style-name="T3">11</text:span><text:span text:style-name="T7"> καὶ οἱ </text:span><text:span text:style-name="T6">ἔμποροι</text:span><text:span text:style-name="T7"> τῆς γῆς </text:span><text:span text:style-name="T6">κλαίουσιν καὶ πενθοῦσιν</text:span><text:span text:style-name="T7"> ἐπ’ αὐτήν, ὅτι τὸν γόμον αὐτῶν οὐδεὶς ἀγοράζει οὐκέτι, </text:span><text:span text:style-name="T3">12</text:span><text:span text:style-name="T7"> γόμον χρυσοῦ καὶ ἀργύρου καὶ λίθου τιμίου καὶ μαργαριτῶν καὶ βυσσίνου καὶ πορφύρας καὶ σιρικοῦ καὶ κοκκίνου, καὶ πᾶν ξύλον θύϊνον καὶ πᾶν σκεῦος ἐλεφάντινον καὶ πᾶν σκεῦος ἐκ ξύλου τιμιωτάτου καὶ χαλκοῦ καὶ σιδήρου καὶ μαρμάρου, </text:span><text:span text:style-name="T3">13</text:span><text:span text:style-name="T7"> καὶ κιννάμωμον καὶ ἄμωμον καὶ θυμιάματα καὶ μύρον καὶ λίβανον καὶ οἶνον καὶ ἔλαιον καὶ σεμίδαλιν καὶ σῖτον καὶ κτήνη καὶ πρόβατα, καὶ ἵππων καὶ ῥεδῶν καὶ σωμάτων, καὶ </text:span><text:span text:style-name="T6">ψυχὰς ἀνθρώπων</text:span><text:span text:style-name="T7">. </text:span><text:span text:style-name="T3">14</text:span><text:span text:style-name="T7"> καὶ ἡ ὀπώρα σου τῆς ἐπιθυμίας τῆς ψυχῆς ἀπῆλθεν ἀπὸ σοῦ, καὶ πάντα τὰ λιπαρὰ καὶ τὰ λαμπρὰ ἀπώλετο ἀπὸ σοῦ, καὶ οὐκέτι οὐ μὴ αὐτὰ εὑρήσουσιν. </text:span><text:span text:style-name="T3">15</text:span><text:span text:style-name="T7"> οἱ </text:span><text:span text:style-name="T6">ἔμποροι</text:span><text:span text:style-name="T7"> τούτων, οἱ πλουτήσαντες ἀπ’ αὐτῆς, ἀπὸ μακρόθεν στήσονται διὰ τὸν φόβον τοῦ βασανισμοῦ αὐτῆς </text:span><text:span text:style-name="T6">κλαίοντες καὶ πενθοῦντες</text:span><text:span text:style-name="T7">, </text:span><text:span text:style-name="T3">16</text:span><text:span text:style-name="T7"> λέγοντες Οὐαὶ οὐαί, ἡ πόλις ἡ μεγάλη, ἡ περιβεβλημένη βύσσινον καὶ πορφυροῦν καὶ κόκκινον, καὶ κεχρυσωμένη ἐν χρυσίῳ καὶ λίθῳ τιμίῳ καὶ μαργαρίτῃ, </text:span><text:span text:style-name="T3">17</text:span><text:span text:style-name="T7"> ὅτι μιᾷ ὥρᾳ ἠρημώθη ὁ τοσοῦτος πλοῦτος. καὶ πᾶς </text:span><text:span text:style-name="T6">κυβερνήτης</text:span><text:span text:style-name="T7"> καὶ πᾶς ὁ ἐπὶ τόπον πλέων </text:span><text:span text:style-name="T6">καὶ ναῦται καὶ </text:span><text:soft-page-break/><text:span text:style-name="T6">ὅσοι τὴν θάλασσαν</text:span><text:span text:style-name="T7"> ἐργάζονται, ἀπὸ μακρόθεν </text:span><text:span text:style-name="T6">ἔστησαν</text:span><text:span text:style-name="T7"> </text:span><text:span text:style-name="T3">18</text:span><text:span text:style-name="T7"> καὶ ἔκραζον βλέποντες τὸν καπνὸν τῆς πυρώσεως αὐτῆς λέγοντες Τίς ὁμοία τῇ πόλει τῇ μεγάλῃ; </text:span><text:span text:style-name="T3">19</text:span><text:span text:style-name="T7"> </text:span><text:span text:style-name="T6">καὶ ἔβαλον χοῦν ἐπὶ τὰς κεφαλὰς αὐτῶν καὶ ἔκραζον κλαίοντες καὶ πενθοῦντες</text:span><text:span text:style-name="T7">, λέγοντες Οὐαὶ οὐαί, ἡ πόλις ἡ μεγάλη, ἐν </text:span><text:span text:style-name="T6">ᾗ ἐπλούτησαν πάντες</text:span><text:span text:style-name="T7"> οἱ ἔχοντες </text:span><text:span text:style-name="T6">τὰ πλοῖα ἐν τῇ θαλάσσῃ ἐκ τῆς τιμιότητος</text:span><text:span text:style-name="T7"> αὐτῆς, ὅτι μιᾷ ὥρᾳ ἠρημώθη. </text:span><text:span text:style-name="T3">20</text:span><text:span text:style-name="T7"> </text:span><text:span text:style-name="T6">Εὐφραίνου</text:span><text:span text:style-name="T7"> ἐπ’ αὐτῇ, </text:span><text:span text:style-name="T6">οὐρανέ</text:span><text:span text:style-name="T7"> καὶ οἱ ἅγιοι καὶ οἱ ἀπόστολοι καὶ οἱ προφῆται, </text:span><text:span text:style-name="T6">ὅτι ἔκρινεν</text:span><text:span text:style-name="T7"> ὁ Θεὸς τὸ κρίμα ὑμῶν ἐξ αὐτῆς. </text:span><text:span text:style-name="T3">21</text:span><text:span text:style-name="T7"> Καὶ ἦρεν εἷς ἄγγελος ἰσχυρὸς </text:span><text:span text:style-name="T6">λίθον</text:span><text:span text:style-name="T7"> ὡς μύλινον μέγαν, </text:span><text:span text:style-name="T6">καὶ ἔβαλεν</text:span><text:span text:style-name="T7"> εἰς τὴν θάλασσαν </text:span><text:span text:style-name="T6">λέγων Οὕτως</text:span><text:span text:style-name="T7"> ὁρμήματι βληθήσεται </text:span><text:span text:style-name="T6">Βαβυλὼν ἡ μεγάλη</text:span><text:span text:style-name="T7"> πόλις, </text:span><text:span text:style-name="T6">καὶ οὐ μὴ εὑρεθῇ ἔτι</text:span><text:span text:style-name="T7">. </text:span><text:span text:style-name="T3">22</text:span><text:span text:style-name="T7"> </text:span><text:span text:style-name="T6">καὶ φωνὴ</text:span><text:span text:style-name="T7"> κιθαρῳδῶν καὶ </text:span><text:span text:style-name="T6">μουσικῶν</text:span><text:span text:style-name="T7"> καὶ αὐλητῶν καὶ σαλπιστῶν </text:span><text:span text:style-name="T6">οὐ μὴ ἀκουσθῇ ἐν σοὶ ἔτι</text:span><text:span text:style-name="T7">, καὶ πᾶς τεχνίτης πάσης τέχνης οὐ μὴ εὑρεθῇ ἐν σοὶ ἔτι, καὶ φωνὴ μύλου οὐ μὴ ἀκουσθῇ ἐν σοὶ ἔτι, </text:span><text:span text:style-name="T3">23</text:span><text:span text:style-name="T7"> </text:span><text:span text:style-name="T6">καὶ φῶς λύχνου</text:span><text:span text:style-name="T7"> οὐ μὴ φάνῃ ἐν σοὶ ἔτι, </text:span><text:span text:style-name="T6">καὶ φωνὴ νυμφίου καὶ νύμφης</text:span><text:span text:style-name="T7"> οὐ μὴ ἀκουσθῇ ἐν σοὶ ἔτι· ὅτι οἱ ἔμποροί σου ἦσαν οἱ </text:span><text:span text:style-name="T6">μεγιστᾶνες τῆς γῆς, ὅτι ἐν τῇ φαρμακίᾳ σου</text:span><text:span text:style-name="T7"> ἐπλανήθησαν πάντα τὰ ἔθνη, </text:span><text:span text:style-name="T3">24</text:span><text:span text:style-name="T7"> καὶ ἐν αὐτῇ αἷμα προφητῶν καὶ ἁγίων εὑρέθη καὶ </text:span><text:span text:style-name="T6">πάντων τῶν ἐσφαγμένων</text:span><text:span text:style-name="T7"> ἐπὶ </text:span><text:span text:style-name="T6">τῆς γῆς</text:span><text:span text:style-name="T7">.</text:span></text:p>
      <text:p text:style-name="P3"/>
      <text:h text:style-name="P5" text:outline-level="2">19</text:h>
      <text:p text:style-name="P3"/>
      <text:p text:style-name="P1"><text:span text:style-name="T7"><text:tab/></text:span><text:span text:style-name="T3">1</text:span><text:span text:style-name="T7"> Μετὰ ταῦτα ἤκουσα ὡς φωνὴν μεγάλην ὄχλου πολλοῦ ἐν τῷ οὐρανῷ λεγόντων <text:tab/>Ἁλληλουϊά· ἡ σωτηρία καὶ ἡ δόξα καὶ ἡ δύναμις τοῦ Θεοῦ ἡμῶν, </text:span><text:span text:style-name="T3">2</text:span><text:span text:style-name="T7"> ὅτι </text:span><text:span text:style-name="T6">ἀληθιναὶ</text:span><text:span text:style-name="T7"> καὶ </text:span><text:span text:style-name="T6">δίκαιαι <text:tab/>αἱ κρίσεις αὐτοῦ</text:span><text:span text:style-name="T7">· ὅτι ἔκρινεν τὴν πόρνην τὴν μεγάλην ἥτις ἔφθειρεν τὴν γῆν ἐν τῇ πορνείᾳ <text:tab/>αὐτῆς, καὶ </text:span><text:span text:style-name="T6">ἐξεδίκησεν τὸ αἷμα τῶν δούλων</text:span><text:span text:style-name="T7"> αὐτοῦ </text:span><text:span text:style-name="T6">ἐκ χειρὸς</text:span><text:span text:style-name="T7"> αὐτῆς.</text:span></text:p>
      <text:p text:style-name="P1"><text:soft-page-break/><text:span text:style-name="T3">3</text:span><text:span text:style-name="T7"> καὶ δεύτερον εἴρηκαν </text:span><text:span text:style-name="T6">Ἁλληλουϊά· καὶ ὁ καπνὸς αὐτῆς ἀναβαίνει εἰς τοὺς αἰῶνας</text:span><text:span text:style-name="T7"> τῶν αἰώνων. </text:span><text:span text:style-name="T3">4</text:span><text:span text:style-name="T7"> καὶ ἔπεσαν οἱ πρεσβύτεροι οἱ εἴκοσι τέσσαρες καὶ τὰ τέσσερα ζῷα, καὶ προσεκύνησαν τῷ Θεῷ τῷ </text:span><text:span text:style-name="T6">καθημένῳ ἐπὶ τῷ θρόνῳ </text:span><text:span text:style-name="T7">λέγοντες Ἀμήν, Ἁλληλουϊά. </text:span><text:span text:style-name="T3">5</text:span><text:span text:style-name="T7"> καὶ φωνὴ ἀπὸ τοῦ θρόνου ἐξῆλθεν λέγουσα <text:tab/></text:span><text:span text:style-name="T6">Αἰνεῖτε</text:span><text:span text:style-name="T7"> τῷ Θεῷ ἡμῶν, </text:span><text:span text:style-name="T6">πάντες οἱ δοῦλοι</text:span><text:span text:style-name="T7"> αὐτοῦ, </text:span><text:span text:style-name="T6">οἱ φοβούμενοι αὐτόν, οἱ μικροὶ καὶ οἱ <text:tab/>μεγάλοι</text:span><text:span text:style-name="T7">.</text:span></text:p>
      <text:p text:style-name="P1"><text:span text:style-name="T3">6</text:span><text:span text:style-name="T7"> Καὶ ἤκουσα ὡς φωνὴν ὄχλου πολλοῦ καὶ ὡς φωνὴν ὑδάτων πολλῶν καὶ ὡς φωνὴν βροντῶν ἰσχυρῶν, λεγόντων </text:span></text:p>
      <text:p text:style-name="P1"><text:span text:style-name="T7"><text:tab/></text:span><text:span text:style-name="T6">Ἁλληλουϊά</text:span><text:span text:style-name="T7">, ὅτι </text:span><text:span text:style-name="T6">ἐβασίλευσεν Κύριος ὁ Θεός</text:span><text:span text:style-name="T7"> ἡμῶν ὁ </text:span><text:span text:style-name="T6">Παντοκράτωρ</text:span><text:span text:style-name="T7">. </text:span><text:span text:style-name="T3">7</text:span><text:span text:style-name="T7"> </text:span><text:span text:style-name="T6">χαίρωμεν</text:span><text:span text:style-name="T7"> καὶ <text:tab/></text:span><text:span text:style-name="T6">ἀγαλλιῶμεν</text:span><text:span text:style-name="T7">, καὶ δώσομεν τὴν δόξαν αὐτῷ, ὅτι ἦλθεν ὁ γάμος τοῦ Ἀρνίου, καὶ ἡ γυνὴ <text:tab/>αὐτοῦ ἡτοίμασεν ἑαυτήν, </text:span><text:span text:style-name="T3">8</text:span><text:span text:style-name="T7"> καὶ ἐδόθη αὐτῇ ἵνα περιβάληται βύσσινον λαμπρὸν καθαρόν· τὸ <text:tab/>γὰρ βύσσινον τὰ δικαιώματα τῶν ἁγίων ἐστίν.</text:span></text:p>
      <text:p text:style-name="P1"><text:span text:style-name="T3">9</text:span><text:span text:style-name="T7"> Καὶ λέγει μοι Γράψον Μακάριοι οἱ εἰς τὸ δεῖπνον τοῦ γάμου τοῦ Ἀρνίου κεκλημένοι. καὶ λέγει μοι Οὗτοι οἱ λόγοι ἀληθινοὶ τοῦ Θεοῦ εἰσιν. </text:span><text:span text:style-name="T3">10</text:span><text:span text:style-name="T7"> καὶ ἔπεσα ἔμπροσθεν τῶν ποδῶν αὐτοῦ προσκυνῆσαι αὐτῷ. καὶ λέγει μοι Ὅρα μή· σύνδουλός σού εἰμι καὶ τῶν ἀδελφῶν σου τῶν ἐχόντων τὴν μαρτυρίαν Ἰησοῦ· τῷ Θεῷ προσκύνησον· ἡ γὰρ μαρτυρία Ἰησοῦ ἐστιν τὸ πνεῦμα τῆς προφητείας. </text:span><text:span text:style-name="T3">11</text:span><text:span text:style-name="T7"> </text:span><text:span text:style-name="T6">Καὶ εἶδον τὸν οὐρανὸν ἠνεῳγμένον</text:span><text:span text:style-name="T7">, καὶ ἰδοὺ ἵππος λευκός, καὶ ὁ καθήμενος ἐπ’ αὐτὸν καλούμενος Πιστὸς καὶ Ἀληθινός, καὶ </text:span><text:span text:style-name="T6">ἐν δικαιοσύνῃ κρίνει</text:span><text:span text:style-name="T7"> καὶ πολεμεῖ. </text:span><text:span text:style-name="T3">12</text:span><text:span text:style-name="T7"> </text:span><text:span text:style-name="T6">οἱ δὲ ὀφθαλμοὶ αὐτοῦ</text:span><text:span text:style-name="T7"> φλὸξ </text:span><text:span text:style-name="T6">πυρός</text:span><text:span text:style-name="T7">, καὶ ἐπὶ τὴν κεφαλὴν αὐτοῦ διαδήματα πολλά, ἔχων ὄνομα γεγραμμένον ὃ οὐδεὶς οἶδεν εἰ μὴ αὐτός, </text:span><text:span text:style-name="T3">13</text:span><text:span text:style-name="T7"> καὶ περιβεβλημένος ἱμάτιον βεβαμμένον αἵματι, καὶ κέκληται τὸ ὄνομα αὐτοῦ Ὁ Λόγος τοῦ Θεοῦ. </text:span><text:span text:style-name="T3">14</text:span><text:span text:style-name="T7"> καὶ τὰ στρατεύματα τὰ ἐν τῷ οὐρανῷ ἠκολούθει αὐτῷ ἐφ’ ἵπποις λευκοῖς, ἐνδεδυμένοι βύσσινον λευκὸν καθαρόν. </text:span><text:span text:style-name="T3">15</text:span><text:span text:style-name="T7"> καὶ </text:span><text:span text:style-name="T6">ἐκ τοῦ στόματος</text:span><text:span text:style-name="T7"> αὐτοῦ ἐκπορεύεται ῥομφαία ὀξεῖα, ἵνα ἐν αὐτῇ </text:span><text:soft-page-break/><text:span text:style-name="T6">πατάξῃ τὰ ἔθνη</text:span><text:span text:style-name="T7">· καὶ αὐτὸς </text:span><text:span text:style-name="T6">ποιμανεῖ αὐτοὺς ἐν ῥάβδῳ σιδηρᾷ</text:span><text:span text:style-name="T7">· καὶ αὐτὸς </text:span><text:span text:style-name="T6">πατεῖ τὴν ληνὸν</text:span><text:span text:style-name="T7"> τοῦ οἴνου τοῦ θυμοῦ τῆς ὀργῆς </text:span><text:span text:style-name="T6">τοῦ Θεοῦ τοῦ Παντοκράτορος</text:span><text:span text:style-name="T7">. </text:span><text:span text:style-name="T3">16</text:span><text:span text:style-name="T7"> καὶ ἔχει ἐπὶ τὸ ἱμάτιον καὶ ἐπὶ τὸν μηρὸν αὐτοῦ ὄνομα γεγραμμένον ΒΑΣΙΛΕΥΣ ΒΑΣΙΛΕΩΝ ΚΑΙ ΚΥΡΙΟΣ ΚΥΡΙΩΝ.</text:span></text:p>
      <text:p text:style-name="P1"><text:span text:style-name="T7"><text:tab/></text:span><text:span text:style-name="T3">17</text:span><text:span text:style-name="T7"> Καὶ εἶδον ἕνα ἄγγελον ἑστῶτα ἐν τῷ ἡλίῳ, καὶ ἔκραξεν ἐν φωνῇ μεγάλῃ </text:span><text:span text:style-name="T6">λέγων πᾶσιν τοῖς ὀρνέοις τοῖς πετομένοις</text:span><text:span text:style-name="T7"> ἐν μεσουρανήματι </text:span><text:span text:style-name="T6">Δεῦτε συνάχθητε εἰς τὸ</text:span><text:span text:style-name="T7"> δεῖπνον τὸ μέγα τοῦ Θεοῦ, </text:span><text:span text:style-name="T3">18</text:span><text:span text:style-name="T7"> ἵνα </text:span><text:span text:style-name="T6">φάγητε</text:span><text:span text:style-name="T7"> σάρκας </text:span><text:span text:style-name="T6">βασιλέων</text:span><text:span text:style-name="T7"> καὶ σάρκας χιλιάρχων καὶ </text:span><text:span text:style-name="T6">σάρκας ἰσχυρῶν</text:span><text:span text:style-name="T7"> καὶ σάρκας </text:span><text:span text:style-name="T6">ἵππων</text:span><text:span text:style-name="T7"> καὶ τῶν καθημένων ἐπ’ αὐτῶν, καὶ σάρκας πάντων ἐλευθέρων τε καὶ δούλων καὶ μικρῶν καὶ μεγάλων. </text:span><text:span text:style-name="T3">19</text:span><text:span text:style-name="T7"> Καὶ εἶδον τὸ θηρίον καὶ </text:span><text:span text:style-name="T6">τοὺς βασιλεῖς τῆς γῆς</text:span><text:span text:style-name="T7"> καὶ τὰ στρατεύματα αὐτῶν συνηγμένα ποιῆσαι τὸν πόλεμον μετὰ τοῦ καθημένου ἐπὶ τοῦ ἵππου καὶ μετὰ τοῦ στρατεύματος αὐτοῦ. </text:span><text:span text:style-name="T3">20</text:span><text:span text:style-name="T7"> καὶ ἐπιάσθη τὸ θηρίον καὶ μετ’ αὐτοῦ ὁ ψευδοπροφήτης ὁ ποιήσας τὰ σημεῖα ἐνώπιον αὐτοῦ, ἐν οἷς ἐπλάνησεν τοὺς λαβόντας τὸ χάραγμα τοῦ θηρίου καὶ τοὺς προσκυνοῦντας τῇ εἰκόνι αὐτοῦ· ζῶντες ἐβλήθησαν οἱ δύο εἰς τὴν λίμνην τοῦ πυρὸς τῆς </text:span><text:span text:style-name="T6">καιομένης ἐν θείῳ</text:span><text:span text:style-name="T7">. </text:span><text:span text:style-name="T3">21</text:span><text:span text:style-name="T7"> καὶ οἱ λοιποὶ ἀπεκτάνθησαν ἐν τῇ ῥομφαίᾳ τοῦ καθημένου ἐπὶ τοῦ ἵππου τῇ ἐξελθούσῃ ἐκ τοῦ στόματος αὐτοῦ, καὶ </text:span><text:span text:style-name="T6">πάντα τὰ ὄρνεα ἐχορτάσθησαν ἐκ τῶν σαρκῶν</text:span><text:span text:style-name="T7"> αὐτῶν.</text:span></text:p>
      <text:p text:style-name="P3"/>
      <text:h text:style-name="P5" text:outline-level="2">20</text:h>
      <text:p text:style-name="P3"/>
      <text:p text:style-name="P1"><text:span text:style-name="T7"><text:tab/></text:span><text:span text:style-name="T3">1</text:span><text:span text:style-name="T7"> Καὶ εἶδον ἄγγελον καταβαίνοντα ἐκ τοῦ οὐρανοῦ, ἔχοντα τὴν κλεῖν τῆς ἀβύσσου καὶ ἅλυσιν μεγάλην ἐπὶ τὴν χεῖρα αὐτοῦ. </text:span><text:span text:style-name="T3">2</text:span><text:span text:style-name="T7"> καὶ ἐκράτησεν τὸν δράκοντα, </text:span><text:span text:style-name="T6">ὁ ὄφις</text:span><text:span text:style-name="T7"> ὁ ἀρχαῖος, </text:span><text:soft-page-break/><text:span text:style-name="T7">ὅς ἐστιν </text:span><text:span text:style-name="T6">Διάβολος</text:span><text:span text:style-name="T7"> καὶ </text:span><text:span text:style-name="T6">Ὁ Σατανᾶς</text:span><text:span text:style-name="T7">, καὶ ἔδησεν αὐτὸν χίλια ἔτη, </text:span><text:span text:style-name="T3">3</text:span><text:span text:style-name="T7"> καὶ ἔβαλεν αὐτὸν εἰς τὴν ἄβυσσον, καὶ ἔκλεισεν καὶ ἐσφράγισεν ἐπάνω αὐτοῦ, ἵνα μὴ πλανήσῃ ἔτι τὰ ἔθνη, ἄχρι τελεσθῇ τὰ χίλια ἔτη· μετὰ ταῦτα δεῖ λυθῆναι αὐτὸν μικρὸν χρόνον. </text:span><text:span text:style-name="T3">4</text:span><text:span text:style-name="T7"> Καὶ </text:span><text:span text:style-name="T6">εἶδον θρόνους</text:span><text:span text:style-name="T7">, καὶ </text:span><text:span text:style-name="T6">ἐκάθισαν</text:span><text:span text:style-name="T7"> ἐπ’ αὐτούς,</text:span><text:span text:style-name="T6"> καὶ κρίμα ἐδόθη</text:span><text:span text:style-name="T7"> αὐτοῖς, καὶ τὰς ψυχὰς τῶν πεπελεκισμένων διὰ τὴν μαρτυρίαν Ἰησοῦ καὶ διὰ τὸν λόγον τοῦ Θεοῦ, καὶ οἵτινες οὐ προσεκύνησαν τὸ θηρίον οὐδὲ τὴν εἰκόνα αὐτοῦ καὶ οὐκ ἔλαβον τὸ χάραγμα ἐπὶ τὸ μέτωπον καὶ ἐπὶ τὴν χεῖρα αὐτῶν· καὶ ἔζησαν καὶ ἐβασίλευσαν μετὰ τοῦ Χριστοῦ χίλια ἔτη. </text:span><text:span text:style-name="T3">5</text:span><text:span text:style-name="T7"> οἱ λοιποὶ τῶν νεκρῶν οὐκ ἔζησαν ἄχρι τελεσθῇ τὰ χίλια ἔτη. αὕτη ἡ ἀνάστασις ἡ πρώτη. </text:span><text:span text:style-name="T3">6</text:span><text:span text:style-name="T7"> μακάριος καὶ ἅγιος ὁ ἔχων μέρος ἐν τῇ ἀναστάσει τῇ πρώτῃ· ἐπὶ τούτων ὁ δεύτερος θάνατος οὐκ ἔχει ἐξουσίαν, ἀλλ’ ἔσονται </text:span><text:span text:style-name="T6">ἱερεῖς τοῦ Θεοῦ</text:span><text:span text:style-name="T7"> καὶ τοῦ Χριστοῦ, καὶ βασιλεύσουσιν μετ’ αὐτοῦ τὰ χίλια ἔτη. </text:span><text:span text:style-name="T3">7</text:span><text:span text:style-name="T7"> Καὶ ὅταν τελεσθῇ τὰ χίλια ἔτη, λυθήσεται ὁ Σατανᾶς ἐκ τῆς φυλακῆς αὐτοῦ, </text:span><text:span text:style-name="T3">8</text:span><text:span text:style-name="T7"> καὶ ἐξελεύσεται πλανῆσαι τὰ ἔθνη τὰ ἐν </text:span><text:span text:style-name="T6">ταῖς τέσσαρσιν γωνίαις τῆς γῆς, τὸν Γὼγ καὶ Μαγώγ</text:span><text:span text:style-name="T7">, συναγαγεῖν αὐτοὺς εἰς τὸν πόλεμον, ὧν ὁ ἀριθμὸς αὐτῶν ὡς ἡ ἄμμος τῆς θαλάσσης. </text:span><text:span text:style-name="T3">9</text:span><text:span text:style-name="T7"> καὶ ἀνέβησαν </text:span><text:span text:style-name="T6">ἐπὶ τὸ πλάτος τῆς γῆς</text:span><text:span text:style-name="T7">, καὶ ἐκύκλευσαν τὴν παρεμβολὴν τῶν ἁγίων καὶ τὴν πόλιν </text:span><text:span text:style-name="T6">τὴν ἠγαπημένην· καὶ κατέβη πῦρ ἐκ τοῦ οὐρανοῦ καὶ κατέφαγεν</text:span><text:span text:style-name="T7"> αὐτούς· </text:span><text:span text:style-name="T3">10</text:span><text:span text:style-name="T7"> καὶ ὁ διάβολος ὁ πλανῶν αὐτοὺς ἐβλήθη εἰς τὴν λίμνην τοῦ πυρὸς καὶ θείου, ὅπου καὶ τὸ θηρίον καὶ ὁ ψευδοπροφήτης, καὶ βασανισθήσονται ἡμέρας καὶ νυκτὸς εἰς τοὺς αἰῶνας τῶν αἰώνων. </text:span></text:p>
      <text:p text:style-name="P1"><text:span text:style-name="T7"><text:tab/></text:span><text:span text:style-name="T3">11</text:span><text:span text:style-name="T7"> </text:span><text:span text:style-name="T6">Καὶ εἶδον θρόνον</text:span><text:span text:style-name="T7"> μέγαν λευκὸν καὶ τὸν </text:span><text:span text:style-name="T6">καθήμενον</text:span><text:span text:style-name="T7"> ἐπ’ αὐτόν οὗ </text:span><text:span text:style-name="T6">ἀπὸ τοῦ προσώπου ἔφυγεν ἡ γῆ</text:span><text:span text:style-name="T7"> καὶ ὁ οὐρανός, καὶ τόπος </text:span><text:span text:style-name="T6">οὐχ εὑρέθη αὐτοῖς</text:span><text:span text:style-name="T7">. </text:span><text:span text:style-name="T3">12</text:span><text:span text:style-name="T7"> καὶ εἶδον τοὺς νεκρούς, τοὺς μεγάλους καὶ τοὺς μικρούς, ἑστῶτας ἐνώπιον τοῦ θρόνου, </text:span><text:span text:style-name="T6">καὶ βιβλία ἠνοίχθησαν</text:span><text:span text:style-name="T7">· καὶ ἄλλο </text:span><text:span text:style-name="T6">βιβλίον</text:span><text:span text:style-name="T7"> ἠνοίχθη, ὅ ἐστιν </text:span><text:span text:style-name="T6">τῆς </text:span><text:soft-page-break/><text:span text:style-name="T6">ζωῆς</text:span><text:span text:style-name="T7">· καὶ ἐκρίθησαν οἱ νεκροὶ ἐκ τῶν γεγραμμένων ἐν τοῖς βιβλίοις </text:span><text:span text:style-name="T6">κατὰ τὰ ἔργα αὐτῶν</text:span><text:span text:style-name="T7">. </text:span><text:span text:style-name="T3">13</text:span><text:span text:style-name="T7"> καὶ ἔδωκεν ἡ θάλασσα τοὺς νεκροὺς τοὺς ἐν αὐτῇ, καὶ ὁ θάνατος καὶ ὁ Ἅιδης ἔδωκαν τοὺς νεκροὺς τοὺς ἐν αὐτοῖς, καὶ ἐκρίθησαν ἕκαστος </text:span><text:span text:style-name="T6">κατὰ τὰ ἔργα αὐτῶν</text:span><text:span text:style-name="T7">. </text:span><text:span text:style-name="T3">14</text:span><text:span text:style-name="T7"> καὶ ὁ θάνατος καὶ ὁ Ἅιδης ἐβλήθησαν εἰς τὴν λίμνην τοῦ πυρός. οὗτος ὁ θάνατος ὁ δεύτερός ἐστιν, ἡ λίμνη τοῦ πυρός. </text:span><text:span text:style-name="T3">15</text:span><text:span text:style-name="T7"> καὶ εἴ τις οὐχ </text:span><text:span text:style-name="T6">εὑρέθη ἐν τῇ βίβλῳ τῆς ζωῆς γεγραμμένος</text:span><text:span text:style-name="T7">, ἐβλήθη εἰς τὴν λίμνην τοῦ πυρός.</text:span></text:p>
      <text:p text:style-name="P3"/>
      <text:h text:style-name="P5" text:outline-level="2">21</text:h>
      <text:p text:style-name="P3"/>
      <text:p text:style-name="P1"><text:span text:style-name="T7"><text:tab/></text:span><text:span text:style-name="T3">1</text:span><text:span text:style-name="T7"> Καὶ εἶδον </text:span><text:span text:style-name="T6">οὐρανὸν καινὸν καὶ γῆν καινήν</text:span><text:span text:style-name="T7">· ὁ γὰρ πρῶτος οὐρανὸς καὶ ἡ πρώτη γῆ ἀπῆλθαν, καὶ ἡ θάλασσα οὐκ ἔστιν ἔτι. </text:span><text:span text:style-name="T3">2</text:span><text:span text:style-name="T7"> καὶ τὴν </text:span><text:span text:style-name="T6">πόλιν τὴν ἁγίαν Ἱερουσαλὴμ</text:span><text:span text:style-name="T7"> καινὴν εἶδον καταβαίνουσαν ἐκ τοῦ οὐρανοῦ ἀπὸ τοῦ Θεοῦ, ἡτοιμασμένην </text:span><text:span text:style-name="T6">ὡς νύμφην κεκοσμημένην</text:span><text:span text:style-name="T7"> τῷ ἀνδρὶ αὐτῆς. </text:span><text:span text:style-name="T3">3</text:span><text:span text:style-name="T7"> καὶ ἤκουσα φωνῆς μεγάλης ἐκ τοῦ θρόνου λεγούσης </text:span><text:span text:style-name="T6">Ἰδοὺ ἡ σκηνὴ</text:span><text:span text:style-name="T7"> τοῦ Θεοῦ μετὰ τῶν ἀνθρώπων, </text:span><text:span text:style-name="T6">καὶ σκηνώσει μετ’ αὐτῶν, καὶ αὐτοὶ λαοὶ αὐτοῦ ἔσονται, καὶ</text:span><text:span text:style-name="T7"> αὐτὸς ὁ Θεὸς </text:span><text:span text:style-name="T6">μετ’ αὐτῶν ἔσται,</text:span><text:span text:style-name="T7"> </text:span><text:span text:style-name="T3">4</text:span><text:span text:style-name="T7"> </text:span><text:span text:style-name="T6">καὶ ἐξαλείψει πᾶν δάκρυον ἐκ τῶν ὀφθαλμῶν</text:span><text:span text:style-name="T7"> αὐτῶν, καὶ ὁ θάνατος οὐκ ἔσται ἔτι, οὔτε </text:span><text:span text:style-name="T6">πένθος</text:span><text:span text:style-name="T7"> οὔτε </text:span><text:span text:style-name="T6">κραυγὴ</text:span><text:span text:style-name="T7"> οὔτε πόνος οὐκ ἔσται ἔτι· ὅτι </text:span><text:span text:style-name="T6">τὰ πρῶτα</text:span><text:span text:style-name="T7"> ἀπῆλθαν. </text:span><text:span text:style-name="T3">5</text:span><text:span text:style-name="T7"> καὶ εἶπεν ὁ </text:span><text:span text:style-name="T6">καθήμενος ἐπὶ τῷ θρόνῳ Ἰδοὺ καινὰ ποιῶ</text:span><text:span text:style-name="T7"> πάντα. καὶ λέγει Γράψον, ὅτι οὗτοι οἱ λόγοι πιστοὶ καὶ ἀληθινοί εἰσιν. </text:span><text:span text:style-name="T3">6</text:span><text:span text:style-name="T7"> καὶ εἶπέν μοι Γέγοναν. ἐγὼ τὸ Ἄλφα καὶ τὸ Ὦ, ἡ ἀρχὴ καὶ τὸ τέλος. ἐγὼ </text:span><text:span text:style-name="T6">τῷ διψῶντι</text:span><text:span text:style-name="T7"> δώσω ἐκ τῆς πηγῆς </text:span><text:span text:style-name="T6">τοῦ ὕδατος τῆς ζωῆς δωρεάν</text:span><text:span text:style-name="T7">. </text:span><text:span text:style-name="T3">7</text:span><text:span text:style-name="T7"> ὁ νικῶν κληρονομήσει ταῦτα, καὶ </text:span><text:span text:style-name="T6">ἔσομαι αὐτῷ Θεὸς καὶ αὐτὸς ἔσται μοι υἱός</text:span><text:span text:style-name="T7">. </text:span><text:span text:style-name="T3">8</text:span><text:span text:style-name="T7"> τοῖς δὲ δειλοῖς καὶ ἀπίστοις καὶ ἐβδελυγμένοις καὶ φονεῦσιν καὶ πόρνοις καὶ φαρμάκοις καὶ </text:span><text:soft-page-break/><text:span text:style-name="T7">εἰδωλολάτραις καὶ πᾶσιν τοῖς ψευδέσιν τὸ μέρος αὐτῶν ἐν τῇ λίμνῃ τῇ </text:span><text:span text:style-name="T6">καιομένῃ πυρὶ καὶ θείῳ</text:span><text:span text:style-name="T7">, ὅ ἐστιν ὁ θάνατος ὁ δεύτερος.</text:span></text:p>
      <text:p text:style-name="P1"><text:span text:style-name="T7"><text:tab/></text:span><text:span text:style-name="T3">9</text:span><text:span text:style-name="T7"> Καὶ ἦλθεν εἷς ἐκ τῶν ἑπτὰ ἀγγέλων τῶν ἐχόντων τὰς ἑπτὰ φιάλας, τῶν γεμόντων τῶν </text:span><text:span text:style-name="T6">ἑπτὰ πληγῶν</text:span><text:span text:style-name="T7"> τῶν ἐσχάτων, καὶ ἐλάλησεν μετ’ ἐμοῦ λέγων Δεῦρο, δείξω σοι τὴν νύμφην τὴν γυναῖκα τοῦ ἀρνίου. </text:span><text:span text:style-name="T3">10</text:span><text:span text:style-name="T7"> </text:span><text:span text:style-name="T6">καὶ ἀπήνεγκέν</text:span><text:span text:style-name="T7"> με ἐν Πνεύματι </text:span><text:span text:style-name="T6">ἐπὶ ὄρος</text:span><text:span text:style-name="T7"> μέγα καὶ </text:span><text:span text:style-name="T6">ὑψηλόν, καὶ</text:span><text:span text:style-name="T7"> ἔδειξέν μοι τὴν πόλιν </text:span><text:span text:style-name="T6">τὴν ἁγίαν Ἱερουσαλὴμ</text:span><text:span text:style-name="T7"> καταβαίνουσαν ἐκ τοῦ οὐρανοῦ ἀπὸ τοῦ Θεοῦ, </text:span><text:span text:style-name="T3">11</text:span><text:span text:style-name="T7"> ἔχουσαν </text:span><text:span text:style-name="T6">τὴν δόξαν τοῦ Θεοῦ</text:span><text:span text:style-name="T7">· ὁ φωστὴρ αὐτῆς ὅμοιος λίθῳ τιμιωτάτῳ, ὡς λίθῳ ἰάσπιδι κρυσταλλίζοντι· </text:span><text:span text:style-name="T3">12</text:span><text:span text:style-name="T7"> ἔχουσα τεῖχος μέγα καὶ ὑψηλόν, ἔχουσα </text:span><text:span text:style-name="T6">πυλῶνας</text:span><text:span text:style-name="T7"> δώδεκα, καὶ ἐπὶ τοῖς πυλῶσιν ἀγγέλους δώδεκα, καὶ </text:span><text:span text:style-name="T6">ὀνόματα</text:span><text:span text:style-name="T7"> ἐπιγεγραμμένα, ἅ ἐστιν </text:span><text:span text:style-name="T6">τῶν</text:span><text:span text:style-name="T7"> δώδεκα </text:span><text:span text:style-name="T6">φυλῶν υἱῶν Ἰσραήλ.</text:span><text:span text:style-name="T7"> </text:span><text:span text:style-name="T3">13</text:span><text:span text:style-name="T7"> </text:span><text:span text:style-name="T6">ἀπὸ ἀνατολῆς πυλῶνες τρεῖς, καὶ ἀπὸ βορρᾶ πυλῶνες τρεῖς, καὶ ἀπὸ νότου πυλῶνες τρεῖς, καὶ ἀπὸ δυσμῶν πυλῶνες τρεῖς</text:span><text:span text:style-name="T7">. </text:span><text:span text:style-name="T3">14</text:span><text:span text:style-name="T7"> καὶ τὸ τεῖχος τῆς πόλεως ἔχων θεμελίους δώδεκα, καὶ ἐπ’ αὐτῶν δώδεκα ὀνόματα τῶν δώδεκα ἀποστόλων τοῦ Ἀρνίου. </text:span><text:span text:style-name="T3">15</text:span><text:span text:style-name="T7"> Καὶ ὁ λαλῶν μετ’ ἐμοῦ εἶχεν </text:span><text:span text:style-name="T6">μέτρον κάλαμον</text:span><text:span text:style-name="T7"> χρυσοῦν, ἵνα μετρήσῃ τὴν πόλιν καὶ τοὺς πυλῶνας αὐτῆς καὶ τὸ τεῖχος αὐτῆς. </text:span><text:span text:style-name="T3">16</text:span><text:span text:style-name="T7"> καὶ ἡ πόλις </text:span><text:span text:style-name="T6">τετράγωνος</text:span><text:span text:style-name="T7"> κεῖται, καὶ τὸ μῆκος αὐτῆς ὅσον τὸ πλάτος. καὶ ἐμέτρησεν τὴν πόλιν τῷ καλάμῳ ἐπὶ σταδίων δώδεκα χιλιάδων· τὸ μῆκος καὶ τὸ πλάτος καὶ τὸ ὕψος αὐτῆς ἴσα ἐστίν. </text:span><text:span text:style-name="T3">17</text:span><text:span text:style-name="T7"> </text:span><text:span text:style-name="T6">καὶ ἐμέτρησεν τὸ τεῖχος</text:span><text:span text:style-name="T7"> αὐτῆς ἑκατὸν τεσσεράκοντα τεσσάρων πηχῶν, μέτρον ἀνθρώπου, ὅ ἐστιν ἀγγέλου. </text:span><text:span text:style-name="T3">18</text:span><text:span text:style-name="T7"> </text:span><text:span text:style-name="T6">καὶ</text:span><text:span text:style-name="T7"> ἡ ἐνδώμησις </text:span><text:span text:style-name="T6">τοῦ τείχους</text:span><text:span text:style-name="T7"> αὐτῆς </text:span><text:span text:style-name="T6">ἴασπις</text:span><text:span text:style-name="T7">, καὶ ἡ πόλις χρυσίον καθαρὸν ὅμοιον ὑάλῳ καθαρῷ. </text:span><text:span text:style-name="T3">19</text:span><text:span text:style-name="T7"> οἱ </text:span><text:span text:style-name="T6">θεμέλιοι</text:span><text:span text:style-name="T7"> τοῦ τείχους τῆς πόλεως παντὶ </text:span><text:span text:style-name="T6">λίθῳ τιμίῳ</text:span><text:span text:style-name="T7"> κεκοσμημένοι· ὁ θεμέλιος ὁ πρῶτος ἴασπις, ὁ δεύτερος σάπφειρος, ὁ τρίτος χαλκηδών, ὁ τέταρτος σμάραγδος, </text:span><text:span text:style-name="T3">20</text:span><text:span text:style-name="T7"> ὁ πέμπτος σαρδόνυξ, ὁ ἕκτος σάρδιον, ὁ ἕβδομος χρυσόλιθος, ὁ </text:span><text:soft-page-break/><text:span text:style-name="T7">ὄγδοος βήρυλλος, ὁ ἔνατος τοπάζιον, ὁ δέκατος χρυσόπρασος, ὁ ἑνδέκατος ὑάκινθος, ὁ δωδέκατος ἀμέθυστος. </text:span><text:span text:style-name="T3">21</text:span><text:span text:style-name="T7"> καὶ οἱ δώδεκα πυλῶνες δώδεκα μαργαρῖται· ἀνὰ εἷς ἕκαστος τῶν πυλώνων ἦν ἐξ ἑνὸς μαργαρίτου. καὶ ἡ πλατεῖα τῆς πόλεως χρυσίον καθαρὸν ὡς ὕαλος διαυγής. </text:span><text:span text:style-name="T3">22</text:span><text:span text:style-name="T7"> Καὶ ναὸν οὐκ εἶδον ἐν αὐτῇ· ὁ γὰρ </text:span><text:span text:style-name="T6">Κύριος ὁ Θεὸς ὁ Παντοκράτωρ</text:span><text:span text:style-name="T7"> ναὸς αὐτῆς ἐστιν, καὶ τὸ Ἀρνίον. </text:span><text:span text:style-name="T3">23</text:span><text:span text:style-name="T7"> καὶ ἡ πόλις οὐ χρείαν ἔχει </text:span><text:span text:style-name="T6">τοῦ ἡλίου οὐδὲ τῆς σελήνης</text:span><text:span text:style-name="T7">, ἵνα </text:span><text:span text:style-name="T6">φαίνωσιν</text:span><text:span text:style-name="T7"> αὐτῇ· ἡ γὰρ </text:span><text:span text:style-name="T6">δόξα τοῦ Θεοῦ ἐφώτισεν</text:span><text:span text:style-name="T7"> αὐτήν, καὶ ὁ λύχνος αὐτῆς τὸ Ἀρνίον. </text:span><text:span text:style-name="T3">24</text:span><text:span text:style-name="T7"> </text:span><text:span text:style-name="T6">καὶ περιπατήσουσιν τὰ ἔθνη διὰ τοῦ φωτὸς</text:span><text:span text:style-name="T7"> αὐτῆς, </text:span><text:span text:style-name="T6">καὶ οἱ βασιλεῖς τῆς γῆς φέρουσιν τὴν δόξαν</text:span><text:span text:style-name="T7"> αὐτῶν εἰς αὐτήν· </text:span><text:span text:style-name="T3">25</text:span><text:span text:style-name="T7"> καὶ οἱ πυλῶνες αὐτῆς οὐ μὴ κλεισθῶσιν ἡμέρας, νὺξ γὰρ οὐκ ἔσται ἐκεῖ· </text:span><text:span text:style-name="T3">26</text:span><text:span text:style-name="T7"> καὶ </text:span><text:span text:style-name="T6">οἴσουσιν τὴν δόξαν</text:span><text:span text:style-name="T7"> καὶ τὴν τιμὴν </text:span><text:span text:style-name="T6">τῶν ἐθνῶν</text:span><text:span text:style-name="T7"> εἰς αὐτήν. </text:span><text:span text:style-name="T3">27</text:span><text:span text:style-name="T7"> καὶ οὐ μὴ εἰσέλθῃ εἰς αὐτὴν πᾶν κοινὸν καὶ ὁ ποιῶν βδέλυγμα καὶ ψεῦδος, εἰ μὴ οἱ γεγραμμένοι ἐν τῷ βιβλίῳ τῆς ζωῆς τοῦ Ἀρνίου.</text:span></text:p>
      <text:p text:style-name="P3"/>
      <text:h text:style-name="P5" text:outline-level="2">22</text:h>
      <text:p text:style-name="P3"/>
      <text:p text:style-name="P1"><text:span text:style-name="T3">1</text:span><text:span text:style-name="T7"> καὶ ἔδειξέν μοι </text:span><text:span text:style-name="T6">ποταμὸν ὕδατος ζωῆς</text:span><text:span text:style-name="T7"> λαμπρὸν ὡς κρύσταλλον, </text:span><text:span text:style-name="T6">ἐκπορευόμενον</text:span><text:span text:style-name="T7"> ἐκ τοῦ θρόνου τοῦ Θεοῦ καὶ τοῦ Ἀρνίου. </text:span><text:span text:style-name="T3">2</text:span><text:span text:style-name="T7"> </text:span><text:span text:style-name="T6">ἐν μέσῳ</text:span><text:span text:style-name="T7"> τῆς πλατείας αὐτῆς καὶ </text:span><text:span text:style-name="T6">τοῦ ποταμοῦ ἐντεῦθεν καὶ ἐκεῖθεν ξύλον ζωῆς</text:span><text:span text:style-name="T7"> ποιοῦν καρποὺς δώδεκα, </text:span><text:span text:style-name="T6">κατὰ μῆνα</text:span><text:span text:style-name="T7"> ἕκαστον ἀποδιδοῦν </text:span><text:span text:style-name="T6">τὸν καρπὸν αὐτοῦ, καὶ τὰ φύλλα</text:span><text:span text:style-name="T7"> τοῦ ξύλου </text:span><text:span text:style-name="T6">εἰς θεραπείαν</text:span><text:span text:style-name="T7"> τῶν ἐθνῶν. </text:span><text:span text:style-name="T3">3</text:span><text:span text:style-name="T7"> </text:span><text:span text:style-name="T6">καὶ πᾶν κατάθεμα οὐκ ἔσται ἔτι</text:span><text:span text:style-name="T7">. καὶ ὁ θρόνος τοῦ Θεοῦ καὶ τοῦ Ἀρνίου ἐν αὐτῇ ἔσται, καὶ οἱ δοῦλοι αὐτοῦ λατρεύσουσιν αὐτῷ, </text:span><text:span text:style-name="T3">4</text:span><text:span text:style-name="T7"> καὶ </text:span><text:span text:style-name="T6">ὄψονται τὸ πρόσωπον αὐτοῦ</text:span><text:span text:style-name="T7">, καὶ τὸ ὄνομα αὐτοῦ ἐπὶ τῶν μετώπων αὐτῶν. </text:span><text:span text:style-name="T3">5</text:span><text:span text:style-name="T7"> καὶ νὺξ οὐκ ἔσται ἔτι, </text:span><text:span text:style-name="T6">καὶ οὐκ</text:span><text:span text:style-name="T7"> ἔχουσιν </text:span><text:soft-page-break/><text:span text:style-name="T7">χρείαν φωτὸς λύχνου καὶ </text:span><text:span text:style-name="T6">φωτὸς ἡλίου</text:span><text:span text:style-name="T7">, ὅτι </text:span><text:span text:style-name="T6">Κύριος ὁ Θεὸς φωτίσει</text:span><text:span text:style-name="T7"> ἐπ’ αὐτούς, </text:span><text:span text:style-name="T6">καὶ βασιλεύσουσιν εἰς τοὺς αἰῶνας τῶν αἰώνων</text:span><text:span text:style-name="T7">.</text:span></text:p>
      <text:p text:style-name="P1"><text:span text:style-name="T7"><text:tab/></text:span><text:span text:style-name="T3">6</text:span><text:span text:style-name="T7"> Καὶ εἶπέν μοι Οὗτοι οἱ λόγοι πιστοὶ καὶ ἀληθινοί, καὶ ὁ Κύριος ὁ Θεὸς τῶν πνευμάτων τῶν προφητῶν ἀπέστειλεν τὸν ἄγγελον αὐτοῦ δεῖξαι τοῖς δούλοις αὐτοῦ </text:span><text:span text:style-name="T6">ἃ δεῖ γενέσθαι</text:span><text:span text:style-name="T7"> ἐν τάχει. </text:span><text:span text:style-name="T3">7</text:span><text:span text:style-name="T7"> καὶ </text:span><text:span text:style-name="T6">Ἰδοὺ ἔρχομαι</text:span><text:span text:style-name="T7"> ταχύ. μακάριος ὁ τηρῶν τοὺς λόγους τῆς προφητείας τοῦ βιβλίου τούτου. </text:span><text:span text:style-name="T3">8</text:span><text:span text:style-name="T7"> Κἀγὼ Ἰωάνης ὁ ἀκούων καὶ βλέπων ταῦτα. καὶ ὅτε ἤκουσα καὶ ἔβλεψα, ἔπεσα προσκυνῆσαι ἔμπροσθεν τῶν ποδῶν τοῦ ἀγγέλου τοῦ δεικνύοντός μοι ταῦτα. </text:span><text:span text:style-name="T3">9</text:span><text:span text:style-name="T7"> καὶ λέγει μοι Ὅρα μή· σύνδουλός σού εἰμι καὶ τῶν ἀδελφῶν σου τῶν προφητῶν καὶ τῶν τηρούντων τοὺς λόγους τοῦ βιβλίου τούτου· τῷ Θεῷ προσκύνησον. </text:span><text:span text:style-name="T3">10</text:span><text:span text:style-name="T7"> Καὶ λέγει μοι Μὴ </text:span><text:span text:style-name="T6">σφραγίσῃς</text:span><text:span text:style-name="T7"> τοὺς λόγους τῆς προφητείας </text:span><text:span text:style-name="T6">τοῦ βιβλίου</text:span><text:span text:style-name="T7"> τούτου· ὁ </text:span><text:span text:style-name="T6">καιρὸς</text:span><text:span text:style-name="T7"> γὰρ ἐγγύς ἐστιν. </text:span><text:span text:style-name="T3">11</text:span><text:span text:style-name="T7"> ὁ ἀδικῶν ἀδικησάτω ἔτι, καὶ ὁ ῥυπαρὸς ῥυπανθήτω ἔτι, καὶ ὁ δίκαιος δικαιοσύνην ποιησάτω ἔτι, καὶ ὁ ἅγιος ἁγιασθήτω ἔτι. </text:span><text:span text:style-name="T3">12</text:span><text:span text:style-name="T7"> </text:span><text:span text:style-name="T6">Ἰδοὺ ἔρχομαι</text:span><text:span text:style-name="T7"> ταχύ, </text:span><text:span text:style-name="T6">καὶ ὁ μισθός</text:span><text:span text:style-name="T7"> μου </text:span><text:span text:style-name="T6">μετ’</text:span><text:span text:style-name="T7"> ἐμοῦ, </text:span><text:span text:style-name="T6">ἀποδοῦναι ἑκάστῳ ὡς τὸ ἔργον</text:span><text:span text:style-name="T7"> ἐστὶν </text:span><text:span text:style-name="T6">αὐτοῦ</text:span><text:span text:style-name="T7">. </text:span><text:span text:style-name="T3">13</text:span><text:span text:style-name="T7"> </text:span><text:span text:style-name="T6">ἐγὼ</text:span><text:span text:style-name="T7"> τὸ Ἄλφα καὶ τὸ Ὦ, </text:span><text:span text:style-name="T6">ὁ πρῶτος καὶ ὁ ἔσχατος</text:span><text:span text:style-name="T7">, ἡ ἀρχὴ καὶ τὸ τέλος. </text:span><text:span text:style-name="T3">14</text:span><text:span text:style-name="T7"> μακάριοι οἱ </text:span><text:span text:style-name="T6">πλύνοντες τὰς στολὰς</text:span><text:span text:style-name="T7"> αὐτῶν, ἵνα ἔσται ἡ ἐξουσία αὐτῶν ἐπὶ </text:span><text:span text:style-name="T6">τὸ ξύλον τῆς ζωῆς</text:span><text:span text:style-name="T7"> καὶ τοῖς πυλῶσιν εἰσέλθωσιν εἰς τὴν πόλιν. </text:span><text:span text:style-name="T3">15</text:span><text:span text:style-name="T7"> ἔξω οἱ κύνες καὶ οἱ φάρμακοι καὶ οἱ πόρνοι καὶ οἱ φονεῖς καὶ οἱ εἰδωλολάτραι καὶ πᾶς φιλῶν καὶ ποιῶν ψεῦδος.</text:span></text:p>
      <text:p text:style-name="P1"><text:span text:style-name="T7"><text:tab/></text:span><text:span text:style-name="T3">16</text:span><text:span text:style-name="T7"> Ἐγὼ Ἰησοῦς ἔπεμψα τὸν ἄγγελόν μου μαρτυρῆσαι ὑμῖν ταῦτα ἐπὶ ταῖς ἐκκλησίαις. ἐγώ εἰμι </text:span><text:span text:style-name="T6">ἡ ῥίζα</text:span><text:span text:style-name="T7"> καὶ τὸ γένος Δαυείδ, ὁ ἀστὴρ ὁ λαμπρός, ὁ πρωϊνός.</text:span></text:p>
      <text:p text:style-name="P1"><text:span text:style-name="T7"><text:tab/></text:span><text:span text:style-name="T3">17</text:span><text:span text:style-name="T7"> Καὶ τὸ Πνεῦμα καὶ ἡ νύμφη λέγουσιν Ἔρχου. καὶ ὁ ἀκούων εἰπάτω Ἔρχου. καὶ ὁ διψῶν ἐρχέσθω, ὁ θέλων λαβέτω ὕδωρ ζωῆς δωρεάν.</text:span></text:p>
      <text:p text:style-name="P1"><text:span text:style-name="T7"><text:tab/></text:span><text:span text:style-name="T3">18</text:span><text:span text:style-name="T7"> Μαρτυρῶ ἐγὼ παντὶ τῷ ἀκούοντι </text:span><text:span text:style-name="T6">τοὺς λόγους</text:span><text:span text:style-name="T7"> τῆς </text:span><text:soft-page-break/><text:span text:style-name="T7">προφητείας τοῦ βιβλίου τούτου· ἐάν τις </text:span><text:span text:style-name="T6">ἐπιθῇ ἐπ’ αὐτά</text:span><text:span text:style-name="T7">, ἐπιθήσει ὁ Θεὸς </text:span><text:span text:style-name="T6">ἐπ’ αὐτὸν</text:span><text:span text:style-name="T7"> τὰς πληγὰς </text:span><text:span text:style-name="T6">τὰς γεγραμμένας ἐν τῷ βιβλίῳ τούτῳ·</text:span><text:span text:style-name="T7"> </text:span><text:span text:style-name="T3">19</text:span><text:span text:style-name="T7"> </text:span><text:span text:style-name="T6">καὶ</text:span><text:span text:style-name="T7"> ἐάν τις </text:span><text:span text:style-name="T6">ἀφέλῃ ἀπὸ</text:span><text:span text:style-name="T7"> τῶν λόγων τοῦ βιβλίου τῆς προφητείας ταύτης, ἀφελεῖ ὁ Θεὸς τὸ μέρος αὐτοῦ ἀπὸ </text:span><text:span text:style-name="T6">τοῦ ξύλου τῆς ζωῆς</text:span><text:span text:style-name="T7"> καὶ ἐκ τῆς πόλεως τῆς ἁγίας, τῶν γεγραμμένων ἐν τῷ βιβλίῳ τούτῳ.</text:span></text:p>
      <text:p text:style-name="P1"><text:span text:style-name="T7"><text:tab/></text:span><text:span text:style-name="T3">20</text:span><text:span text:style-name="T7"> Λέγει ὁ μαρτυρῶν ταῦτα Ναί, ἔρχομαι ταχύ. Ἀμήν, ἔρχου Κύριε Ἰησοῦ.</text:span></text:p>
      <text:p text:style-name="P3"/>
      <text:p text:style-name="P1"><text:span text:style-name="T7"><text:tab/></text:span><text:span text:style-name="T3">21</text:span><text:span text:style-name="T7"> Ἡ χάρις τοῦ Κυρίου Ἰησοῦ μετὰ πάντων.</text:span></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Gentium Plus Compact" svg:font-family="'Gentium Plus Compact'" style:font-adornments="Regular"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text-properties style:font-name="Gentium Plus Compact" fo:font-family="'Gentium Plus Compact'" style:font-style-name="Regular"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Title" style:family="paragraph" style:parent-style-name="Standard" style:next-style-name="Text_20_body" style:class="chapter">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Title"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3T12:49:03.59</meta:creation-date>
    <dc:date>2019-09-08T10:15:52.301000000</dc:date>
    <meta:editing-duration>PT21H38M52S</meta:editing-duration>
    <meta:editing-cycles>226</meta:editing-cycles>
    <meta:generator>LibreOffice/5.4.7.2$Windows_X86_64 LibreOffice_project/c838ef25c16710f8838b1faec480ebba495259d0</meta:generator>
    <meta:document-statistic meta:table-count="0" meta:image-count="0" meta:object-count="0" meta:page-count="39" meta:paragraph-count="112" meta:word-count="10261" meta:character-count="58128" meta:non-whitespace-character-count="47852"/>
  </office:meta>
</office:document-meta>
</file>